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Object 34/meta.xml" manifest:media-type="text/xml"/>
  <manifest:file-entry manifest:full-path="Object 34/content.xml" manifest:media-type="text/xml"/>
  <manifest:file-entry manifest:full-path="Object 34/styles.xml" manifest:media-type="text/xml"/>
  <manifest:file-entry manifest:full-path="Object 34/"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3862in"/>
    </style:style>
    <style:style style:name="co2" style:family="table-column">
      <style:table-column-properties fo:break-before="auto" style:column-width="0.9362in"/>
    </style:style>
    <style:style style:name="co3" style:family="table-column">
      <style:table-column-properties fo:break-before="auto" style:column-width="2.0083in"/>
    </style:style>
    <style:style style:name="co4" style:family="table-column">
      <style:table-column-properties fo:break-before="auto" style:column-width="3.3909in"/>
    </style:style>
    <style:style style:name="co5" style:family="table-column">
      <style:table-column-properties fo:break-before="auto" style:column-width="0.1957in"/>
    </style:style>
    <style:style style:name="co6" style:family="table-column">
      <style:table-column-properties fo:break-before="auto" style:column-width="2.7909in"/>
    </style:style>
    <style:style style:name="co7" style:family="table-column">
      <style:table-column-properties fo:break-before="auto" style:column-width="0.4319in"/>
    </style:style>
    <style:style style:name="co8" style:family="table-column">
      <style:table-column-properties fo:break-before="auto" style:column-width="0.8929in"/>
    </style:style>
    <style:style style:name="co9" style:family="table-column">
      <style:table-column-properties fo:break-before="auto" style:column-width="1.7508in"/>
    </style:style>
    <style:style style:name="co10" style:family="table-column">
      <style:table-column-properties fo:break-before="auto" style:column-width="1.7937in"/>
    </style:style>
    <style:style style:name="co11" style:family="table-column">
      <style:table-column-properties fo:break-before="auto" style:column-width="0.55in"/>
    </style:style>
    <style:style style:name="co12" style:family="table-column">
      <style:table-column-properties fo:break-before="auto" style:column-width="0.8071in"/>
    </style:style>
    <style:style style:name="co13" style:family="table-column">
      <style:table-column-properties fo:break-before="auto" style:column-width="1.1181in"/>
    </style:style>
    <style:style style:name="co14" style:family="table-column">
      <style:table-column-properties fo:break-before="auto" style:column-width="0.8925in"/>
    </style:style>
    <style:style style:name="co15" style:family="table-column">
      <style:table-column-properties fo:break-before="auto" style:column-width="0.4in"/>
    </style:style>
    <style:style style:name="co16" style:family="table-column">
      <style:table-column-properties fo:break-before="auto" style:column-width="2.6409in"/>
    </style:style>
    <style:style style:name="co17" style:family="table-column">
      <style:table-column-properties fo:break-before="auto" style:column-width="2.6835in"/>
    </style:style>
    <style:style style:name="co18" style:family="table-column">
      <style:table-column-properties fo:break-before="auto" style:column-width="0.7646in"/>
    </style:style>
    <style:style style:name="co19" style:family="table-column">
      <style:table-column-properties fo:break-before="auto" style:column-width="1.2043in"/>
    </style:style>
    <style:style style:name="co20" style:family="table-column">
      <style:table-column-properties fo:break-before="auto" style:column-width="2.0618in"/>
    </style:style>
    <style:style style:name="co21" style:family="table-column">
      <style:table-column-properties fo:break-before="auto" style:column-width="2.9516in"/>
    </style:style>
    <style:style style:name="co22" style:family="table-column">
      <style:table-column-properties fo:break-before="auto" style:column-width="2.1047in"/>
    </style:style>
    <style:style style:name="co23" style:family="table-column">
      <style:table-column-properties fo:break-before="auto" style:column-width="2.9945in"/>
    </style:style>
    <style:style style:name="co2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data-style-name="N1"/>
    <style:style style:name="ce4" style:family="table-cell" style:parent-style-name="Default" style:data-style-name="N4"/>
    <style:style style:name="ce5"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
      <table:table table:name="resultados - jboss" table:style-name="ta1">
        <table:table-column table:style-name="co15" table:default-cell-style-name="ce1"/>
        <table:table-column table:style-name="co7" table:default-cell-style-name="Default"/>
        <table:table-column table:style-name="co8" table:default-cell-style-name="ce4"/>
        <table:table-column table:style-name="co9" table:default-cell-style-name="ce4"/>
        <table:table-column table:style-name="co16" table:number-columns-repeated="2" table:default-cell-style-name="ce4"/>
        <table:table-column table:style-name="co17" table:default-cell-style-name="ce4"/>
        <table:table-column table:style-name="co9" table:default-cell-style-name="Default"/>
        <table:table-column table:style-name="co16" table:default-cell-style-name="ce4"/>
        <table:table-column table:style-name="co9" table:default-cell-style-name="ce4"/>
        <table:table-column table:style-name="co10" table:default-cell-style-name="ce4"/>
        <table:table-column table:style-name="co16" table:default-cell-style-name="ce4"/>
        <table:table-column table:style-name="co17" table:default-cell-style-name="ce4"/>
        <table:table-column table:style-name="co18" table:default-cell-style-name="ce3"/>
        <table:table-column table:style-name="co19" table:default-cell-style-name="ce4"/>
        <table:table-column table:style-name="co20" table:default-cell-style-name="ce4"/>
        <table:table-column table:style-name="co21" table:default-cell-style-name="ce4"/>
        <table:table-column table:style-name="co16" table:default-cell-style-name="ce4"/>
        <table:table-column table:style-name="co17" table:default-cell-style-name="ce4"/>
        <table:table-column table:style-name="co18" table:default-cell-style-name="Default"/>
        <table:table-column table:style-name="co19" table:default-cell-style-name="Default"/>
        <table:table-column table:style-name="co20" table:default-cell-style-name="Default"/>
        <table:table-column table:style-name="co22" table:default-cell-style-name="Default"/>
        <table:table-column table:style-name="co21" table:default-cell-style-name="Default"/>
        <table:table-column table:style-name="co23" table:default-cell-style-name="Default"/>
        <table:table-column table:style-name="co24" table:number-columns-repeated="24" table:default-cell-style-name="Default"/>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office:value-type="string">
            <text:p>STT</text:p>
          </table:table-cell>
          <table:table-cell table:style-name="ce3" office:value-type="float" office:value="100">
            <text:p>100</text:p>
          </table:table-cell>
          <table:table-cell office:value-type="float" office:value="13.7749479613077">
            <text:p>13.77</text:p>
          </table:table-cell>
          <table:table-cell office:value-type="float" office:value="15">
            <text:p>15.00</text:p>
          </table:table-cell>
          <table:table-cell office:value-type="float" office:value="16.8125">
            <text:p>16.81</text:p>
          </table:table-cell>
          <table:table-cell office:value-type="float" office:value="7.9147201724485">
            <text:p>7.91</text:p>
          </table:table-cell>
          <table:table-cell office:value-type="float" office:value="8.68064921728192">
            <text:p>8.68</text:p>
          </table:table-cell>
          <table:table-cell table:style-name="ce3" office:value-type="float" office:value="100">
            <text:p>100</text:p>
          </table:table-cell>
          <table:table-cell office:value-type="float" office:value="13.5487687932714">
            <text:p>13.55</text:p>
          </table:table-cell>
          <table:table-cell office:value-type="float" office:value="16">
            <text:p>16.00</text:p>
          </table:table-cell>
          <table:table-cell office:value-type="float" office:value="17.75">
            <text:p>17.75</text:p>
          </table:table-cell>
          <table:table-cell office:value-type="float" office:value="7.97464013006742">
            <text:p>7.97</text:p>
          </table:table-cell>
          <table:table-cell office:value-type="float" office:value="7.79501265320684">
            <text:p>7.80</text:p>
          </table:table-cell>
          <table:table-cell office:value-type="float" office:value="100">
            <text:p>100</text:p>
          </table:table-cell>
          <table:table-cell office:value-type="float" office:value="13.9785196747664">
            <text:p>13.98</text:p>
          </table:table-cell>
          <table:table-cell office:value-type="float" office:value="15">
            <text:p>15.00</text:p>
          </table:table-cell>
          <table:table-cell office:value-type="float" office:value="17.375">
            <text:p>17.38</text:p>
          </table:table-cell>
          <table:table-cell office:value-type="float" office:value="7.31758784277543">
            <text:p>7.32</text:p>
          </table:table-cell>
          <table:table-cell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cell table:number-columns-repeated="21"/>
        </table:table-row>
        <table:table-row table:style-name="ro1">
          <table:table-cell office:value-type="string">
            <text:p>STT</text:p>
          </table:table-cell>
          <table:table-cell table:style-name="ce3" office:value-type="float" office:value="200">
            <text:p>200</text:p>
          </table:table-cell>
          <table:table-cell office:value-type="float" office:value="26.8721690916311">
            <text:p>26.87</text:p>
          </table:table-cell>
          <table:table-cell office:value-type="float" office:value="21">
            <text:p>21.00</text:p>
          </table:table-cell>
          <table:table-cell office:value-type="float" office:value="19.625">
            <text:p>19.63</text:p>
          </table:table-cell>
          <table:table-cell office:value-type="float" office:value="64.2975616374798">
            <text:p>64.30</text:p>
          </table:table-cell>
          <table:table-cell office:value-type="float" office:value="22.8656113394038">
            <text:p>22.87</text:p>
          </table:table-cell>
          <table:table-cell table:style-name="ce3" office:value-type="float" office:value="200">
            <text:p>200</text:p>
          </table:table-cell>
          <table:table-cell office:value-type="float" office:value="27.4289057999945">
            <text:p>27.43</text:p>
          </table:table-cell>
          <table:table-cell office:value-type="float" office:value="20">
            <text:p>20.00</text:p>
          </table:table-cell>
          <table:table-cell office:value-type="float" office:value="16.5625">
            <text:p>16.56</text:p>
          </table:table-cell>
          <table:table-cell office:value-type="float" office:value="10.1562366232251">
            <text:p>10.16</text:p>
          </table:table-cell>
          <table:table-cell office:value-type="float" office:value="9.29979317015132">
            <text:p>9.30</text:p>
          </table:table-cell>
          <table:table-cell office:value-type="float" office:value="200">
            <text:p>200</text:p>
          </table:table-cell>
          <table:table-cell office:value-type="float" office:value="27.3783412984026">
            <text:p>27.38</text:p>
          </table:table-cell>
          <table:table-cell office:value-type="float" office:value="20">
            <text:p>20.00</text:p>
          </table:table-cell>
          <table:table-cell office:value-type="float" office:value="17.3125">
            <text:p>17.31</text:p>
          </table:table-cell>
          <table:table-cell office:value-type="float" office:value="10.8591106710599">
            <text:p>10.86</text:p>
          </table:table-cell>
          <table:table-cell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cell table:number-columns-repeated="21"/>
        </table:table-row>
        <table:table-row table:style-name="ro1">
          <table:table-cell office:value-type="string">
            <text:p>STT</text:p>
          </table:table-cell>
          <table:table-cell table:style-name="ce3" office:value-type="float" office:value="300">
            <text:p>300</text:p>
          </table:table-cell>
          <table:table-cell office:value-type="float" office:value="40.7614233889047">
            <text:p>40.76</text:p>
          </table:table-cell>
          <table:table-cell office:value-type="float" office:value="20">
            <text:p>20.00</text:p>
          </table:table-cell>
          <table:table-cell office:value-type="float" office:value="22.9375">
            <text:p>22.94</text:p>
          </table:table-cell>
          <table:table-cell office:value-type="float" office:value="16.0553508839515">
            <text:p>16.06</text:p>
          </table:table-cell>
          <table:table-cell office:value-type="float" office:value="14.4070687304808">
            <text:p>14.41</text:p>
          </table:table-cell>
          <table:table-cell table:style-name="ce3" office:value-type="float" office:value="300">
            <text:p>300</text:p>
          </table:table-cell>
          <table:table-cell office:value-type="float" office:value="39.3189377479277">
            <text:p>39.32</text:p>
          </table:table-cell>
          <table:table-cell office:value-type="float" office:value="21">
            <text:p>21.00</text:p>
          </table:table-cell>
          <table:table-cell office:value-type="float" office:value="24.125">
            <text:p>24.13</text:p>
          </table:table-cell>
          <table:table-cell office:value-type="float" office:value="17.1265677303487">
            <text:p>17.13</text:p>
          </table:table-cell>
          <table:table-cell office:value-type="float" office:value="14.4609836303442">
            <text:p>14.46</text:p>
          </table:table-cell>
          <table:table-cell office:value-type="float" office:value="300">
            <text:p>300</text:p>
          </table:table-cell>
          <table:table-cell office:value-type="float" office:value="39.5984424612632">
            <text:p>39.60</text:p>
          </table:table-cell>
          <table:table-cell office:value-type="float" office:value="20">
            <text:p>20.00</text:p>
          </table:table-cell>
          <table:table-cell office:value-type="float" office:value="24.1875">
            <text:p>24.19</text:p>
          </table:table-cell>
          <table:table-cell office:value-type="float" office:value="15.736646968879">
            <text:p>15.74</text:p>
          </table:table-cell>
          <table:table-cell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cell table:number-columns-repeated="21"/>
        </table:table-row>
        <table:table-row table:style-name="ro1">
          <table:table-cell office:value-type="string">
            <text:p>STT</text:p>
          </table:table-cell>
          <table:table-cell table:style-name="ce3" office:value-type="float" office:value="400">
            <text:p>400</text:p>
          </table:table-cell>
          <table:table-cell office:value-type="float" office:value="53.9960852838169">
            <text:p>54.00</text:p>
          </table:table-cell>
          <table:table-cell office:value-type="float" office:value="27">
            <text:p>27.00</text:p>
          </table:table-cell>
          <table:table-cell office:value-type="float" office:value="29.375">
            <text:p>29.38</text:p>
          </table:table-cell>
          <table:table-cell office:value-type="float" office:value="27.1365098540684">
            <text:p>27.14</text:p>
          </table:table-cell>
          <table:table-cell office:value-type="float" office:value="22.4346730643744">
            <text:p>22.43</text:p>
          </table:table-cell>
          <table:table-cell table:style-name="ce3" office:value-type="float" office:value="400">
            <text:p>400</text:p>
          </table:table-cell>
          <table:table-cell office:value-type="float" office:value="52.2193968949766">
            <text:p>52.22</text:p>
          </table:table-cell>
          <table:table-cell office:value-type="float" office:value="28">
            <text:p>28.00</text:p>
          </table:table-cell>
          <table:table-cell office:value-type="float" office:value="31.125">
            <text:p>31.13</text:p>
          </table:table-cell>
          <table:table-cell office:value-type="float" office:value="28.0789403776138">
            <text:p>28.08</text:p>
          </table:table-cell>
          <table:table-cell office:value-type="float" office:value="23.2196365067127">
            <text:p>23.22</text:p>
          </table:table-cell>
          <table:table-cell office:value-type="float" office:value="300">
            <text:p>300</text:p>
          </table:table-cell>
          <table:table-cell office:value-type="float" office:value="39.0947395855958">
            <text:p>39.09</text:p>
          </table:table-cell>
          <table:table-cell office:value-type="float" office:value="28">
            <text:p>28.00</text:p>
          </table:table-cell>
          <table:table-cell office:value-type="float" office:value="30.5625">
            <text:p>30.56</text:p>
          </table:table-cell>
          <table:table-cell office:value-type="float" office:value="27.0367242047853">
            <text:p>27.04</text:p>
          </table:table-cell>
          <table:table-cell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cell table:number-columns-repeated="21"/>
        </table:table-row>
        <table:table-row table:style-name="ro1">
          <table:table-cell office:value-type="string">
            <text:p>STT</text:p>
          </table:table-cell>
          <table:table-cell office:value-type="float" office:value="450">
            <text:p>450</text:p>
          </table:table-cell>
          <table:table-cell office:value-type="float" office:value="57.6530510564032">
            <text:p>57.65</text:p>
          </table:table-cell>
          <table:table-cell office:value-type="float" office:value="42">
            <text:p>42.00</text:p>
          </table:table-cell>
          <table:table-cell office:value-type="float" office:value="44.875">
            <text:p>44.88</text:p>
          </table:table-cell>
          <table:table-cell office:value-type="float" office:value="52.6564035607602">
            <text:p>52.66</text:p>
          </table:table-cell>
          <table:table-cell office:value-type="float" office:value="52.9924572916871">
            <text:p>52.99</text:p>
          </table:table-cell>
          <table:table-cell office:value-type="float" office:value="450">
            <text:p>450</text:p>
          </table:table-cell>
          <table:table-cell office:value-type="float" office:value="58.5770548613893">
            <text:p>58.58</text:p>
          </table:table-cell>
          <table:table-cell office:value-type="float" office:value="44">
            <text:p>44.00</text:p>
          </table:table-cell>
          <table:table-cell office:value-type="float" office:value="47.75">
            <text:p>47.75</text:p>
          </table:table-cell>
          <table:table-cell office:value-type="float" office:value="55.8034647691961">
            <text:p>55.80</text:p>
          </table:table-cell>
          <table:table-cell office:value-type="float" office:value="54.1221264463104">
            <text:p>54.12</text:p>
          </table:table-cell>
          <table:table-cell table:style-name="Default" office:value-type="float" office:value="300">
            <text:p>300</text:p>
          </table:table-cell>
          <table:table-cell office:value-type="float" office:value="39.5537168774245">
            <text:p>39.55</text:p>
          </table:table-cell>
          <table:table-cell office:value-type="float" office:value="44">
            <text:p>44.00</text:p>
          </table:table-cell>
          <table:table-cell office:value-type="float" office:value="46.4375">
            <text:p>46.44</text:p>
          </table:table-cell>
          <table:table-cell office:value-type="float" office:value="51.9696662244717">
            <text:p>51.97</text:p>
          </table:table-cell>
          <table:table-cell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cell table:number-columns-repeated="21"/>
        </table:table-row>
        <table:table-row table:style-name="ro1">
          <table:table-cell office:value-type="string">
            <text:p>STT</text:p>
          </table:table-cell>
          <table:table-cell table:style-name="ce3" office:value-type="float" office:value="500">
            <text:p>500</text:p>
          </table:table-cell>
          <table:table-cell office:value-type="float" office:value="66.7063940302224">
            <text:p>66.71</text:p>
          </table:table-cell>
          <table:table-cell office:value-type="float" office:value="65">
            <text:p>65.00</text:p>
          </table:table-cell>
          <table:table-cell office:value-type="float" office:value="64.375">
            <text:p>64.38</text:p>
          </table:table-cell>
          <table:table-cell office:value-type="float" office:value="93.3270117504322">
            <text:p>93.33</text:p>
          </table:table-cell>
          <table:table-cell office:value-type="float" office:value="78.4979431251344">
            <text:p>78.50</text:p>
          </table:table-cell>
          <table:table-cell table:style-name="ce3" office:value-type="float" office:value="500">
            <text:p>500</text:p>
          </table:table-cell>
          <table:table-cell office:value-type="float" office:value="64.3005952806221">
            <text:p>64.30</text:p>
          </table:table-cell>
          <table:table-cell office:value-type="float" office:value="68">
            <text:p>68.00</text:p>
          </table:table-cell>
          <table:table-cell office:value-type="float" office:value="66.625">
            <text:p>66.63</text:p>
          </table:table-cell>
          <table:table-cell office:value-type="float" office:value="95.4514245877804">
            <text:p>95.45</text:p>
          </table:table-cell>
          <table:table-cell office:value-type="float" office:value="78.8822076882524">
            <text:p>78.88</text:p>
          </table:table-cell>
          <table:table-cell table:style-name="Default" office:value-type="float" office:value="300">
            <text:p>300</text:p>
          </table:table-cell>
          <table:table-cell office:value-type="float" office:value="39.6082596424108">
            <text:p>39.61</text:p>
          </table:table-cell>
          <table:table-cell office:value-type="float" office:value="64">
            <text:p>64.00</text:p>
          </table:table-cell>
          <table:table-cell office:value-type="float" office:value="62.5">
            <text:p>62.50</text:p>
          </table:table-cell>
          <table:table-cell office:value-type="float" office:value="98.8874992053746">
            <text:p>98.89</text:p>
          </table:table-cell>
          <table:table-cell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cell table:number-columns-repeated="21"/>
        </table:table-row>
        <table:table-row table:style-name="ro1">
          <table:table-cell office:value-type="string">
            <text:p>STT</text:p>
          </table:table-cell>
          <table:table-cell table:style-name="ce3" office:value-type="float" office:value="500">
            <text:p>500</text:p>
          </table:table-cell>
          <table:table-cell office:value-type="float" office:value="66.7538917518891">
            <text:p>66.75</text:p>
          </table:table-cell>
          <table:table-cell office:value-type="float" office:value="159">
            <text:p>159.00</text:p>
          </table:table-cell>
          <table:table-cell office:value-type="float" office:value="133.25">
            <text:p>133.25</text:p>
          </table:table-cell>
          <table:table-cell office:value-type="float" office:value="296.789826730181">
            <text:p>296.79</text:p>
          </table:table-cell>
          <table:table-cell office:value-type="float" office:value="219.493973265185">
            <text:p>219.49</text:p>
          </table:table-cell>
          <table:table-cell table:style-name="ce3" office:value-type="float" office:value="500">
            <text:p>500</text:p>
          </table:table-cell>
          <table:table-cell office:value-type="float" office:value="63.8441861355966">
            <text:p>63.84</text:p>
          </table:table-cell>
          <table:table-cell office:value-type="float" office:value="169">
            <text:p>169.00</text:p>
          </table:table-cell>
          <table:table-cell office:value-type="float" office:value="142.625">
            <text:p>142.63</text:p>
          </table:table-cell>
          <table:table-cell office:value-type="float" office:value="323.841371924778">
            <text:p>323.84</text:p>
          </table:table-cell>
          <table:table-cell office:value-type="float" office:value="237.123841377649">
            <text:p>237.12</text:p>
          </table:table-cell>
          <table:table-cell office:value-type="float" office:value="400">
            <text:p>400</text:p>
          </table:table-cell>
          <table:table-cell office:value-type="float" office:value="51.6984372711267">
            <text:p>51.70</text:p>
          </table:table-cell>
          <table:table-cell office:value-type="float" office:value="164">
            <text:p>164.00</text:p>
          </table:table-cell>
          <table:table-cell office:value-type="float" office:value="147.5625">
            <text:p>147.56</text:p>
          </table:table-cell>
          <table:table-cell office:value-type="float" office:value="310.122982912554">
            <text:p>310.12</text:p>
          </table:table-cell>
          <table:table-cell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cell table:number-columns-repeated="21"/>
        </table:table-row>
        <table:table-row table:style-name="ro1" table:number-rows-repeated="2">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style-name="ce3" table:number-columns-repeated="2"/>
          <table:table-cell table:number-columns-repeated="22"/>
        </table:table-row>
        <table:table-row table:style-name="ro1">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number-columns-repeated="24"/>
        </table:table-row>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1" office:value-type="string">
            <text:p>Rendimiento total cache</text:p>
          </table:table-cell>
          <table:table-cell table:style-name="ce1" office:value-type="string">
            <text:p>Media total datos clusterizados cache</text:p>
          </table:table-cell>
          <table:table-cell table:style-name="ce1"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office:value-type="string">
            <text:p>LT</text:p>
          </table:table-cell>
          <table:table-cell table:style-name="ce3" office:value-type="float" office:value="300">
            <text:p>300</text:p>
          </table:table-cell>
          <table:table-cell office:value-type="float" office:value="39.0207948319125">
            <text:p>39.02</text:p>
          </table:table-cell>
          <table:table-cell office:value-type="float" office:value="8">
            <text:p>8.00</text:p>
          </table:table-cell>
          <table:table-cell office:value-type="float" office:value="18.125">
            <text:p>18.13</text:p>
          </table:table-cell>
          <table:table-cell office:value-type="float" office:value="4.74047386798573">
            <text:p>4.74</text:p>
          </table:table-cell>
          <table:table-cell office:value-type="float" office:value="6.10437062830889">
            <text:p>6.10</text:p>
          </table:table-cell>
          <table:table-cell table:style-name="ce3" office:value-type="float" office:value="300">
            <text:p>300</text:p>
          </table:table-cell>
          <table:table-cell office:value-type="float" office:value="38.4729104400517">
            <text:p>38.47</text:p>
          </table:table-cell>
          <table:table-cell office:value-type="float" office:value="8">
            <text:p>8.00</text:p>
          </table:table-cell>
          <table:table-cell office:value-type="float" office:value="19">
            <text:p>19.00</text:p>
          </table:table-cell>
          <table:table-cell office:value-type="float" office:value="4.65437585026774">
            <text:p>4.65</text:p>
          </table:table-cell>
          <table:table-cell office:value-type="float" office:value="6.49964899079944">
            <text:p>6.50</text:p>
          </table:table-cell>
          <table:table-cell office:value-type="float" office:value="300">
            <text:p>300</text:p>
          </table:table-cell>
          <table:table-cell office:value-type="float" office:value="37.3890661215248">
            <text:p>37.39</text:p>
          </table:table-cell>
          <table:table-cell office:value-type="float" office:value="8">
            <text:p>8.00</text:p>
          </table:table-cell>
          <table:table-cell office:value-type="float" office:value="18.375">
            <text:p>18.38</text:p>
          </table:table-cell>
          <table:table-cell office:value-type="float" office:value="4.89023829230801">
            <text:p>4.89</text:p>
          </table:table-cell>
          <table:table-cell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4" table:formula="of:=[.AG19]+[.AM19]+[.AS19]" office:value-type="float" office:value="112.494472087079">
            <text:p>112.49</text:p>
          </table:table-cell>
          <table:table-cell table:style-name="ce4" table:formula="of:=AVERAGE([.AH19];[.AN19];[.AT19])" office:value-type="float" office:value="21.3333333333333">
            <text:p>21.33</text:p>
          </table:table-cell>
          <table:table-cell table:style-name="ce4" table:formula="of:=AVERAGE([.AI19];[.AO19];[.AU19])" office:value-type="float" office:value="19.9166666666667">
            <text:p>19.92</text:p>
          </table:table-cell>
          <table:table-cell table:style-name="ce4" table:formula="of:=AVERAGE([.AJ19];[.AP19];[.AV19])" office:value-type="float" office:value="22.094112159443">
            <text:p>22.09</text:p>
          </table:table-cell>
          <table:table-cell table:style-name="ce4" table:formula="of:=AVERAGE([.AK19];[.AQ19];[.AW19])" office:value-type="float" office:value="14.8107058617758">
            <text:p>14.81</text:p>
          </table:table-cell>
          <table:table-cell table:style-name="ce1" office:value-type="string">
            <text:p>NST</text:p>
          </table:table-cell>
          <table:table-cell table:style-name="ce3" office:value-type="float" office:value="300">
            <text:p>300</text:p>
          </table:table-cell>
          <table:table-cell table:style-name="ce4" office:value-type="float" office:value="37.5754117638872">
            <text:p>37.58</text:p>
          </table:table-cell>
          <table:table-cell table:style-name="ce4" office:value-type="float" office:value="21">
            <text:p>21.00</text:p>
          </table:table-cell>
          <table:table-cell table:style-name="ce4" office:value-type="float" office:value="19">
            <text:p>19.00</text:p>
          </table:table-cell>
          <table:table-cell table:style-name="ce4" office:value-type="float" office:value="22.0737715148293">
            <text:p>22.07</text:p>
          </table:table-cell>
          <table:table-cell table:style-name="ce4" office:value-type="float" office:value="14.0588610669295">
            <text:p>14.06</text:p>
          </table:table-cell>
          <table:table-cell table:style-name="ce3" office:value-type="float" office:value="300">
            <text:p>300</text:p>
          </table:table-cell>
          <table:table-cell table:style-name="ce4" office:value-type="float" office:value="37.164743047096">
            <text:p>37.16</text:p>
          </table:table-cell>
          <table:table-cell table:style-name="ce4" office:value-type="float" office:value="22">
            <text:p>22.00</text:p>
          </table:table-cell>
          <table:table-cell table:style-name="ce4" office:value-type="float" office:value="21">
            <text:p>21.00</text:p>
          </table:table-cell>
          <table:table-cell table:style-name="ce4" office:value-type="float" office:value="22.478086061608">
            <text:p>22.48</text:p>
          </table:table-cell>
          <table:table-cell table:style-name="ce4" office:value-type="float" office:value="16.968055029227">
            <text:p>16.97</text:p>
          </table:table-cell>
          <table:table-cell table:style-name="ce3" office:value-type="float" office:value="300">
            <text:p>300</text:p>
          </table:table-cell>
          <table:table-cell table:style-name="ce4" office:value-type="float" office:value="37.7543172760959">
            <text:p>37.75</text:p>
          </table:table-cell>
          <table:table-cell table:style-name="ce4" office:value-type="float" office:value="21">
            <text:p>21.00</text:p>
          </table:table-cell>
          <table:table-cell table:style-name="ce4" office:value-type="float" office:value="19.75">
            <text:p>19.75</text:p>
          </table:table-cell>
          <table:table-cell table:style-name="ce4" office:value-type="float" office:value="21.7304789018916">
            <text:p>21.73</text:p>
          </table:table-cell>
          <table:table-cell table:style-name="ce4" office:value-type="float" office:value="13.4052014891708">
            <text:p>13.41</text:p>
          </table:table-cell>
        </table:table-row>
        <table:table-row table:style-name="ro1">
          <table:table-cell office:value-type="string">
            <text:p>LT</text:p>
          </table:table-cell>
          <table:table-cell table:style-name="ce3" office:value-type="float" office:value="850">
            <text:p>850</text:p>
          </table:table-cell>
          <table:table-cell office:value-type="float" office:value="110.310419287741">
            <text:p>110.31</text:p>
          </table:table-cell>
          <table:table-cell office:value-type="float" office:value="17">
            <text:p>17.00</text:p>
          </table:table-cell>
          <table:table-cell office:value-type="float" office:value="23">
            <text:p>23.00</text:p>
          </table:table-cell>
          <table:table-cell office:value-type="float" office:value="17.6944605919519">
            <text:p>17.69</text:p>
          </table:table-cell>
          <table:table-cell office:value-type="float" office:value="15.1679636242562">
            <text:p>15.17</text:p>
          </table:table-cell>
          <table:table-cell table:style-name="ce3" office:value-type="float" office:value="850">
            <text:p>850</text:p>
          </table:table-cell>
          <table:table-cell office:value-type="float" office:value="108.100469848447">
            <text:p>108.10</text:p>
          </table:table-cell>
          <table:table-cell office:value-type="float" office:value="17">
            <text:p>17.00</text:p>
          </table:table-cell>
          <table:table-cell office:value-type="float" office:value="23.75">
            <text:p>23.75</text:p>
          </table:table-cell>
          <table:table-cell office:value-type="float" office:value="17.7605408369977">
            <text:p>17.76</text:p>
          </table:table-cell>
          <table:table-cell office:value-type="float" office:value="15.1097827017444">
            <text:p>15.11</text:p>
          </table:table-cell>
          <table:table-cell office:value-type="float" office:value="300">
            <text:p>300</text:p>
          </table:table-cell>
          <table:table-cell office:value-type="float" office:value="38.4092865119389">
            <text:p>38.41</text:p>
          </table:table-cell>
          <table:table-cell office:value-type="float" office:value="17">
            <text:p>17.00</text:p>
          </table:table-cell>
          <table:table-cell office:value-type="float" office:value="23.625">
            <text:p>23.63</text:p>
          </table:table-cell>
          <table:table-cell office:value-type="float" office:value="17.3292384936798">
            <text:p>17.33</text:p>
          </table:table-cell>
          <table:table-cell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4" table:formula="of:=[.AG20]+[.AM20]+[.AS20]" office:value-type="float" office:value="250.851454591669">
            <text:p>250.85</text:p>
          </table:table-cell>
          <table:table-cell table:style-name="ce4" table:formula="of:=AVERAGE([.AH20];[.AN20];[.AT20])" office:value-type="float" office:value="145.333333333333">
            <text:p>145.33</text:p>
          </table:table-cell>
          <table:table-cell table:style-name="ce4" table:formula="of:=AVERAGE([.AI20];[.AO20];[.AU20])" office:value-type="float" office:value="73.25">
            <text:p>73.25</text:p>
          </table:table-cell>
          <table:table-cell table:style-name="ce4" table:formula="of:=AVERAGE([.AJ20];[.AP20];[.AV20])" office:value-type="float" office:value="306.439087260946">
            <text:p>306.44</text:p>
          </table:table-cell>
          <table:table-cell table:style-name="ce4" table:formula="of:=AVERAGE([.AK20];[.AQ20];[.AW20])" office:value-type="float" office:value="118.412418562475">
            <text:p>118.41</text:p>
          </table:table-cell>
          <table:table-cell table:style-name="ce1" office:value-type="string">
            <text:p>NST</text:p>
          </table:table-cell>
          <table:table-cell table:style-name="ce3" office:value-type="float" office:value="850">
            <text:p>850</text:p>
          </table:table-cell>
          <table:table-cell table:style-name="ce4" office:value-type="float" office:value="105.285613030643">
            <text:p>105.29</text:p>
          </table:table-cell>
          <table:table-cell table:style-name="ce4" office:value-type="float" office:value="144">
            <text:p>144.00</text:p>
          </table:table-cell>
          <table:table-cell table:style-name="ce4" office:value-type="float" office:value="73.125">
            <text:p>73.13</text:p>
          </table:table-cell>
          <table:table-cell table:style-name="ce4" office:value-type="float" office:value="306.844584232022">
            <text:p>306.84</text:p>
          </table:table-cell>
          <table:table-cell table:style-name="ce4" office:value-type="float" office:value="120.443214839925">
            <text:p>120.44</text:p>
          </table:table-cell>
          <table:table-cell table:style-name="ce3" office:value-type="float" office:value="300">
            <text:p>300</text:p>
          </table:table-cell>
          <table:table-cell table:style-name="ce4" office:value-type="float" office:value="38.2687636531787">
            <text:p>38.27</text:p>
          </table:table-cell>
          <table:table-cell table:style-name="ce4" office:value-type="float" office:value="147">
            <text:p>147.00</text:p>
          </table:table-cell>
          <table:table-cell table:style-name="ce4" office:value-type="float" office:value="73">
            <text:p>73.00</text:p>
          </table:table-cell>
          <table:table-cell table:style-name="ce4" office:value-type="float" office:value="306.726068444313">
            <text:p>306.73</text:p>
          </table:table-cell>
          <table:table-cell table:style-name="ce4" office:value-type="float" office:value="116.969394145913">
            <text:p>116.97</text:p>
          </table:table-cell>
          <table:table-cell table:style-name="ce3" office:value-type="float" office:value="850">
            <text:p>850</text:p>
          </table:table-cell>
          <table:table-cell table:style-name="ce4" office:value-type="float" office:value="107.297077907847">
            <text:p>107.30</text:p>
          </table:table-cell>
          <table:table-cell table:style-name="ce4" office:value-type="float" office:value="145">
            <text:p>145.00</text:p>
          </table:table-cell>
          <table:table-cell table:style-name="ce4" office:value-type="float" office:value="73.625">
            <text:p>73.63</text:p>
          </table:table-cell>
          <table:table-cell table:style-name="ce4" office:value-type="float" office:value="305.746609106503">
            <text:p>305.75</text:p>
          </table:table-cell>
          <table:table-cell table:style-name="ce4" office:value-type="float" office:value="117.824646701588">
            <text:p>117.82</text:p>
          </table:table-cell>
        </table:table-row>
        <table:table-row table:style-name="ro1">
          <table:table-cell office:value-type="string">
            <text:p>LT</text:p>
          </table:table-cell>
          <table:table-cell office:value-type="float" office:value="1000">
            <text:p>1000</text:p>
          </table:table-cell>
          <table:table-cell office:value-type="float" office:value="119.547711159447">
            <text:p>119.55</text:p>
          </table:table-cell>
          <table:table-cell office:value-type="float" office:value="19">
            <text:p>19.00</text:p>
          </table:table-cell>
          <table:table-cell office:value-type="float" office:value="29">
            <text:p>29.00</text:p>
          </table:table-cell>
          <table:table-cell office:value-type="float" office:value="21.7751240237427">
            <text:p>21.78</text:p>
          </table:table-cell>
          <table:table-cell office:value-type="float" office:value="25.8990782363191">
            <text:p>25.90</text:p>
          </table:table-cell>
          <table:table-cell office:value-type="float" office:value="1000">
            <text:p>1000</text:p>
          </table:table-cell>
          <table:table-cell office:value-type="float" office:value="125.751891518035">
            <text:p>125.75</text:p>
          </table:table-cell>
          <table:table-cell office:value-type="float" office:value="20">
            <text:p>20.00</text:p>
          </table:table-cell>
          <table:table-cell office:value-type="float" office:value="30">
            <text:p>30.00</text:p>
          </table:table-cell>
          <table:table-cell office:value-type="float" office:value="22.2813465458077">
            <text:p>22.28</text:p>
          </table:table-cell>
          <table:table-cell office:value-type="float" office:value="25.3564411548098">
            <text:p>25.36</text:p>
          </table:table-cell>
          <table:table-cell table:style-name="Default" office:value-type="float" office:value="600">
            <text:p>600</text:p>
          </table:table-cell>
          <table:table-cell office:value-type="float" office:value="76.1084616048667">
            <text:p>76.11</text:p>
          </table:table-cell>
          <table:table-cell office:value-type="float" office:value="20">
            <text:p>20.00</text:p>
          </table:table-cell>
          <table:table-cell office:value-type="float" office:value="29.625">
            <text:p>29.63</text:p>
          </table:table-cell>
          <table:table-cell office:value-type="float" office:value="21.9953278172873">
            <text:p>22.00</text:p>
          </table:table-cell>
          <table:table-cell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4" table:formula="of:=[.AG21]+[.AM21]+[.AS21]" office:value-type="float" office:value="317.676310774225">
            <text:p>317.68</text:p>
          </table:table-cell>
          <table:table-cell table:style-name="ce4" table:formula="of:=AVERAGE([.AH21];[.AN21];[.AT21])" office:value-type="float" office:value="769.666666666667">
            <text:p>769.67</text:p>
          </table:table-cell>
          <table:table-cell table:style-name="ce4" table:formula="of:=AVERAGE([.AI21];[.AO21];[.AU21])" office:value-type="float" office:value="70.8333333333333">
            <text:p>70.83</text:p>
          </table:table-cell>
          <table:table-cell table:style-name="ce4" table:formula="of:=AVERAGE([.AJ21];[.AP21];[.AV21])" office:value-type="float" office:value="1012.72482337728">
            <text:p>1,012.72</text:p>
          </table:table-cell>
          <table:table-cell table:style-name="ce4" table:formula="of:=AVERAGE([.AK21];[.AQ21];[.AW21])" office:value-type="float" office:value="67.9682075240088">
            <text:p>67.97</text:p>
          </table:table-cell>
          <table:table-cell table:style-name="ce1" office:value-type="string">
            <text:p>NST</text:p>
          </table:table-cell>
          <table:table-cell office:value-type="float" office:value="1000">
            <text:p>1000</text:p>
          </table:table-cell>
          <table:table-cell table:style-name="ce4" office:value-type="float" office:value="123.030865368349">
            <text:p>123.03</text:p>
          </table:table-cell>
          <table:table-cell table:style-name="ce4" office:value-type="float" office:value="772">
            <text:p>772.00</text:p>
          </table:table-cell>
          <table:table-cell table:style-name="ce4" office:value-type="float" office:value="69.625">
            <text:p>69.63</text:p>
          </table:table-cell>
          <table:table-cell table:style-name="ce4" office:value-type="float" office:value="1017.95532236056">
            <text:p>1,017.96</text:p>
          </table:table-cell>
          <table:table-cell table:style-name="ce4" office:value-type="float" office:value="67.4358033200808">
            <text:p>67.44</text:p>
          </table:table-cell>
          <table:table-cell office:value-type="float" office:value="600">
            <text:p>600</text:p>
          </table:table-cell>
          <table:table-cell table:style-name="ce4" office:value-type="float" office:value="73.6811584315465">
            <text:p>73.68</text:p>
          </table:table-cell>
          <table:table-cell table:style-name="ce4" office:value-type="float" office:value="766">
            <text:p>766.00</text:p>
          </table:table-cell>
          <table:table-cell table:style-name="ce4" office:value-type="float" office:value="72">
            <text:p>72.00</text:p>
          </table:table-cell>
          <table:table-cell table:style-name="ce4" office:value-type="float" office:value="1007.35525350667">
            <text:p>1,007.36</text:p>
          </table:table-cell>
          <table:table-cell table:style-name="ce4" office:value-type="float" office:value="69.6307251162622">
            <text:p>69.63</text:p>
          </table:table-cell>
          <table:table-cell office:value-type="float" office:value="1000">
            <text:p>1000</text:p>
          </table:table-cell>
          <table:table-cell table:style-name="ce4" office:value-type="float" office:value="120.96428697433">
            <text:p>120.96</text:p>
          </table:table-cell>
          <table:table-cell table:style-name="ce4" office:value-type="float" office:value="771">
            <text:p>771.00</text:p>
          </table:table-cell>
          <table:table-cell table:style-name="ce4" office:value-type="float" office:value="70.875">
            <text:p>70.88</text:p>
          </table:table-cell>
          <table:table-cell table:style-name="ce4" office:value-type="float" office:value="1012.8638942646">
            <text:p>1,012.86</text:p>
          </table:table-cell>
          <table:table-cell table:style-name="ce4" office:value-type="float" office:value="66.8380941356834">
            <text:p>66.84</text:p>
          </table:table-cell>
        </table:table-row>
        <table:table-row table:style-name="ro1">
          <table:table-cell office:value-type="string">
            <text:p>LT</text:p>
          </table:table-cell>
          <table:table-cell office:value-type="float" office:value="1100">
            <text:p>1100</text:p>
          </table:table-cell>
          <table:table-cell office:value-type="float" office:value="140.21247855652">
            <text:p>140.21</text:p>
          </table:table-cell>
          <table:table-cell office:value-type="float" office:value="22">
            <text:p>22.00</text:p>
          </table:table-cell>
          <table:table-cell office:value-type="float" office:value="34.875">
            <text:p>34.88</text:p>
          </table:table-cell>
          <table:table-cell office:value-type="float" office:value="24.5308574481304">
            <text:p>24.53</text:p>
          </table:table-cell>
          <table:table-cell office:value-type="float" office:value="27.261718493428">
            <text:p>27.26</text:p>
          </table:table-cell>
          <table:table-cell table:style-name="ce3" office:value-type="float" office:value="1100">
            <text:p>1100</text:p>
          </table:table-cell>
          <table:table-cell office:value-type="float" office:value="134.663646936402">
            <text:p>134.66</text:p>
          </table:table-cell>
          <table:table-cell office:value-type="float" office:value="23">
            <text:p>23.00</text:p>
          </table:table-cell>
          <table:table-cell office:value-type="float" office:value="35.875">
            <text:p>35.88</text:p>
          </table:table-cell>
          <table:table-cell office:value-type="float" office:value="25.5248907293215">
            <text:p>25.52</text:p>
          </table:table-cell>
          <table:table-cell office:value-type="float" office:value="26.9584977792016">
            <text:p>26.96</text:p>
          </table:table-cell>
          <table:table-cell office:value-type="float" office:value="700">
            <text:p>700</text:p>
          </table:table-cell>
          <table:table-cell office:value-type="float" office:value="89.12246204338">
            <text:p>89.12</text:p>
          </table:table-cell>
          <table:table-cell office:value-type="float" office:value="23">
            <text:p>23.00</text:p>
          </table:table-cell>
          <table:table-cell office:value-type="float" office:value="35.125">
            <text:p>35.13</text:p>
          </table:table-cell>
          <table:table-cell office:value-type="float" office:value="24.8896124262631">
            <text:p>24.89</text:p>
          </table:table-cell>
          <table:table-cell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4" table:number-columns-repeated="5"/>
          <table:table-cell table:style-name="ce1"/>
          <table:table-cell/>
          <table:table-cell table:style-name="ce4" table:number-columns-repeated="3"/>
          <table:table-cell/>
          <table:table-cell table:style-name="ce4"/>
          <table:table-cell table:style-name="ce3"/>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000">
            <text:p>1000</text:p>
          </table:table-cell>
          <table:table-cell office:value-type="float" office:value="125.32637075718">
            <text:p>125.33</text:p>
          </table:table-cell>
          <table:table-cell office:value-type="float" office:value="23">
            <text:p>23.00</text:p>
          </table:table-cell>
          <table:table-cell office:value-type="float" office:value="31.875">
            <text:p>31.88</text:p>
          </table:table-cell>
          <table:table-cell office:value-type="float" office:value="29.2749972662253">
            <text:p>29.27</text:p>
          </table:table-cell>
          <table:table-cell office:value-type="float" office:value="28.0846286088509">
            <text:p>28.08</text:p>
          </table:table-cell>
          <table:table-cell office:value-type="float" office:value="1000">
            <text:p>1000</text:p>
          </table:table-cell>
          <table:table-cell office:value-type="float" office:value="126.370771844592">
            <text:p>126.37</text:p>
          </table:table-cell>
          <table:table-cell office:value-type="float" office:value="24">
            <text:p>24.00</text:p>
          </table:table-cell>
          <table:table-cell office:value-type="float" office:value="32.875">
            <text:p>32.88</text:p>
          </table:table-cell>
          <table:table-cell office:value-type="float" office:value="30.0872533410641">
            <text:p>30.09</text:p>
          </table:table-cell>
          <table:table-cell office:value-type="float" office:value="28.7503514541653">
            <text:p>28.75</text:p>
          </table:table-cell>
          <table:table-cell table:style-name="Default" office:value-type="float" office:value="1000">
            <text:p>1000</text:p>
          </table:table-cell>
          <table:table-cell office:value-type="float" office:value="126.210613962049">
            <text:p>126.21</text:p>
          </table:table-cell>
          <table:table-cell office:value-type="float" office:value="24">
            <text:p>24.00</text:p>
          </table:table-cell>
          <table:table-cell office:value-type="float" office:value="32.875">
            <text:p>32.88</text:p>
          </table:table-cell>
          <table:table-cell office:value-type="float" office:value="30.3575694661871">
            <text:p>30.36</text:p>
          </table:table-cell>
          <table:table-cell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200">
            <text:p>1200</text:p>
          </table:table-cell>
          <table:table-cell office:value-type="float" office:value="151.578415514332">
            <text:p>151.58</text:p>
          </table:table-cell>
          <table:table-cell office:value-type="float" office:value="46">
            <text:p>46.00</text:p>
          </table:table-cell>
          <table:table-cell office:value-type="float" office:value="58.75">
            <text:p>58.75</text:p>
          </table:table-cell>
          <table:table-cell office:value-type="float" office:value="62.0201633742787">
            <text:p>62.02</text:p>
          </table:table-cell>
          <table:table-cell office:value-type="float" office:value="60.1165479810514">
            <text:p>60.12</text:p>
          </table:table-cell>
          <table:table-cell office:value-type="float" office:value="1200">
            <text:p>1200</text:p>
          </table:table-cell>
          <table:table-cell office:value-type="float" office:value="151.314810112173">
            <text:p>151.31</text:p>
          </table:table-cell>
          <table:table-cell office:value-type="float" office:value="48">
            <text:p>48.00</text:p>
          </table:table-cell>
          <table:table-cell office:value-type="float" office:value="60.125">
            <text:p>60.13</text:p>
          </table:table-cell>
          <table:table-cell office:value-type="float" office:value="66.5259141362592">
            <text:p>66.53</text:p>
          </table:table-cell>
          <table:table-cell office:value-type="float" office:value="61.8193972567992">
            <text:p>61.82</text:p>
          </table:table-cell>
          <table:table-cell table:style-name="Default" office:value-type="float" office:value="1200">
            <text:p>1200</text:p>
          </table:table-cell>
          <table:table-cell office:value-type="float" office:value="151.809858152664">
            <text:p>151.81</text:p>
          </table:table-cell>
          <table:table-cell office:value-type="float" office:value="47">
            <text:p>47.00</text:p>
          </table:table-cell>
          <table:table-cell office:value-type="float" office:value="60.625">
            <text:p>60.63</text:p>
          </table:table-cell>
          <table:table-cell office:value-type="float" office:value="61.4080617413675">
            <text:p>61.41</text:p>
          </table:table-cell>
          <table:table-cell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400">
            <text:p>1400</text:p>
          </table:table-cell>
          <table:table-cell office:value-type="float" office:value="177.001717338091">
            <text:p>177.00</text:p>
          </table:table-cell>
          <table:table-cell office:value-type="float" office:value="64">
            <text:p>64.00</text:p>
          </table:table-cell>
          <table:table-cell office:value-type="float" office:value="84.375">
            <text:p>84.38</text:p>
          </table:table-cell>
          <table:table-cell office:value-type="float" office:value="79.8530168944026">
            <text:p>79.85</text:p>
          </table:table-cell>
          <table:table-cell office:value-type="float" office:value="82.4892546976311">
            <text:p>82.49</text:p>
          </table:table-cell>
          <table:table-cell office:value-type="float" office:value="1400">
            <text:p>1400</text:p>
          </table:table-cell>
          <table:table-cell office:value-type="float" office:value="178.858499504945">
            <text:p>178.86</text:p>
          </table:table-cell>
          <table:table-cell office:value-type="float" office:value="66">
            <text:p>66.00</text:p>
          </table:table-cell>
          <table:table-cell office:value-type="float" office:value="86.75">
            <text:p>86.75</text:p>
          </table:table-cell>
          <table:table-cell office:value-type="float" office:value="85.1637860592374">
            <text:p>85.16</text:p>
          </table:table-cell>
          <table:table-cell office:value-type="float" office:value="89.4146916404358">
            <text:p>89.41</text:p>
          </table:table-cell>
          <table:table-cell table:style-name="Default" office:value-type="float" office:value="1000">
            <text:p>1000</text:p>
          </table:table-cell>
          <table:table-cell office:value-type="float" office:value="150.156412930136">
            <text:p>150.16</text:p>
          </table:table-cell>
          <table:table-cell office:value-type="float" office:value="67">
            <text:p>67.00</text:p>
          </table:table-cell>
          <table:table-cell office:value-type="float" office:value="86.125">
            <text:p>86.13</text:p>
          </table:table-cell>
          <table:table-cell office:value-type="float" office:value="80.7681960620841">
            <text:p>80.77</text:p>
          </table:table-cell>
          <table:table-cell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600">
            <text:p>1600</text:p>
          </table:table-cell>
          <table:table-cell office:value-type="float" office:value="194.887914073377">
            <text:p>194.89</text:p>
          </table:table-cell>
          <table:table-cell office:value-type="float" office:value="94">
            <text:p>94.00</text:p>
          </table:table-cell>
          <table:table-cell office:value-type="float" office:value="109.25">
            <text:p>109.25</text:p>
          </table:table-cell>
          <table:table-cell office:value-type="float" office:value="125.95303327956">
            <text:p>125.95</text:p>
          </table:table-cell>
          <table:table-cell office:value-type="float" office:value="120.681092663085">
            <text:p>120.68</text:p>
          </table:table-cell>
          <table:table-cell office:value-type="float" office:value="1600">
            <text:p>1600</text:p>
          </table:table-cell>
          <table:table-cell office:value-type="float" office:value="198.805098522423">
            <text:p>198.81</text:p>
          </table:table-cell>
          <table:table-cell office:value-type="float" office:value="99">
            <text:p>99.00</text:p>
          </table:table-cell>
          <table:table-cell office:value-type="float" office:value="113.25">
            <text:p>113.25</text:p>
          </table:table-cell>
          <table:table-cell office:value-type="float" office:value="157.290476093551">
            <text:p>157.29</text:p>
          </table:table-cell>
          <table:table-cell office:value-type="float" office:value="147.569651456142">
            <text:p>147.57</text:p>
          </table:table-cell>
          <table:table-cell table:style-name="Default" office:value-type="float" office:value="1200">
            <text:p>1200</text:p>
          </table:table-cell>
          <table:table-cell office:value-type="float" office:value="150.283346726641">
            <text:p>150.28</text:p>
          </table:table-cell>
          <table:table-cell office:value-type="float" office:value="98">
            <text:p>98.00</text:p>
          </table:table-cell>
          <table:table-cell office:value-type="float" office:value="111">
            <text:p>111.00</text:p>
          </table:table-cell>
          <table:table-cell office:value-type="float" office:value="127.955427187663">
            <text:p>127.96</text:p>
          </table:table-cell>
          <table:table-cell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4" table:number-columns-repeated="5"/>
          <table:table-cell table:style-name="ce1"/>
          <table:table-cell table:number-columns-repeated="18"/>
        </table:table-row>
        <table:table-row table:style-name="ro1">
          <table:table-cell office:value-type="string">
            <text:p>LT</text:p>
          </table:table-cell>
          <table:table-cell office:value-type="float" office:value="1800">
            <text:p>1800</text:p>
          </table:table-cell>
          <table:table-cell office:value-type="float" office:value="221.107207992616">
            <text:p>221.11</text:p>
          </table:table-cell>
          <table:table-cell office:value-type="float" office:value="186">
            <text:p>186.00</text:p>
          </table:table-cell>
          <table:table-cell office:value-type="float" office:value="174">
            <text:p>174.00</text:p>
          </table:table-cell>
          <table:table-cell office:value-type="float" office:value="215.093566006803">
            <text:p>215.09</text:p>
          </table:table-cell>
          <table:table-cell office:value-type="float" office:value="166.778158203679">
            <text:p>166.78</text:p>
          </table:table-cell>
          <table:table-cell office:value-type="float" office:value="1800">
            <text:p>1800</text:p>
          </table:table-cell>
          <table:table-cell office:value-type="float" office:value="226.189063339919">
            <text:p>226.19</text:p>
          </table:table-cell>
          <table:table-cell office:value-type="float" office:value="197">
            <text:p>197.00</text:p>
          </table:table-cell>
          <table:table-cell office:value-type="float" office:value="185.25">
            <text:p>185.25</text:p>
          </table:table-cell>
          <table:table-cell office:value-type="float" office:value="263.120337571721">
            <text:p>263.12</text:p>
          </table:table-cell>
          <table:table-cell office:value-type="float" office:value="223.527879402149">
            <text:p>223.53</text:p>
          </table:table-cell>
          <table:table-cell table:style-name="Default" office:value-type="float" office:value="1200">
            <text:p>1200</text:p>
          </table:table-cell>
          <table:table-cell office:value-type="float" office:value="155.134243190882">
            <text:p>155.13</text:p>
          </table:table-cell>
          <table:table-cell office:value-type="float" office:value="184">
            <text:p>184.00</text:p>
          </table:table-cell>
          <table:table-cell office:value-type="float" office:value="176">
            <text:p>176.00</text:p>
          </table:table-cell>
          <table:table-cell office:value-type="float" office:value="207.709363782064">
            <text:p>207.71</text:p>
          </table:table-cell>
          <table:table-cell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4" table:number-columns-repeated="5"/>
          <table:table-cell table:style-name="ce1"/>
          <table:table-cell table:number-columns-repeated="18"/>
        </table:table-row>
        <table:table-row table:style-name="ro1">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table:style-name="ce3"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cell table:number-columns-repeated="21"/>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table:style-name="ce3"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cell table:number-columns-repeated="21"/>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cell table:number-columns-repeated="21"/>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6"/>
          <table:table-cell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cell table:number-columns-repeated="21"/>
        </table:table-row>
        <table:table-row table:style-name="ro1">
          <table:table-cell office:value-type="string">
            <text:p>ST</text:p>
          </table:table-cell>
          <table:table-cell table:style-name="ce3" office:value-type="float" office:value="500">
            <text:p>500</text:p>
          </table:table-cell>
          <table:table-cell office:value-type="float" office:value="56.1925606668933">
            <text:p>56.19</text:p>
          </table:table-cell>
          <table:table-cell office:value-type="float" office:value="10">
            <text:p>10.00</text:p>
          </table:table-cell>
          <table:table-cell office:value-type="float" office:value="9.92570036571727">
            <text:p>9.93</text:p>
          </table:table-cell>
          <table:table-cell table:style-name="ce3" office:value-type="float" office:value="500">
            <text:p>500</text:p>
          </table:table-cell>
          <table:table-cell office:value-type="float" office:value="57.9241714671324">
            <text:p>57.92</text:p>
          </table:table-cell>
          <table:table-cell table:style-name="ce4" office:value-type="float" office:value="10">
            <text:p>10.00</text:p>
          </table:table-cell>
          <table:table-cell office:value-type="float" office:value="9.5521447722488">
            <text:p>9.55</text:p>
          </table:table-cell>
          <table:table-cell table:style-name="ce3" office:value-type="float" office:value="500">
            <text:p>500</text:p>
          </table:table-cell>
          <table:table-cell office:value-type="float" office:value="58.0068274035854">
            <text:p>58.01</text:p>
          </table:table-cell>
          <table:table-cell office:value-type="float" office:value="10">
            <text:p>10.00</text:p>
          </table:table-cell>
          <table:table-cell office:value-type="float" office:value="9.83261771808505">
            <text:p>9.83</text:p>
          </table:table-cell>
          <table:table-cell table:formula="of:=[.B33]+[.F33]+[.J33]" office:value-type="float" office:value="1500">
            <text:p>1500</text:p>
          </table:table-cell>
          <table:table-cell table:formula="of:=[.C33]+[.G33]+[.K33]" office:value-type="float" office:value="172.123559537611">
            <text:p>172.12</text:p>
          </table:table-cell>
          <table:table-cell table:formula="of:=AVERAGE([.D33];[.H33];[.L33])" office:value-type="float" office:value="10">
            <text:p>10.00</text:p>
          </table:table-cell>
          <table:table-cell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5"/>
          <table:table-cell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cell table:number-columns-repeated="21"/>
        </table:table-row>
        <table:table-row table:style-name="ro1">
          <table:table-cell office:value-type="string">
            <text:p>ST</text:p>
          </table:table-cell>
          <table:table-cell table:style-name="ce3" office:value-type="float" office:value="600">
            <text:p>600</text:p>
          </table:table-cell>
          <table:table-cell office:value-type="float" office:value="66.3814109922085">
            <text:p>66.38</text:p>
          </table:table-cell>
          <table:table-cell office:value-type="float" office:value="10">
            <text:p>10.00</text:p>
          </table:table-cell>
          <table:table-cell office:value-type="float" office:value="10.9458102676289">
            <text:p>10.95</text:p>
          </table:table-cell>
          <table:table-cell table:style-name="ce3" office:value-type="float" office:value="600">
            <text:p>600</text:p>
          </table:table-cell>
          <table:table-cell office:value-type="float" office:value="68.2314410480349">
            <text:p>68.23</text:p>
          </table:table-cell>
          <table:table-cell table:style-name="ce4" office:value-type="float" office:value="11">
            <text:p>11.00</text:p>
          </table:table-cell>
          <table:table-cell office:value-type="float" office:value="11.544276437118">
            <text:p>11.54</text:p>
          </table:table-cell>
          <table:table-cell table:style-name="ce3" office:value-type="float" office:value="600">
            <text:p>600</text:p>
          </table:table-cell>
          <table:table-cell office:value-type="float" office:value="70.2755092778313">
            <text:p>70.28</text:p>
          </table:table-cell>
          <table:table-cell office:value-type="float" office:value="11">
            <text:p>11.00</text:p>
          </table:table-cell>
          <table:table-cell office:value-type="float" office:value="11.2944479720372">
            <text:p>11.29</text:p>
          </table:table-cell>
          <table:table-cell table:formula="of:=[.B34]+[.F34]+[.J34]" office:value-type="float" office:value="1800">
            <text:p>1800</text:p>
          </table:table-cell>
          <table:table-cell table:formula="of:=[.C34]+[.G34]+[.K34]" office:value-type="float" office:value="204.888361318075">
            <text:p>204.89</text:p>
          </table:table-cell>
          <table:table-cell table:formula="of:=AVERAGE([.D34];[.H34];[.L34])" office:value-type="float" office:value="10.6666666666667">
            <text:p>10.67</text:p>
          </table:table-cell>
          <table:table-cell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5"/>
          <table:table-cell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cell table:number-columns-repeated="21"/>
        </table:table-row>
        <table:table-row table:style-name="ro1">
          <table:table-cell office:value-type="string">
            <text:p>ST</text:p>
          </table:table-cell>
          <table:table-cell table:style-name="ce3" office:value-type="float" office:value="800">
            <text:p>800</text:p>
          </table:table-cell>
          <table:table-cell office:value-type="float" office:value="92.3115977983684">
            <text:p>92.31</text:p>
          </table:table-cell>
          <table:table-cell office:value-type="float" office:value="12">
            <text:p>12.00</text:p>
          </table:table-cell>
          <table:table-cell office:value-type="float" office:value="13.7770095352502">
            <text:p>13.78</text:p>
          </table:table-cell>
          <table:table-cell table:style-name="ce3" office:value-type="float" office:value="800">
            <text:p>800</text:p>
          </table:table-cell>
          <table:table-cell office:value-type="float" office:value="90.3250572999582">
            <text:p>90.33</text:p>
          </table:table-cell>
          <table:table-cell table:style-name="ce4" office:value-type="float" office:value="13">
            <text:p>13.00</text:p>
          </table:table-cell>
          <table:table-cell office:value-type="float" office:value="14.4968890838474">
            <text:p>14.50</text:p>
          </table:table-cell>
          <table:table-cell table:style-name="ce3" office:value-type="float" office:value="800">
            <text:p>800</text:p>
          </table:table-cell>
          <table:table-cell office:value-type="float" office:value="89.3320752399404">
            <text:p>89.33</text:p>
          </table:table-cell>
          <table:table-cell office:value-type="float" office:value="13">
            <text:p>13.00</text:p>
          </table:table-cell>
          <table:table-cell office:value-type="float" office:value="13.5528752561942">
            <text:p>13.55</text:p>
          </table:table-cell>
          <table:table-cell table:formula="of:=[.B35]+[.F35]+[.J35]" office:value-type="float" office:value="2400">
            <text:p>2400</text:p>
          </table:table-cell>
          <table:table-cell table:formula="of:=[.C35]+[.G35]+[.K35]" office:value-type="float" office:value="271.968730338267">
            <text:p>271.97</text:p>
          </table:table-cell>
          <table:table-cell table:formula="of:=AVERAGE([.D35];[.H35];[.L35])" office:value-type="float" office:value="12.6666666666667">
            <text:p>12.67</text:p>
          </table:table-cell>
          <table:table-cell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5"/>
          <table:table-cell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cell table:number-columns-repeated="21"/>
        </table:table-row>
        <table:table-row table:style-name="ro1">
          <table:table-cell office:value-type="string">
            <text:p>ST</text:p>
          </table:table-cell>
          <table:table-cell table:style-name="ce3" office:value-type="float" office:value="1000">
            <text:p>1000</text:p>
          </table:table-cell>
          <table:table-cell office:value-type="float" office:value="113.480650130645">
            <text:p>113.48</text:p>
          </table:table-cell>
          <table:table-cell office:value-type="float" office:value="16">
            <text:p>16.00</text:p>
          </table:table-cell>
          <table:table-cell office:value-type="float" office:value="17.4060815015902">
            <text:p>17.41</text:p>
          </table:table-cell>
          <table:table-cell table:style-name="ce3" office:value-type="float" office:value="1000">
            <text:p>1000</text:p>
          </table:table-cell>
          <table:table-cell office:value-type="float" office:value="115.366201164045">
            <text:p>115.37</text:p>
          </table:table-cell>
          <table:table-cell table:style-name="ce4" office:value-type="float" office:value="17">
            <text:p>17.00</text:p>
          </table:table-cell>
          <table:table-cell office:value-type="float" office:value="17.7100508186736">
            <text:p>17.71</text:p>
          </table:table-cell>
          <table:table-cell table:style-name="ce3" office:value-type="float" office:value="1000">
            <text:p>1000</text:p>
          </table:table-cell>
          <table:table-cell office:value-type="float" office:value="111.255743577762">
            <text:p>111.26</text:p>
          </table:table-cell>
          <table:table-cell office:value-type="float" office:value="16">
            <text:p>16.00</text:p>
          </table:table-cell>
          <table:table-cell office:value-type="float" office:value="17.7106811726003">
            <text:p>17.71</text:p>
          </table:table-cell>
          <table:table-cell table:formula="of:=[.B36]+[.F36]+[.J36]" office:value-type="float" office:value="3000">
            <text:p>3000</text:p>
          </table:table-cell>
          <table:table-cell table:formula="of:=[.C36]+[.G36]+[.K36]" office:value-type="float" office:value="340.102594872452">
            <text:p>340.10</text:p>
          </table:table-cell>
          <table:table-cell table:formula="of:=AVERAGE([.D36];[.H36];[.L36])" office:value-type="float" office:value="16.3333333333333">
            <text:p>16.33</text:p>
          </table:table-cell>
          <table:table-cell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5"/>
          <table:table-cell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cell table:number-columns-repeated="21"/>
        </table:table-row>
        <table:table-row table:style-name="ro1">
          <table:table-cell office:value-type="string">
            <text:p>ST</text:p>
          </table:table-cell>
          <table:table-cell table:style-name="ce3" office:value-type="float" office:value="1200">
            <text:p>1200</text:p>
          </table:table-cell>
          <table:table-cell office:value-type="float" office:value="134.056493640695">
            <text:p>134.06</text:p>
          </table:table-cell>
          <table:table-cell office:value-type="float" office:value="39">
            <text:p>39.00</text:p>
          </table:table-cell>
          <table:table-cell office:value-type="float" office:value="51.3274187311632">
            <text:p>51.33</text:p>
          </table:table-cell>
          <table:table-cell table:style-name="ce3" office:value-type="float" office:value="1200">
            <text:p>1200</text:p>
          </table:table-cell>
          <table:table-cell office:value-type="float" office:value="137.183228207158">
            <text:p>137.18</text:p>
          </table:table-cell>
          <table:table-cell table:style-name="ce4" office:value-type="float" office:value="41">
            <text:p>41.00</text:p>
          </table:table-cell>
          <table:table-cell office:value-type="float" office:value="51.4882446044144">
            <text:p>51.49</text:p>
          </table:table-cell>
          <table:table-cell table:style-name="ce3" office:value-type="float" office:value="1200">
            <text:p>1200</text:p>
          </table:table-cell>
          <table:table-cell office:value-type="float" office:value="130.665222090045">
            <text:p>130.67</text:p>
          </table:table-cell>
          <table:table-cell office:value-type="float" office:value="39">
            <text:p>39.00</text:p>
          </table:table-cell>
          <table:table-cell office:value-type="float" office:value="51.712630596244">
            <text:p>51.71</text:p>
          </table:table-cell>
          <table:table-cell table:formula="of:=[.B37]+[.F37]+[.J37]" office:value-type="float" office:value="3600">
            <text:p>3600</text:p>
          </table:table-cell>
          <table:table-cell table:formula="of:=[.C37]+[.G37]+[.K37]" office:value-type="float" office:value="401.904943937898">
            <text:p>401.90</text:p>
          </table:table-cell>
          <table:table-cell table:formula="of:=AVERAGE([.D37];[.H37];[.L37])" office:value-type="float" office:value="39.6666666666667">
            <text:p>39.67</text:p>
          </table:table-cell>
          <table:table-cell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5"/>
          <table:table-cell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cell table:number-columns-repeated="21"/>
        </table:table-row>
        <table:table-row table:style-name="ro1">
          <table:table-cell office:value-type="string">
            <text:p>ST</text:p>
          </table:table-cell>
          <table:table-cell table:style-name="ce3" office:value-type="float" office:value="1400">
            <text:p>1400</text:p>
          </table:table-cell>
          <table:table-cell office:value-type="float" office:value="156.079723292948">
            <text:p>156.08</text:p>
          </table:table-cell>
          <table:table-cell office:value-type="float" office:value="60">
            <text:p>60.00</text:p>
          </table:table-cell>
          <table:table-cell office:value-type="float" office:value="135.046414442802">
            <text:p>135.05</text:p>
          </table:table-cell>
          <table:table-cell table:style-name="ce3" office:value-type="float" office:value="1400">
            <text:p>1400</text:p>
          </table:table-cell>
          <table:table-cell office:value-type="float" office:value="157.846522443802">
            <text:p>157.85</text:p>
          </table:table-cell>
          <table:table-cell table:style-name="ce4" office:value-type="float" office:value="64">
            <text:p>64.00</text:p>
          </table:table-cell>
          <table:table-cell office:value-type="float" office:value="177.008614754136">
            <text:p>177.01</text:p>
          </table:table-cell>
          <table:table-cell table:style-name="ce3" office:value-type="float" office:value="1400">
            <text:p>1400</text:p>
          </table:table-cell>
          <table:table-cell office:value-type="float" office:value="151.888297006716">
            <text:p>151.89</text:p>
          </table:table-cell>
          <table:table-cell office:value-type="float" office:value="60">
            <text:p>60.00</text:p>
          </table:table-cell>
          <table:table-cell office:value-type="float" office:value="137.272841849462">
            <text:p>137.27</text:p>
          </table:table-cell>
          <table:table-cell table:formula="of:=[.B38]+[.F38]+[.J38]" office:value-type="float" office:value="4200">
            <text:p>4200</text:p>
          </table:table-cell>
          <table:table-cell table:formula="of:=[.C38]+[.G38]+[.K38]" office:value-type="float" office:value="465.814542743466">
            <text:p>465.81</text:p>
          </table:table-cell>
          <table:table-cell table:formula="of:=AVERAGE([.D38];[.H38];[.L38])" office:value-type="float" office:value="61.3333333333333">
            <text:p>61.33</text:p>
          </table:table-cell>
          <table:table-cell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29"/>
        </table:table-row>
        <table:table-row table:style-name="ro1">
          <table:table-cell office:value-type="string">
            <text:p>ST</text:p>
          </table:table-cell>
          <table:table-cell table:style-name="ce3" office:value-type="float" office:value="1600">
            <text:p>1600</text:p>
          </table:table-cell>
          <table:table-cell office:value-type="float" office:value="165.732693881356">
            <text:p>165.73</text:p>
          </table:table-cell>
          <table:table-cell office:value-type="float" office:value="425">
            <text:p>425.00</text:p>
          </table:table-cell>
          <table:table-cell office:value-type="float" office:value="632.03905345072">
            <text:p>632.04</text:p>
          </table:table-cell>
          <table:table-cell table:style-name="ce3" office:value-type="float" office:value="1600">
            <text:p>1600</text:p>
          </table:table-cell>
          <table:table-cell office:value-type="float" office:value="165.325122185598">
            <text:p>165.33</text:p>
          </table:table-cell>
          <table:table-cell table:style-name="ce4" office:value-type="float" office:value="433">
            <text:p>433.00</text:p>
          </table:table-cell>
          <table:table-cell office:value-type="float" office:value="641.947174010642">
            <text:p>641.95</text:p>
          </table:table-cell>
          <table:table-cell table:style-name="ce3" office:value-type="float" office:value="1600">
            <text:p>1600</text:p>
          </table:table-cell>
          <table:table-cell office:value-type="float" office:value="173.711481514656">
            <text:p>173.71</text:p>
          </table:table-cell>
          <table:table-cell office:value-type="float" office:value="427">
            <text:p>427.00</text:p>
          </table:table-cell>
          <table:table-cell office:value-type="float" office:value="627.57995864981">
            <text:p>627.58</text:p>
          </table:table-cell>
          <table:table-cell table:formula="of:=[.B39]+[.F39]+[.J39]" office:value-type="float" office:value="4800">
            <text:p>4800</text:p>
          </table:table-cell>
          <table:table-cell table:formula="of:=[.C39]+[.G39]+[.K39]" office:value-type="float" office:value="504.76929758161">
            <text:p>504.77</text:p>
          </table:table-cell>
          <table:table-cell table:formula="of:=AVERAGE([.D39];[.H39];[.L39])" office:value-type="float" office:value="428.333333333333">
            <text:p>428.33</text:p>
          </table:table-cell>
          <table:table-cell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29"/>
        </table:table-row>
        <table:table-row table:style-name="ro1">
          <table:table-cell/>
          <table:table-cell table:style-name="ce3"/>
          <table:table-cell table:number-columns-repeated="3"/>
          <table:table-cell table:style-name="ce3"/>
          <table:table-cell/>
          <table:table-cell table:style-name="ce4"/>
          <table:table-cell/>
          <table:table-cell table:style-name="ce3"/>
          <table:table-cell table:number-columns-repeated="7"/>
          <table:table-cell table:style-name="ce3" table:number-columns-repeated="2"/>
          <table:table-cell table:number-columns-repeated="30"/>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30"/>
        </table:table-row>
        <table:table-row table:style-name="ro1">
          <table:table-cell office:value-type="string">
            <text:p>NST</text:p>
          </table:table-cell>
          <table:table-cell table:style-name="ce3" office:value-type="float" office:value="300">
            <text:p>300</text:p>
          </table:table-cell>
          <table:table-cell office:value-type="float" office:value="32.6906443462212">
            <text:p>32.69</text:p>
          </table:table-cell>
          <table:table-cell office:value-type="float" office:value="15">
            <text:p>15.00</text:p>
          </table:table-cell>
          <table:table-cell office:value-type="float" office:value="18.2625185185091">
            <text:p>18.26</text:p>
          </table:table-cell>
          <table:table-cell table:style-name="ce3" office:value-type="float" office:value="300">
            <text:p>300</text:p>
          </table:table-cell>
          <table:table-cell office:value-type="float" office:value="33.41850410421">
            <text:p>33.42</text:p>
          </table:table-cell>
          <table:table-cell table:style-name="ce4" office:value-type="float" office:value="16">
            <text:p>16.00</text:p>
          </table:table-cell>
          <table:table-cell office:value-type="float" office:value="18.6481120395307">
            <text:p>18.65</text:p>
          </table:table-cell>
          <table:table-cell table:style-name="ce3" office:value-type="float" office:value="300">
            <text:p>300</text:p>
          </table:table-cell>
          <table:table-cell office:value-type="float" office:value="33.7015934534655">
            <text:p>33.70</text:p>
          </table:table-cell>
          <table:table-cell office:value-type="float" office:value="16">
            <text:p>16.00</text:p>
          </table:table-cell>
          <table:table-cell office:value-type="float" office:value="20.8615473991021">
            <text:p>20.86</text:p>
          </table:table-cell>
          <table:table-cell table:formula="of:=[.B45]+[.F45]+[.J45]" office:value-type="float" office:value="900">
            <text:p>900</text:p>
          </table:table-cell>
          <table:table-cell table:formula="of:=[.C45]+[.G45]+[.K45]" office:value-type="float" office:value="99.8107419038967">
            <text:p>99.81</text:p>
          </table:table-cell>
          <table:table-cell table:formula="of:=AVERAGE([.D45];[.H45];[.L45])" office:value-type="float" office:value="15.6666666666667">
            <text:p>15.67</text:p>
          </table:table-cell>
          <table:table-cell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29"/>
        </table:table-row>
        <table:table-row table:style-name="ro1">
          <table:table-cell office:value-type="string">
            <text:p>NST</text:p>
          </table:table-cell>
          <table:table-cell table:style-name="ce3" office:value-type="float" office:value="850">
            <text:p>850</text:p>
          </table:table-cell>
          <table:table-cell office:value-type="float" office:value="88.2581030348457">
            <text:p>88.26</text:p>
          </table:table-cell>
          <table:table-cell office:value-type="float" office:value="21">
            <text:p>21.00</text:p>
          </table:table-cell>
          <table:table-cell office:value-type="float" office:value="27.2124687901403">
            <text:p>27.21</text:p>
          </table:table-cell>
          <table:table-cell table:style-name="ce3" office:value-type="float" office:value="850">
            <text:p>850</text:p>
          </table:table-cell>
          <table:table-cell office:value-type="float" office:value="88.5811706392499">
            <text:p>88.58</text:p>
          </table:table-cell>
          <table:table-cell table:style-name="ce4" office:value-type="float" office:value="22">
            <text:p>22.00</text:p>
          </table:table-cell>
          <table:table-cell office:value-type="float" office:value="27.3028315631047">
            <text:p>27.30</text:p>
          </table:table-cell>
          <table:table-cell table:style-name="ce3" office:value-type="float" office:value="300">
            <text:p>300</text:p>
          </table:table-cell>
          <table:table-cell office:value-type="float" office:value="32.8135574681606">
            <text:p>32.81</text:p>
          </table:table-cell>
          <table:table-cell office:value-type="float" office:value="21">
            <text:p>21.00</text:p>
          </table:table-cell>
          <table:table-cell table:style-name="ce5" office:value-type="float" office:value="25.7430980763332">
            <text:p>25.74</text:p>
          </table:table-cell>
          <table:table-cell table:formula="of:=[.B46]+[.F46]+[.J46]" office:value-type="float" office:value="2000">
            <text:p>2000</text:p>
          </table:table-cell>
          <table:table-cell table:formula="of:=[.C46]+[.G46]+[.K46]" office:value-type="float" office:value="209.652831142256">
            <text:p>209.65</text:p>
          </table:table-cell>
          <table:table-cell table:formula="of:=AVERAGE([.D46];[.H46];[.L46])" office:value-type="float" office:value="21.3333333333333">
            <text:p>21.33</text:p>
          </table:table-cell>
          <table:table-cell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29"/>
        </table:table-row>
        <table:table-row table:style-name="ro1">
          <table:table-cell office:value-type="string">
            <text:p>NST</text:p>
          </table:table-cell>
          <table:table-cell office:value-type="float" office:value="1000">
            <text:p>1000</text:p>
          </table:table-cell>
          <table:table-cell office:value-type="float" office:value="103.462100539296">
            <text:p>103.46</text:p>
          </table:table-cell>
          <table:table-cell office:value-type="float" office:value="22">
            <text:p>22.00</text:p>
          </table:table-cell>
          <table:table-cell office:value-type="float" office:value="27.2777807928793">
            <text:p>27.28</text:p>
          </table:table-cell>
          <table:table-cell table:style-name="Default" office:value-type="float" office:value="1000">
            <text:p>1000</text:p>
          </table:table-cell>
          <table:table-cell office:value-type="float" office:value="107.430858171124">
            <text:p>107.43</text:p>
          </table:table-cell>
          <table:table-cell table:style-name="ce4" office:value-type="float" office:value="22">
            <text:p>22.00</text:p>
          </table:table-cell>
          <table:table-cell office:value-type="float" office:value="27.8679823674836">
            <text:p>27.87</text:p>
          </table:table-cell>
          <table:table-cell table:style-name="Default" office:value-type="float" office:value="600">
            <text:p>600</text:p>
          </table:table-cell>
          <table:table-cell office:value-type="float" office:value="63.6379003470254">
            <text:p>63.64</text:p>
          </table:table-cell>
          <table:table-cell office:value-type="float" office:value="22">
            <text:p>22.00</text:p>
          </table:table-cell>
          <table:table-cell table:style-name="ce5" office:value-type="float" office:value="27.8277562673942">
            <text:p>27.83</text:p>
          </table:table-cell>
          <table:table-cell table:formula="of:=[.B47]+[.F47]+[.J47]" office:value-type="float" office:value="2600">
            <text:p>2600</text:p>
          </table:table-cell>
          <table:table-cell table:formula="of:=[.C47]+[.G47]+[.K47]" office:value-type="float" office:value="274.530859057445">
            <text:p>274.53</text:p>
          </table:table-cell>
          <table:table-cell table:formula="of:=AVERAGE([.D47];[.H47];[.L47])" office:value-type="float" office:value="22">
            <text:p>22.00</text:p>
          </table:table-cell>
          <table:table-cell table:formula="of:=AVERAGE([.E47];[.I47];[.M47])" office:value-type="float" office:value="27.6578398092524">
            <text:p>27.66</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29"/>
        </table:table-row>
        <table:table-row table:style-name="ro1">
          <table:table-cell office:value-type="string">
            <text:p>NST</text:p>
          </table:table-cell>
          <table:table-cell office:value-type="float" office:value="1100">
            <text:p>1100</text:p>
          </table:table-cell>
          <table:table-cell office:value-type="float" office:value="113.999604887733">
            <text:p>114.00</text:p>
          </table:table-cell>
          <table:table-cell office:value-type="float" office:value="26">
            <text:p>26.00</text:p>
          </table:table-cell>
          <table:table-cell office:value-type="float" office:value="34.6426388592133">
            <text:p>34.64</text:p>
          </table:table-cell>
          <table:table-cell table:style-name="ce3" office:value-type="float" office:value="1100">
            <text:p>1100</text:p>
          </table:table-cell>
          <table:table-cell office:value-type="float" office:value="113.660581089721">
            <text:p>113.66</text:p>
          </table:table-cell>
          <table:table-cell table:style-name="ce4" office:value-type="float" office:value="27">
            <text:p>27.00</text:p>
          </table:table-cell>
          <table:table-cell office:value-type="float" office:value="35.1757284164536">
            <text:p>35.18</text:p>
          </table:table-cell>
          <table:table-cell table:style-name="ce3" office:value-type="float" office:value="700">
            <text:p>700</text:p>
          </table:table-cell>
          <table:table-cell office:value-type="float" office:value="75.2440392612648">
            <text:p>75.24</text:p>
          </table:table-cell>
          <table:table-cell office:value-type="float" office:value="27">
            <text:p>27.00</text:p>
          </table:table-cell>
          <table:table-cell table:style-name="ce5" office:value-type="float" office:value="34.8943728352068">
            <text:p>34.89</text:p>
          </table:table-cell>
          <table:table-cell table:formula="of:=[.B48]+[.F48]+[.J48]" office:value-type="float" office:value="2900">
            <text:p>2900</text:p>
          </table:table-cell>
          <table:table-cell table:formula="of:=[.C48]+[.G48]+[.K48]" office:value-type="float" office:value="302.904225238719">
            <text:p>302.90</text:p>
          </table:table-cell>
          <table:table-cell table:formula="of:=AVERAGE([.D48];[.H48];[.L48])" office:value-type="float" office:value="26.6666666666667">
            <text:p>26.67</text:p>
          </table:table-cell>
          <table:table-cell table:formula="of:=AVERAGE([.E48];[.I48];[.M48])" office:value-type="float" office:value="34.9042467036246">
            <text:p>34.9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29"/>
        </table:table-row>
        <table:table-row table:style-name="ro1">
          <table:table-cell office:value-type="string">
            <text:p>NST</text:p>
          </table:table-cell>
          <table:table-cell office:value-type="float" office:value="1000">
            <text:p>1000</text:p>
          </table:table-cell>
          <table:table-cell office:value-type="float" office:value="108.453620825807">
            <text:p>108.45</text:p>
          </table:table-cell>
          <table:table-cell office:value-type="float" office:value="28">
            <text:p>28.00</text:p>
          </table:table-cell>
          <table:table-cell office:value-type="float" office:value="38.9875040582792">
            <text:p>38.99</text:p>
          </table:table-cell>
          <table:table-cell table:style-name="Default" office:value-type="float" office:value="1000">
            <text:p>1000</text:p>
          </table:table-cell>
          <table:table-cell office:value-type="float" office:value="107.760072199248">
            <text:p>107.76</text:p>
          </table:table-cell>
          <table:table-cell table:style-name="ce4" office:value-type="float" office:value="30">
            <text:p>30.00</text:p>
          </table:table-cell>
          <table:table-cell office:value-type="float" office:value="40.5038749886079">
            <text:p>40.50</text:p>
          </table:table-cell>
          <table:table-cell table:style-name="Default" office:value-type="float" office:value="1000">
            <text:p>1000</text:p>
          </table:table-cell>
          <table:table-cell office:value-type="float" office:value="103.534740758716">
            <text:p>103.53</text:p>
          </table:table-cell>
          <table:table-cell office:value-type="float" office:value="30">
            <text:p>30.00</text:p>
          </table:table-cell>
          <table:table-cell table:style-name="ce5" office:value-type="float" office:value="39.3811975504407">
            <text:p>39.38</text:p>
          </table:table-cell>
          <table:table-cell table:formula="of:=[.B49]+[.F49]+[.J49]" office:value-type="float" office:value="3000">
            <text:p>3000</text:p>
          </table:table-cell>
          <table:table-cell table:formula="of:=[.C49]+[.G49]+[.K49]" office:value-type="float" office:value="319.748433783771">
            <text:p>319.75</text:p>
          </table:table-cell>
          <table:table-cell table:formula="of:=AVERAGE([.D49];[.H49];[.L49])" office:value-type="float" office:value="29.3333333333333">
            <text:p>29.33</text:p>
          </table:table-cell>
          <table:table-cell table:formula="of:=AVERAGE([.E49];[.I49];[.M49])" office:value-type="float" office:value="39.6241921991093">
            <text:p>39.62</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29"/>
        </table:table-row>
        <table:table-row table:style-name="ro1">
          <table:table-cell office:value-type="string">
            <text:p>NST</text:p>
          </table:table-cell>
          <table:table-cell office:value-type="float" office:value="1200">
            <text:p>1200</text:p>
          </table:table-cell>
          <table:table-cell office:value-type="float" office:value="129.020119074818">
            <text:p>129.02</text:p>
          </table:table-cell>
          <table:table-cell office:value-type="float" office:value="62">
            <text:p>62.00</text:p>
          </table:table-cell>
          <table:table-cell office:value-type="float" office:value="127.043858767051">
            <text:p>127.04</text:p>
          </table:table-cell>
          <table:table-cell table:style-name="Default" office:value-type="float" office:value="1200">
            <text:p>1200</text:p>
          </table:table-cell>
          <table:table-cell office:value-type="float" office:value="133.123682458671">
            <text:p>133.12</text:p>
          </table:table-cell>
          <table:table-cell table:style-name="ce4" office:value-type="float" office:value="64">
            <text:p>64.00</text:p>
          </table:table-cell>
          <table:table-cell office:value-type="float" office:value="126.110712868702">
            <text:p>126.11</text:p>
          </table:table-cell>
          <table:table-cell table:style-name="Default" office:value-type="float" office:value="1200">
            <text:p>1200</text:p>
          </table:table-cell>
          <table:table-cell office:value-type="float" office:value="120.07992820221">
            <text:p>120.08</text:p>
          </table:table-cell>
          <table:table-cell office:value-type="float" office:value="64">
            <text:p>64.00</text:p>
          </table:table-cell>
          <table:table-cell table:style-name="ce5" office:value-type="float" office:value="125.46030501035">
            <text:p>125.46</text:p>
          </table:table-cell>
          <table:table-cell table:formula="of:=[.B50]+[.F50]+[.J50]" office:value-type="float" office:value="3600">
            <text:p>3600</text:p>
          </table:table-cell>
          <table:table-cell table:formula="of:=[.C50]+[.G50]+[.K50]" office:value-type="float" office:value="382.223729735699">
            <text:p>382.22</text:p>
          </table:table-cell>
          <table:table-cell table:formula="of:=AVERAGE([.D50];[.H50];[.L50])" office:value-type="float" office:value="63.3333333333333">
            <text:p>63.33</text:p>
          </table:table-cell>
          <table:table-cell table:formula="of:=AVERAGE([.E50];[.I50];[.M50])" office:value-type="float" office:value="126.204958882034">
            <text:p>126.2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29"/>
        </table:table-row>
        <table:table-row table:style-name="ro1">
          <table:table-cell office:value-type="string">
            <text:p>NST</text:p>
          </table:table-cell>
          <table:table-cell office:value-type="float" office:value="1400">
            <text:p>1400</text:p>
          </table:table-cell>
          <table:table-cell office:value-type="float" office:value="148.016969088242">
            <text:p>148.02</text:p>
          </table:table-cell>
          <table:table-cell office:value-type="float" office:value="109">
            <text:p>109.00</text:p>
          </table:table-cell>
          <table:table-cell office:value-type="float" office:value="276.72585860459">
            <text:p>276.73</text:p>
          </table:table-cell>
          <table:table-cell table:style-name="Default" office:value-type="float" office:value="1400">
            <text:p>1400</text:p>
          </table:table-cell>
          <table:table-cell office:value-type="float" office:value="139.74235004211">
            <text:p>139.74</text:p>
          </table:table-cell>
          <table:table-cell table:style-name="ce4" office:value-type="float" office:value="114">
            <text:p>114.00</text:p>
          </table:table-cell>
          <table:table-cell office:value-type="float" office:value="301.632704044099">
            <text:p>301.63</text:p>
          </table:table-cell>
          <table:table-cell table:style-name="Default" office:value-type="float" office:value="1000">
            <text:p>1000</text:p>
          </table:table-cell>
          <table:table-cell office:value-type="float" office:value="102.463609408721">
            <text:p>102.46</text:p>
          </table:table-cell>
          <table:table-cell office:value-type="float" office:value="115">
            <text:p>115.00</text:p>
          </table:table-cell>
          <table:table-cell table:style-name="ce5" office:value-type="float" office:value="298.327308934096">
            <text:p>298.33</text:p>
          </table:table-cell>
          <table:table-cell table:formula="of:=[.B51]+[.F51]+[.J51]" office:value-type="float" office:value="3800">
            <text:p>3800</text:p>
          </table:table-cell>
          <table:table-cell table:formula="of:=[.C51]+[.G51]+[.K51]" office:value-type="float" office:value="390.222928539073">
            <text:p>390.22</text:p>
          </table:table-cell>
          <table:table-cell table:formula="of:=AVERAGE([.D51];[.H51];[.L51])" office:value-type="float" office:value="112.666666666667">
            <text:p>112.67</text:p>
          </table:table-cell>
          <table:table-cell table:formula="of:=AVERAGE([.E51];[.I51];[.M51])" office:value-type="float" office:value="292.228623860928">
            <text:p>292.23</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29"/>
        </table:table-row>
        <table:table-row table:style-name="ro1">
          <table:table-cell table:number-columns-repeated="5"/>
          <table:table-cell table:style-name="Default"/>
          <table:table-cell/>
          <table:table-cell table:style-name="ce4"/>
          <table:table-cell/>
          <table:table-cell table:style-name="Default"/>
          <table:table-cell table:number-columns-repeated="7"/>
          <table:table-cell table:style-name="ce3" table:number-columns-repeated="2"/>
          <table:table-cell table:number-columns-repeated="30"/>
        </table:table-row>
        <table:table-row table:style-name="ro1">
          <table:table-cell table:number-columns-repeated="2"/>
          <table:table-cell table:style-name="Default" table:number-columns-repeated="5"/>
          <table:table-cell/>
          <table:table-cell table:style-name="Default" table:number-columns-repeated="5"/>
          <table:table-cell table:number-columns-repeated="4"/>
          <table:table-cell table:style-name="Default" table:number-columns-repeated="2"/>
          <table:table-cell table:number-columns-repeated="30"/>
        </table:table-row>
        <table:table-row table:style-name="ro1" table:number-rows-repeated="4">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1">
          <table:table-cell table:number-columns-repeated="13"/>
          <table:table-cell table:style-name="Default"/>
          <table:table-cell table:number-columns-repeated="3"/>
          <table:table-cell table:style-name="Default" table:number-columns-repeated="2"/>
          <table:table-cell/>
          <table:table-cell table:style-name="ce4" table:number-columns-repeated="5"/>
          <table:table-cell table:number-columns-repeated="24"/>
        </table:table-row>
        <table:table-row table:style-name="ro1" table:number-rows-repeated="2">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1">
          <table:table-cell/>
          <table:table-cell table:style-name="ce3"/>
          <table:table-cell table:number-columns-repeated="5"/>
          <table:table-cell table:style-name="ce3"/>
          <table:table-cell table:number-columns-repeated="11"/>
          <table:table-cell table:style-name="ce3" table:number-columns-repeated="6"/>
          <table:table-cell table:number-columns-repeated="24"/>
        </table:table-row>
      </table:table>
      <table:table table:name="gráficos - jboss" table:style-name="ta1">
        <table:shapes>
          <draw:frame draw:z-index="0" draw:style-name="gr1" svg:width="13.0402in" svg:height="7.3303in" svg:x="0.0004in" svg:y="0.0004in">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 xlink:type="simple" xlink:show="embed" xlink:actuate="onLoad"/>
            <draw:image xlink:href="./ObjectReplacements/Object 1" xlink:type="simple" xlink:show="embed" xlink:actuate="onLoad"/>
          </draw:frame>
          <draw:frame draw:z-index="1" draw:style-name="gr1" svg:width="13.9508in" svg:height="5.1358in" svg:x="0.0004in" svg:y="7.563in">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2" xlink:type="simple" xlink:show="embed" xlink:actuate="onLoad"/>
            <draw:image xlink:href="./ObjectReplacements/Object 2" xlink:type="simple" xlink:show="embed" xlink:actuate="onLoad"/>
          </draw:frame>
          <draw:frame draw:z-index="2" draw:style-name="gr1" svg:width="13.6146in" svg:height="5.5453in" svg:x="0.0004in" svg:y="12.9409in">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13.7772in" svg:height="4.852in" svg:x="0.0433in" svg:y="18.7594in">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draw:frame draw:z-index="4" draw:style-name="gr1" svg:width="13.0402in" svg:height="7.3303in" svg:x="13.1713in" svg:y="0in">
            <draw:object draw:notify-on-update-of-ranges="'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7" xlink:type="simple" xlink:show="embed" xlink:actuate="onLoad"/>
            <draw:image xlink:href="./ObjectReplacements/Object 17" xlink:type="simple" xlink:show="embed" xlink:actuate="onLoad"/>
          </draw:frame>
          <draw:frame draw:z-index="5" draw:style-name="gr1" svg:width="13.0402in" svg:height="7.3303in" svg:x="26.6224in" svg:y="0in">
            <draw:object draw:notify-on-update-of-ranges="'resultados - jboss'.T5:'resultados - jboss'.T12 'resultados - jboss'.U4:'resultados - jboss'.U4 'resultados - jboss'.U5:'resultados - jboss'.U12" xlink:href="./Object 18" xlink:type="simple" xlink:show="embed" xlink:actuate="onLoad"/>
            <draw:image xlink:href="./ObjectReplacements/Object 18" xlink:type="simple" xlink:show="embed" xlink:actuate="onLoad"/>
          </draw:frame>
          <draw:frame draw:z-index="6" draw:style-name="gr1" svg:width="13.6146in" svg:height="5.5453in" svg:x="14.222in" svg:y="13.0535in">
            <draw:object draw:notify-on-update-of-ranges="'resultados - jboss'.N33:'resultados - jboss'.N40 'resultados - jboss'.P32:'resultados - jboss'.P32 'resultados - jboss'.P33:'resultados - jboss'.P40 'resultados - jboss'.N33:'resultados - jboss'.N40 'resultados - jboss'.Q32:'resultados - jboss'.Q32 'resultados - jboss'.Q33:'resultados - jboss'.Q40" xlink:href="./Object 20" xlink:type="simple" xlink:show="embed" xlink:actuate="onLoad"/>
            <draw:image xlink:href="./ObjectReplacements/Object 20" xlink:type="simple" xlink:show="embed" xlink:actuate="onLoad"/>
          </draw:frame>
          <draw:frame draw:z-index="7" draw:style-name="gr1" svg:width="13.7772in" svg:height="4.852in" svg:x="14.265in" svg:y="18.872in">
            <draw:object draw:notify-on-update-of-ranges="'resultados - jboss'.N45:'resultados - jboss'.N51 'resultados - jboss'.P44:'resultados - jboss'.P44 'resultados - jboss'.P45:'resultados - jboss'.P51 'resultados - jboss'.N45:'resultados - jboss'.N51 'resultados - jboss'.Q44:'resultados - jboss'.Q44 'resultados - jboss'.Q45:'resultados - jboss'.Q51" xlink:href="./Object 21" xlink:type="simple" xlink:show="embed" xlink:actuate="onLoad"/>
            <draw:image xlink:href="./ObjectReplacements/Object 21" xlink:type="simple" xlink:show="embed" xlink:actuate="onLoad"/>
          </draw:frame>
          <draw:frame draw:z-index="8" draw:style-name="gr1" svg:width="13.9508in" svg:height="5.1358in" svg:x="28.4437in" svg:y="7.5571in">
            <draw:object draw:notify-on-update-of-ranges="'resultados - jboss'.T19:'resultados - jboss'.T27 'resultados - jboss'.U18:'resultados - jboss'.U18 'resultados - jboss'.U19:'resultados - jboss'.U27" xlink:href="./Object 22" xlink:type="simple" xlink:show="embed" xlink:actuate="onLoad"/>
            <draw:image xlink:href="./ObjectReplacements/Object 22" xlink:type="simple" xlink:show="embed" xlink:actuate="onLoad"/>
          </draw:frame>
          <draw:frame draw:z-index="9" draw:style-name="gr1" svg:width="13.6146in" svg:height="5.5453in" svg:x="28.3362in" svg:y="12.935in">
            <draw:object draw:notify-on-update-of-ranges="'resultados - jboss'.N33:'resultados - jboss'.N40 'resultados - jboss'.O32:'resultados - jboss'.O32 'resultados - jboss'.O33:'resultados - jboss'.O40" xlink:href="./Object 23" xlink:type="simple" xlink:show="embed" xlink:actuate="onLoad"/>
            <draw:image xlink:href="./ObjectReplacements/Object 23" xlink:type="simple" xlink:show="embed" xlink:actuate="onLoad"/>
          </draw:frame>
          <draw:frame draw:z-index="10" draw:style-name="gr1" svg:width="13.7772in" svg:height="4.852in" svg:x="28.4866in" svg:y="18.7535in">
            <draw:object draw:notify-on-update-of-ranges="'resultados - jboss'.N45:'resultados - jboss'.N51 'resultados - jboss'.O44:'resultados - jboss'.O44 'resultados - jboss'.O45:'resultados - jboss'.O51" xlink:href="./Object 24" xlink:type="simple" xlink:show="embed" xlink:actuate="onLoad"/>
            <draw:image xlink:href="./ObjectReplacements/Object 24" xlink:type="simple" xlink:show="embed" xlink:actuate="onLoad"/>
          </draw:frame>
          <draw:frame draw:z-index="11" draw:style-name="gr1" svg:width="13.9508in" svg:height="5.1358in" svg:x="14.2004in" svg:y="7.572in">
            <draw:object draw:notify-on-update-of-ranges="'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19" xlink:type="simple" xlink:show="embed" xlink:actuate="onLoad"/>
            <draw:image xlink:href="./ObjectReplacements/Object 19" xlink:type="simple" xlink:show="embed" xlink:actuate="onLoad"/>
          </draw:frame>
        </table:shapes>
        <table:table-column table:style-name="co24" table:default-cell-style-name="Default"/>
        <table:table-row table:style-name="ro1">
          <table:table-cell/>
        </table:table-row>
      </table:table>
      <table:table table:name="resultados - terracotta" table:style-name="ta1">
        <table:table-column table:style-name="co24" table:default-cell-style-name="ce1"/>
        <table:table-column table:style-name="co24" table:default-cell-style-name="ce3"/>
        <table:table-column table:style-name="co24" table:number-columns-repeated="11" table:default-cell-style-name="ce4"/>
        <table:table-column table:style-name="co24" table:default-cell-style-name="ce3"/>
        <table:table-column table:style-name="co24" table:number-columns-repeated="5" table:default-cell-style-name="ce4"/>
        <table:table-column table:style-name="co24" table:number-columns-repeated="9" table:default-cell-style-name="Default"/>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STT</text:p>
          </table:table-cell>
          <table:table-cell office:value-type="float" office:value="100">
            <text:p>100</text:p>
          </table:table-cell>
          <table:table-cell office:value-type="float" office:value="13.9720310986363">
            <text:p>13.97</text:p>
          </table:table-cell>
          <table:table-cell office:value-type="float" office:value="5">
            <text:p>5.00</text:p>
          </table:table-cell>
          <table:table-cell office:value-type="float" office:value="16.3125">
            <text:p>16.31</text:p>
          </table:table-cell>
          <table:table-cell office:value-type="float" office:value="2.58456130568751">
            <text:p>2.58</text:p>
          </table:table-cell>
          <table:table-cell office:value-type="float" office:value="6.34412729229457">
            <text:p>6.34</text:p>
          </table:table-cell>
          <table:table-cell table:style-name="ce3" office:value-type="float" office:value="100">
            <text:p>100</text:p>
          </table:table-cell>
          <table:table-cell office:value-type="float" office:value="13.2966739108916">
            <text:p>13.30</text:p>
          </table:table-cell>
          <table:table-cell office:value-type="float" office:value="5">
            <text:p>5.00</text:p>
          </table:table-cell>
          <table:table-cell office:value-type="float" office:value="17.25">
            <text:p>17.25</text:p>
          </table:table-cell>
          <table:table-cell office:value-type="float" office:value="2.89885612556655">
            <text:p>2.90</text:p>
          </table:table-cell>
          <table:table-cell office:value-type="float" office:value="5.94002985490584">
            <text:p>5.94</text:p>
          </table:table-cell>
          <table:table-cell office:value-type="float" office:value="100">
            <text:p>100</text:p>
          </table:table-cell>
          <table:table-cell office:value-type="float" office:value="13.2920786595677">
            <text:p>13.29</text:p>
          </table:table-cell>
          <table:table-cell office:value-type="float" office:value="5">
            <text:p>5.00</text:p>
          </table:table-cell>
          <table:table-cell office:value-type="float" office:value="17.25">
            <text:p>17.25</text:p>
          </table:table-cell>
          <table:table-cell office:value-type="float" office:value="3.10338516620092">
            <text:p>3.10</text:p>
          </table:table-cell>
          <table:table-cell office:value-type="float" office:value="7.97016302616339">
            <text:p>7.97</text:p>
          </table:table-cell>
          <table:table-cell table:style-name="ce3" table:formula="of:=[.B5]+[.H5]+[.N5]" office:value-type="float" office:value="300">
            <text:p>300</text:p>
          </table:table-cell>
          <table:table-cell table:style-name="ce4" table:formula="of:=[.C5]+[.I5]+[.O5]" office:value-type="float" office:value="40.5607836690956">
            <text:p>40.56</text:p>
          </table:table-cell>
          <table:table-cell table:style-name="ce4" table:formula="of:=AVERAGE([.D5];[.J5];[.P5])" office:value-type="float" office:value="5">
            <text:p>5.00</text:p>
          </table:table-cell>
          <table:table-cell table:style-name="ce4" table:formula="of:=AVERAGE([.E5];[.K5];[.Q5])" office:value-type="float" office:value="16.9375">
            <text:p>16.94</text:p>
          </table:table-cell>
          <table:table-cell table:style-name="ce4" table:formula="of:=AVERAGE([.F5];[.L5];[.R5])" office:value-type="float" office:value="2.86226753248499">
            <text:p>2.86</text:p>
          </table:table-cell>
          <table:table-cell table:style-name="ce4" table:formula="of:=AVERAGE([.G5];[.M5];[.S5])" office:value-type="float" office:value="6.75144005778793">
            <text:p>6.7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row>
        <table:table-row table:style-name="ro1">
          <table:table-cell office:value-type="string">
            <text:p>STT</text:p>
          </table:table-cell>
          <table:table-cell office:value-type="float" office:value="200">
            <text:p>200</text:p>
          </table:table-cell>
          <table:table-cell office:value-type="float" office:value="26.1636653550918">
            <text:p>26.16</text:p>
          </table:table-cell>
          <table:table-cell office:value-type="float" office:value="4">
            <text:p>4.00</text:p>
          </table:table-cell>
          <table:table-cell office:value-type="float" office:value="18">
            <text:p>18.00</text:p>
          </table:table-cell>
          <table:table-cell office:value-type="float" office:value="3.4684156347396">
            <text:p>3.47</text:p>
          </table:table-cell>
          <table:table-cell office:value-type="float" office:value="8.06155270702136">
            <text:p>8.06</text:p>
          </table:table-cell>
          <table:table-cell table:style-name="ce3" office:value-type="float" office:value="200">
            <text:p>200</text:p>
          </table:table-cell>
          <table:table-cell office:value-type="float" office:value="26.9388084965002">
            <text:p>26.94</text:p>
          </table:table-cell>
          <table:table-cell office:value-type="float" office:value="5">
            <text:p>5.00</text:p>
          </table:table-cell>
          <table:table-cell office:value-type="float" office:value="18.9375">
            <text:p>18.94</text:p>
          </table:table-cell>
          <table:table-cell office:value-type="float" office:value="4.33285936543205">
            <text:p>4.33</text:p>
          </table:table-cell>
          <table:table-cell office:value-type="float" office:value="7.93595797242002">
            <text:p>7.94</text:p>
          </table:table-cell>
          <table:table-cell office:value-type="float" office:value="200">
            <text:p>200</text:p>
          </table:table-cell>
          <table:table-cell office:value-type="float" office:value="27.3454412870588">
            <text:p>27.35</text:p>
          </table:table-cell>
          <table:table-cell office:value-type="float" office:value="5">
            <text:p>5.00</text:p>
          </table:table-cell>
          <table:table-cell office:value-type="float" office:value="18.8125">
            <text:p>18.81</text:p>
          </table:table-cell>
          <table:table-cell office:value-type="float" office:value="3.30425236225525">
            <text:p>3.30</text:p>
          </table:table-cell>
          <table:table-cell office:value-type="float" office:value="7.69884433612991">
            <text:p>7.70</text:p>
          </table:table-cell>
          <table:table-cell table:style-name="ce3" table:formula="of:=[.B6]+[.H6]+[.N6]" office:value-type="float" office:value="600">
            <text:p>600</text:p>
          </table:table-cell>
          <table:table-cell table:style-name="ce4" table:formula="of:=[.C6]+[.I6]+[.O6]" office:value-type="float" office:value="80.4479151386508">
            <text:p>80.45</text:p>
          </table:table-cell>
          <table:table-cell table:style-name="ce4" table:formula="of:=AVERAGE([.D6];[.J6];[.P6])" office:value-type="float" office:value="4.66666666666667">
            <text:p>4.67</text:p>
          </table:table-cell>
          <table:table-cell table:style-name="ce4" table:formula="of:=AVERAGE([.E6];[.K6];[.Q6])" office:value-type="float" office:value="18.5833333333333">
            <text:p>18.58</text:p>
          </table:table-cell>
          <table:table-cell table:style-name="ce4" table:formula="of:=AVERAGE([.F6];[.L6];[.R6])" office:value-type="float" office:value="3.7018424541423">
            <text:p>3.70</text:p>
          </table:table-cell>
          <table:table-cell table:style-name="ce4" table:formula="of:=AVERAGE([.G6];[.M6];[.S6])" office:value-type="float" office:value="7.89878500519043">
            <text:p>7.90</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row>
        <table:table-row table:style-name="ro1">
          <table:table-cell office:value-type="string">
            <text:p>STT</text:p>
          </table:table-cell>
          <table:table-cell office:value-type="float" office:value="300">
            <text:p>300</text:p>
          </table:table-cell>
          <table:table-cell office:value-type="float" office:value="39.815903061548">
            <text:p>39.82</text:p>
          </table:table-cell>
          <table:table-cell office:value-type="float" office:value="6">
            <text:p>6.00</text:p>
          </table:table-cell>
          <table:table-cell office:value-type="float" office:value="22.5">
            <text:p>22.50</text:p>
          </table:table-cell>
          <table:table-cell office:value-type="float" office:value="6.42721039825221">
            <text:p>6.43</text:p>
          </table:table-cell>
          <table:table-cell office:value-type="float" office:value="12.4669195580297">
            <text:p>12.47</text:p>
          </table:table-cell>
          <table:table-cell table:style-name="ce3" office:value-type="float" office:value="300">
            <text:p>300</text:p>
          </table:table-cell>
          <table:table-cell office:value-type="float" office:value="38.299339123626">
            <text:p>38.30</text:p>
          </table:table-cell>
          <table:table-cell office:value-type="float" office:value="6">
            <text:p>6.00</text:p>
          </table:table-cell>
          <table:table-cell office:value-type="float" office:value="23.5625">
            <text:p>23.56</text:p>
          </table:table-cell>
          <table:table-cell office:value-type="float" office:value="6.37049560754219">
            <text:p>6.37</text:p>
          </table:table-cell>
          <table:table-cell office:value-type="float" office:value="14.0773916076019">
            <text:p>14.08</text:p>
          </table:table-cell>
          <table:table-cell office:value-type="float" office:value="300">
            <text:p>300</text:p>
          </table:table-cell>
          <table:table-cell office:value-type="float" office:value="40.3550647848253">
            <text:p>40.36</text:p>
          </table:table-cell>
          <table:table-cell office:value-type="float" office:value="6">
            <text:p>6.00</text:p>
          </table:table-cell>
          <table:table-cell office:value-type="float" office:value="23.5">
            <text:p>23.50</text:p>
          </table:table-cell>
          <table:table-cell office:value-type="float" office:value="6.10122546331432">
            <text:p>6.10</text:p>
          </table:table-cell>
          <table:table-cell office:value-type="float" office:value="12.9932314633707">
            <text:p>12.99</text:p>
          </table:table-cell>
          <table:table-cell table:style-name="ce3" table:formula="of:=[.B7]+[.H7]+[.N7]" office:value-type="float" office:value="900">
            <text:p>900</text:p>
          </table:table-cell>
          <table:table-cell table:style-name="ce4" table:formula="of:=[.C7]+[.I7]+[.O7]" office:value-type="float" office:value="118.470306969999">
            <text:p>118.47</text:p>
          </table:table-cell>
          <table:table-cell table:style-name="ce4" table:formula="of:=AVERAGE([.D7];[.J7];[.P7])" office:value-type="float" office:value="6">
            <text:p>6.00</text:p>
          </table:table-cell>
          <table:table-cell table:style-name="ce4" table:formula="of:=AVERAGE([.E7];[.K7];[.Q7])" office:value-type="float" office:value="23.1875">
            <text:p>23.19</text:p>
          </table:table-cell>
          <table:table-cell table:style-name="ce4" table:formula="of:=AVERAGE([.G7];[.L7];[.R7])" office:value-type="float" office:value="8.31288020962874">
            <text:p>8.31</text:p>
          </table:table-cell>
          <table:table-cell table:style-name="ce4" table:formula="of:=AVERAGE([.G7];[.M7];[.S7])" office:value-type="float" office:value="13.1791808763341">
            <text:p>13.18</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row>
        <table:table-row table:style-name="ro1">
          <table:table-cell office:value-type="string">
            <text:p>STT</text:p>
          </table:table-cell>
          <table:table-cell office:value-type="float" office:value="400">
            <text:p>400</text:p>
          </table:table-cell>
          <table:table-cell office:value-type="float" office:value="51.9468525979198">
            <text:p>51.95</text:p>
          </table:table-cell>
          <table:table-cell office:value-type="float" office:value="8">
            <text:p>8.00</text:p>
          </table:table-cell>
          <table:table-cell office:value-type="float" office:value="35.0625">
            <text:p>35.06</text:p>
          </table:table-cell>
          <table:table-cell office:value-type="float" office:value="15.0911245709631">
            <text:p>15.09</text:p>
          </table:table-cell>
          <table:table-cell office:value-type="float" office:value="39.5264866577278">
            <text:p>39.53</text:p>
          </table:table-cell>
          <table:table-cell table:style-name="ce3" office:value-type="float" office:value="400">
            <text:p>400</text:p>
          </table:table-cell>
          <table:table-cell office:value-type="float" office:value="52.8839373854181">
            <text:p>52.88</text:p>
          </table:table-cell>
          <table:table-cell office:value-type="float" office:value="10">
            <text:p>10.00</text:p>
          </table:table-cell>
          <table:table-cell office:value-type="float" office:value="37.25">
            <text:p>37.25</text:p>
          </table:table-cell>
          <table:table-cell office:value-type="float" office:value="15.6511825162881">
            <text:p>15.65</text:p>
          </table:table-cell>
          <table:table-cell office:value-type="float" office:value="41.7465852592294">
            <text:p>41.75</text:p>
          </table:table-cell>
          <table:table-cell office:value-type="float" office:value="300">
            <text:p>300</text:p>
          </table:table-cell>
          <table:table-cell office:value-type="float" office:value="39.5739497879862">
            <text:p>39.57</text:p>
          </table:table-cell>
          <table:table-cell office:value-type="float" office:value="8">
            <text:p>8.00</text:p>
          </table:table-cell>
          <table:table-cell office:value-type="float" office:value="35.75">
            <text:p>35.75</text:p>
          </table:table-cell>
          <table:table-cell office:value-type="float" office:value="9.71450135148153">
            <text:p>9.71</text:p>
          </table:table-cell>
          <table:table-cell office:value-type="float" office:value="38.5217903003352">
            <text:p>38.52</text:p>
          </table:table-cell>
          <table:table-cell table:style-name="ce3" table:formula="of:=[.B8]+[.H8]+[.N8]" office:value-type="float" office:value="1100">
            <text:p>1100</text:p>
          </table:table-cell>
          <table:table-cell table:style-name="ce4" table:formula="of:=[.C8]+[.I8]+[.O8]" office:value-type="float" office:value="144.404739771324">
            <text:p>144.40</text:p>
          </table:table-cell>
          <table:table-cell table:style-name="ce4" table:formula="of:=AVERAGE([.D8];[.J8];[.P8])" office:value-type="float" office:value="8.66666666666667">
            <text:p>8.67</text:p>
          </table:table-cell>
          <table:table-cell table:style-name="ce4" table:formula="of:=AVERAGE([.E8];[.K8];[.Q8])" office:value-type="float" office:value="36.0208333333333">
            <text:p>36.02</text:p>
          </table:table-cell>
          <table:table-cell table:style-name="ce4" table:formula="of:=AVERAGE([.F8];[.L8];[.R8])" office:value-type="float" office:value="13.4856028129109">
            <text:p>13.49</text:p>
          </table:table-cell>
          <table:table-cell table:style-name="ce4" table:formula="of:=AVERAGE([.G8];[.M8];[.S8])" office:value-type="float" office:value="39.9316207390975">
            <text:p>39.9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row>
        <table:table-row table:style-name="ro1">
          <table:table-cell office:value-type="string">
            <text:p>STT</text:p>
          </table:table-cell>
          <table:table-cell table:style-name="Default" office:value-type="float" office:value="450">
            <text:p>450</text:p>
          </table:table-cell>
          <table:table-cell office:value-type="float" office:value="59.014329553502">
            <text:p>59.01</text:p>
          </table:table-cell>
          <table:table-cell office:value-type="float" office:value="28">
            <text:p>28.00</text:p>
          </table:table-cell>
          <table:table-cell office:value-type="float" office:value="105.875">
            <text:p>105.88</text:p>
          </table:table-cell>
          <table:table-cell office:value-type="float" office:value="76.8264519163742">
            <text:p>76.83</text:p>
          </table:table-cell>
          <table:table-cell office:value-type="float" office:value="195.096933449678">
            <text:p>195.10</text:p>
          </table:table-cell>
          <table:table-cell table:style-name="Default" office:value-type="float" office:value="450">
            <text:p>450</text:p>
          </table:table-cell>
          <table:table-cell office:value-type="float" office:value="57.8454085028466">
            <text:p>57.85</text:p>
          </table:table-cell>
          <table:table-cell office:value-type="float" office:value="28">
            <text:p>28.00</text:p>
          </table:table-cell>
          <table:table-cell office:value-type="float" office:value="109.875">
            <text:p>109.88</text:p>
          </table:table-cell>
          <table:table-cell office:value-type="float" office:value="73.0677210746206">
            <text:p>73.07</text:p>
          </table:table-cell>
          <table:table-cell office:value-type="float" office:value="178.937360390297">
            <text:p>178.94</text:p>
          </table:table-cell>
          <table:table-cell table:style-name="Default" office:value-type="float" office:value="300">
            <text:p>300</text:p>
          </table:table-cell>
          <table:table-cell office:value-type="float" office:value="38.3998361606991">
            <text:p>38.40</text:p>
          </table:table-cell>
          <table:table-cell office:value-type="float" office:value="26">
            <text:p>26.00</text:p>
          </table:table-cell>
          <table:table-cell office:value-type="float" office:value="107.1875">
            <text:p>107.19</text:p>
          </table:table-cell>
          <table:table-cell office:value-type="float" office:value="58.2951963648609">
            <text:p>58.30</text:p>
          </table:table-cell>
          <table:table-cell office:value-type="float" office:value="179.208806818023">
            <text:p>179.21</text:p>
          </table:table-cell>
          <table:table-cell table:style-name="ce3" table:formula="of:=[.B9]+[.H9]+[.N9]" office:value-type="float" office:value="1200">
            <text:p>1200</text:p>
          </table:table-cell>
          <table:table-cell table:style-name="ce4" table:formula="of:=[.C9]+[.I9]+[.O9]" office:value-type="float" office:value="155.259574217048">
            <text:p>155.26</text:p>
          </table:table-cell>
          <table:table-cell table:style-name="ce4" table:formula="of:=AVERAGE([.D9];[.J9];[.P9])" office:value-type="float" office:value="27.3333333333333">
            <text:p>27.33</text:p>
          </table:table-cell>
          <table:table-cell table:style-name="ce4" table:formula="of:=AVERAGE([.E9];[.K9];[.Q9])" office:value-type="float" office:value="107.645833333333">
            <text:p>107.65</text:p>
          </table:table-cell>
          <table:table-cell table:style-name="ce4" table:formula="of:=AVERAGE([.F9];[.L9];[.R9])" office:value-type="float" office:value="69.3964564519519">
            <text:p>69.40</text:p>
          </table:table-cell>
          <table:table-cell table:style-name="ce4" table:formula="of:=AVERAGE([.G9];[.M9];[.S9])" office:value-type="float" office:value="184.414366885999">
            <text:p>184.41</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row>
        <table:table-row table:style-name="ro1">
          <table:table-cell table:number-columns-repeated="7"/>
          <table:table-cell table:style-name="ce3"/>
          <table:table-cell table:number-columns-repeated="5"/>
          <table:table-cell table:style-name="Default"/>
          <table:table-cell table:number-columns-repeated="5"/>
          <table:table-cell table:style-name="ce3"/>
          <table:table-cell table:style-name="ce4" table:number-columns-repeated="5"/>
          <table:table-cell table:style-name="ce3" table:number-columns-repeated="2"/>
          <table:table-cell/>
        </table:table-row>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LT</text:p>
          </table:table-cell>
          <table:table-cell office:value-type="float" office:value="300">
            <text:p>300</text:p>
          </table:table-cell>
          <table:table-cell office:value-type="float" office:value="38.8265048416292">
            <text:p>38.83</text:p>
          </table:table-cell>
          <table:table-cell office:value-type="float" office:value="4">
            <text:p>4.00</text:p>
          </table:table-cell>
          <table:table-cell office:value-type="float" office:value="15.75">
            <text:p>15.75</text:p>
          </table:table-cell>
          <table:table-cell office:value-type="float" office:value="3.75871020930053">
            <text:p>3.76</text:p>
          </table:table-cell>
          <table:table-cell office:value-type="float" office:value="23.9359235409206">
            <text:p>23.94</text:p>
          </table:table-cell>
          <table:table-cell table:style-name="ce3" office:value-type="float" office:value="300">
            <text:p>300</text:p>
          </table:table-cell>
          <table:table-cell office:value-type="float" office:value="38.6613161314342">
            <text:p>38.66</text:p>
          </table:table-cell>
          <table:table-cell office:value-type="float" office:value="4">
            <text:p>4.00</text:p>
          </table:table-cell>
          <table:table-cell office:value-type="float" office:value="17.125">
            <text:p>17.13</text:p>
          </table:table-cell>
          <table:table-cell office:value-type="float" office:value="3.7583087804076">
            <text:p>3.76</text:p>
          </table:table-cell>
          <table:table-cell office:value-type="float" office:value="29.3889132403727">
            <text:p>29.39</text:p>
          </table:table-cell>
          <table:table-cell office:value-type="float" office:value="300">
            <text:p>300</text:p>
          </table:table-cell>
          <table:table-cell office:value-type="float" office:value="38.6516307051417">
            <text:p>38.65</text:p>
          </table:table-cell>
          <table:table-cell office:value-type="float" office:value="4">
            <text:p>4.00</text:p>
          </table:table-cell>
          <table:table-cell office:value-type="float" office:value="16">
            <text:p>16.00</text:p>
          </table:table-cell>
          <table:table-cell office:value-type="float" office:value="3.78006997197877">
            <text:p>3.78</text:p>
          </table:table-cell>
          <table:table-cell office:value-type="float" office:value="20.9998501047301">
            <text:p>21.00</text:p>
          </table:table-cell>
          <table:table-cell table:style-name="ce3" table:formula="of:=[.B15]+[.H15]+[.N15]" office:value-type="float" office:value="900">
            <text:p>900</text:p>
          </table:table-cell>
          <table:table-cell table:style-name="ce4" table:formula="of:=[.C15]+[.I15]+[.O15]" office:value-type="float" office:value="116.139451678205">
            <text:p>116.14</text:p>
          </table:table-cell>
          <table:table-cell table:style-name="ce4" table:formula="of:=AVERAGE([.D15];[.J15];[.P15])" office:value-type="float" office:value="4">
            <text:p>4.00</text:p>
          </table:table-cell>
          <table:table-cell table:style-name="ce4" table:formula="of:=AVERAGE([.E15];[.K15];[.Q15])" office:value-type="float" office:value="16.2916666666667">
            <text:p>16.29</text:p>
          </table:table-cell>
          <table:table-cell table:style-name="ce4" table:formula="of:=AVERAGE([.F15];[.L15];[.R15])" office:value-type="float" office:value="3.7656963205623">
            <text:p>3.77</text:p>
          </table:table-cell>
          <table:table-cell table:style-name="ce4" table:formula="of:=AVERAGE([.G15];[.M15];[.S15])" office:value-type="float" office:value="24.7748956286745">
            <text:p>24.77</text:p>
          </table:table-cell>
          <table:table-cell table:style-name="ce3" table:formula="of:=[.B15]" office:value-type="float" office:value="300">
            <text:p>300</text:p>
          </table:table-cell>
          <table:table-cell table:style-name="ce3" table:formula="of:=[.H15]" office:value-type="float" office:value="300">
            <text:p>300</text:p>
          </table:table-cell>
          <table:table-cell table:formula="of:=[.N15]" office:value-type="float" office:value="300">
            <text:p>300</text:p>
          </table:table-cell>
        </table:table-row>
        <table:table-row table:style-name="ro1">
          <table:table-cell office:value-type="string">
            <text:p>LT</text:p>
          </table:table-cell>
          <table:table-cell office:value-type="float" office:value="850">
            <text:p>850</text:p>
          </table:table-cell>
          <table:table-cell office:value-type="float" office:value="101.943421401122">
            <text:p>101.94</text:p>
          </table:table-cell>
          <table:table-cell office:value-type="float" office:value="6">
            <text:p>6.00</text:p>
          </table:table-cell>
          <table:table-cell office:value-type="float" office:value="20.75">
            <text:p>20.75</text:p>
          </table:table-cell>
          <table:table-cell office:value-type="float" office:value="13.4518854352779">
            <text:p>13.45</text:p>
          </table:table-cell>
          <table:table-cell office:value-type="float" office:value="25.8377097138731">
            <text:p>25.84</text:p>
          </table:table-cell>
          <table:table-cell table:style-name="ce3" office:value-type="float" office:value="850">
            <text:p>850</text:p>
          </table:table-cell>
          <table:table-cell office:value-type="float" office:value="105.539987066178">
            <text:p>105.54</text:p>
          </table:table-cell>
          <table:table-cell office:value-type="float" office:value="6">
            <text:p>6.00</text:p>
          </table:table-cell>
          <table:table-cell office:value-type="float" office:value="20.875">
            <text:p>20.88</text:p>
          </table:table-cell>
          <table:table-cell office:value-type="float" office:value="8.97392968259151">
            <text:p>8.97</text:p>
          </table:table-cell>
          <table:table-cell office:value-type="float" office:value="29.2218776258266">
            <text:p>29.22</text:p>
          </table:table-cell>
          <table:table-cell office:value-type="float" office:value="300">
            <text:p>300</text:p>
          </table:table-cell>
          <table:table-cell office:value-type="float" office:value="37.6561816283161">
            <text:p>37.66</text:p>
          </table:table-cell>
          <table:table-cell office:value-type="float" office:value="5">
            <text:p>5.00</text:p>
          </table:table-cell>
          <table:table-cell office:value-type="float" office:value="21.375">
            <text:p>21.38</text:p>
          </table:table-cell>
          <table:table-cell office:value-type="float" office:value="6.3840585265827">
            <text:p>6.38</text:p>
          </table:table-cell>
          <table:table-cell office:value-type="float" office:value="31.5131529376904">
            <text:p>31.51</text:p>
          </table:table-cell>
          <table:table-cell table:style-name="ce3" table:formula="of:=[.B16]+[.H16]+[.N16]" office:value-type="float" office:value="2000">
            <text:p>2000</text:p>
          </table:table-cell>
          <table:table-cell table:style-name="ce4" table:formula="of:=[.C16]+[.I16]+[.O16]" office:value-type="float" office:value="245.139590095616">
            <text:p>245.14</text:p>
          </table:table-cell>
          <table:table-cell table:style-name="ce4" table:formula="of:=AVERAGE([.D16];[.J16];[.P16])" office:value-type="float" office:value="5.66666666666667">
            <text:p>5.67</text:p>
          </table:table-cell>
          <table:table-cell table:style-name="ce4" table:formula="of:=AVERAGE([.E16];[.K16];[.Q16])" office:value-type="float" office:value="21">
            <text:p>21.00</text:p>
          </table:table-cell>
          <table:table-cell table:style-name="ce4" table:formula="of:=AVERAGE([.F16];[.L16];[.R16])" office:value-type="float" office:value="9.60329121481737">
            <text:p>9.60</text:p>
          </table:table-cell>
          <table:table-cell table:style-name="ce4" table:formula="of:=AVERAGE([.G16];[.M16];[.S16])" office:value-type="float" office:value="28.8575800924634">
            <text:p>28.86</text:p>
          </table:table-cell>
          <table:table-cell table:style-name="ce3" table:formula="of:=[.B16]" office:value-type="float" office:value="850">
            <text:p>850</text:p>
          </table:table-cell>
          <table:table-cell table:style-name="ce3" table:formula="of:=[.H16]" office:value-type="float" office:value="850">
            <text:p>850</text:p>
          </table:table-cell>
          <table:table-cell table:formula="of:=[.N16]" office:value-type="float" office:value="300">
            <text:p>3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7.484396441061">
            <text:p>127.48</text:p>
          </table:table-cell>
          <table:table-cell office:value-type="float" office:value="5">
            <text:p>5.00</text:p>
          </table:table-cell>
          <table:table-cell office:value-type="float" office:value="18.25">
            <text:p>18.25</text:p>
          </table:table-cell>
          <table:table-cell office:value-type="float" office:value="7.45154894631814">
            <text:p>7.45</text:p>
          </table:table-cell>
          <table:table-cell office:value-type="float" office:value="7.58272070963471">
            <text:p>7.58</text:p>
          </table:table-cell>
          <table:table-cell table:style-name="Default" office:value-type="float" office:value="1000">
            <text:p>1000</text:p>
          </table:table-cell>
          <table:table-cell office:value-type="float" office:value="124.439589764152">
            <text:p>124.44</text:p>
          </table:table-cell>
          <table:table-cell office:value-type="float" office:value="5">
            <text:p>5.00</text:p>
          </table:table-cell>
          <table:table-cell office:value-type="float" office:value="18.75">
            <text:p>18.75</text:p>
          </table:table-cell>
          <table:table-cell office:value-type="float" office:value="7.34195543707533">
            <text:p>7.34</text:p>
          </table:table-cell>
          <table:table-cell office:value-type="float" office:value="7.72731155667391">
            <text:p>7.73</text:p>
          </table:table-cell>
          <table:table-cell table:style-name="Default" office:value-type="float" office:value="600">
            <text:p>600</text:p>
          </table:table-cell>
          <table:table-cell office:value-type="float" office:value="76.33223605744">
            <text:p>76.33</text:p>
          </table:table-cell>
          <table:table-cell office:value-type="float" office:value="5">
            <text:p>5.00</text:p>
          </table:table-cell>
          <table:table-cell office:value-type="float" office:value="18.75">
            <text:p>18.75</text:p>
          </table:table-cell>
          <table:table-cell office:value-type="float" office:value="6.34978579021349">
            <text:p>6.35</text:p>
          </table:table-cell>
          <table:table-cell office:value-type="float" office:value="8.13664658792217">
            <text:p>8.14</text:p>
          </table:table-cell>
          <table:table-cell table:style-name="ce3" table:formula="of:=[.B17]+[.H17]+[.N17]" office:value-type="float" office:value="2600">
            <text:p>2600</text:p>
          </table:table-cell>
          <table:table-cell table:style-name="ce4" table:formula="of:=[.C17]+[.I17]+[.O17]" office:value-type="float" office:value="328.256222262653">
            <text:p>328.26</text:p>
          </table:table-cell>
          <table:table-cell table:style-name="ce4" table:formula="of:=AVERAGE([.D17];[.J17];[.P17])" office:value-type="float" office:value="5">
            <text:p>5.00</text:p>
          </table:table-cell>
          <table:table-cell table:style-name="ce4" table:formula="of:=AVERAGE([.E17];[.K17];[.Q17])" office:value-type="float" office:value="18.5833333333333">
            <text:p>18.58</text:p>
          </table:table-cell>
          <table:table-cell table:style-name="ce4" table:formula="of:=AVERAGE([.F17];[.L17];[.R17])" office:value-type="float" office:value="7.04776339120232">
            <text:p>7.05</text:p>
          </table:table-cell>
          <table:table-cell table:style-name="ce4" table:formula="of:=AVERAGE([.G17];[.M17];[.S17])" office:value-type="float" office:value="7.81555961807693">
            <text:p>7.82</text:p>
          </table:table-cell>
          <table:table-cell table:style-name="ce3" table:formula="of:=[.B17]" office:value-type="float" office:value="1000">
            <text:p>1000</text:p>
          </table:table-cell>
          <table:table-cell table:style-name="ce3" table:formula="of:=[.H17]" office:value-type="float" office:value="1000">
            <text:p>1000</text:p>
          </table:table-cell>
          <table:table-cell table:formula="of:=[.N17]" office:value-type="float" office:value="600">
            <text:p>600</text:p>
          </table:table-cell>
        </table:table-row>
        <table:table-row table:style-name="ro1">
          <table:table-cell office:value-type="string">
            <text:p>LT</text:p>
          </table:table-cell>
          <table:table-cell table:style-name="Default" office:value-type="float" office:value="1100">
            <text:p>1100</text:p>
          </table:table-cell>
          <table:table-cell office:value-type="float" office:value="139.327953726231">
            <text:p>139.33</text:p>
          </table:table-cell>
          <table:table-cell office:value-type="float" office:value="6">
            <text:p>6.00</text:p>
          </table:table-cell>
          <table:table-cell office:value-type="float" office:value="21.625">
            <text:p>21.63</text:p>
          </table:table-cell>
          <table:table-cell office:value-type="float" office:value="8.4363582974121">
            <text:p>8.44</text:p>
          </table:table-cell>
          <table:table-cell office:value-type="float" office:value="12.3541467760983">
            <text:p>12.35</text:p>
          </table:table-cell>
          <table:table-cell table:style-name="ce3" office:value-type="float" office:value="1100">
            <text:p>1100</text:p>
          </table:table-cell>
          <table:table-cell office:value-type="float" office:value="137.768840584752">
            <text:p>137.77</text:p>
          </table:table-cell>
          <table:table-cell office:value-type="float" office:value="6">
            <text:p>6.00</text:p>
          </table:table-cell>
          <table:table-cell office:value-type="float" office:value="22.25">
            <text:p>22.25</text:p>
          </table:table-cell>
          <table:table-cell office:value-type="float" office:value="8.74506099069003">
            <text:p>8.75</text:p>
          </table:table-cell>
          <table:table-cell office:value-type="float" office:value="12.7600691519567">
            <text:p>12.76</text:p>
          </table:table-cell>
          <table:table-cell office:value-type="float" office:value="700">
            <text:p>700</text:p>
          </table:table-cell>
          <table:table-cell office:value-type="float" office:value="90.3368160300842">
            <text:p>90.34</text:p>
          </table:table-cell>
          <table:table-cell office:value-type="float" office:value="6">
            <text:p>6.00</text:p>
          </table:table-cell>
          <table:table-cell office:value-type="float" office:value="22.125">
            <text:p>22.13</text:p>
          </table:table-cell>
          <table:table-cell office:value-type="float" office:value="7.86906567982943">
            <text:p>7.87</text:p>
          </table:table-cell>
          <table:table-cell office:value-type="float" office:value="12.8806407427082">
            <text:p>12.88</text:p>
          </table:table-cell>
          <table:table-cell table:style-name="ce3" table:formula="of:=[.B18]+[.H18]+[.N18]" office:value-type="float" office:value="2900">
            <text:p>2900</text:p>
          </table:table-cell>
          <table:table-cell table:style-name="ce4" table:formula="of:=[.C18]+[.I18]+[.O18]" office:value-type="float" office:value="367.433610341067">
            <text:p>367.43</text:p>
          </table:table-cell>
          <table:table-cell table:style-name="ce4" table:formula="of:=AVERAGE([.D18];[.J18];[.P18])" office:value-type="float" office:value="6">
            <text:p>6.00</text:p>
          </table:table-cell>
          <table:table-cell table:style-name="ce4" table:formula="of:=AVERAGE([.E18];[.K18];[.Q18])" office:value-type="float" office:value="22">
            <text:p>22.00</text:p>
          </table:table-cell>
          <table:table-cell table:style-name="ce4" table:formula="of:=AVERAGE([.F18];[.L18];[.R18])" office:value-type="float" office:value="8.35016165597719">
            <text:p>8.35</text:p>
          </table:table-cell>
          <table:table-cell table:style-name="ce4" table:formula="of:=AVERAGE([.G18];[.M18];[.S18])" office:value-type="float" office:value="12.6649522235877">
            <text:p>12.66</text:p>
          </table:table-cell>
          <table:table-cell table:style-name="ce3" table:formula="of:=[.B18]" office:value-type="float" office:value="1100">
            <text:p>1100</text:p>
          </table:table-cell>
          <table:table-cell table:style-name="ce3" table:formula="of:=[.H18]" office:value-type="float" office:value="1100">
            <text:p>1100</text:p>
          </table:table-cell>
          <table:table-cell table:formula="of:=[.N18]" office:value-type="float" office:value="700">
            <text:p>7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5.135346042682">
            <text:p>125.14</text:p>
          </table:table-cell>
          <table:table-cell office:value-type="float" office:value="6">
            <text:p>6.00</text:p>
          </table:table-cell>
          <table:table-cell office:value-type="float" office:value="20.625">
            <text:p>20.63</text:p>
          </table:table-cell>
          <table:table-cell office:value-type="float" office:value="8.09978307965713">
            <text:p>8.10</text:p>
          </table:table-cell>
          <table:table-cell office:value-type="float" office:value="10.6946954862517">
            <text:p>10.69</text:p>
          </table:table-cell>
          <table:table-cell table:style-name="Default" office:value-type="float" office:value="1000">
            <text:p>1000</text:p>
          </table:table-cell>
          <table:table-cell office:value-type="float" office:value="124.153343173635">
            <text:p>124.15</text:p>
          </table:table-cell>
          <table:table-cell office:value-type="float" office:value="6">
            <text:p>6.00</text:p>
          </table:table-cell>
          <table:table-cell office:value-type="float" office:value="21">
            <text:p>21.00</text:p>
          </table:table-cell>
          <table:table-cell office:value-type="float" office:value="8.15663646115082">
            <text:p>8.16</text:p>
          </table:table-cell>
          <table:table-cell office:value-type="float" office:value="10.1950791223676">
            <text:p>10.20</text:p>
          </table:table-cell>
          <table:table-cell table:style-name="Default" office:value-type="float" office:value="1000">
            <text:p>1000</text:p>
          </table:table-cell>
          <table:table-cell office:value-type="float" office:value="128.287820853185">
            <text:p>128.29</text:p>
          </table:table-cell>
          <table:table-cell office:value-type="float" office:value="6">
            <text:p>6.00</text:p>
          </table:table-cell>
          <table:table-cell office:value-type="float" office:value="21.25">
            <text:p>21.25</text:p>
          </table:table-cell>
          <table:table-cell office:value-type="float" office:value="8.5441705856976">
            <text:p>8.54</text:p>
          </table:table-cell>
          <table:table-cell office:value-type="float" office:value="11.2743454795521">
            <text:p>11.27</text:p>
          </table:table-cell>
          <table:table-cell table:style-name="ce3" table:formula="of:=[.B19]+[.H19]+[.N19]" office:value-type="float" office:value="3000">
            <text:p>3000</text:p>
          </table:table-cell>
          <table:table-cell table:style-name="ce4" table:formula="of:=[.C19]+[.I19]+[.O19]" office:value-type="float" office:value="377.576510069502">
            <text:p>377.58</text:p>
          </table:table-cell>
          <table:table-cell table:style-name="ce4" table:formula="of:=AVERAGE([.D19];[.J19];[.P19])" office:value-type="float" office:value="6">
            <text:p>6.00</text:p>
          </table:table-cell>
          <table:table-cell table:style-name="ce4" table:formula="of:=AVERAGE([.E19];[.K19];[.Q19])" office:value-type="float" office:value="20.9583333333333">
            <text:p>20.96</text:p>
          </table:table-cell>
          <table:table-cell table:style-name="ce4" table:formula="of:=AVERAGE([.F19];[.L19];[.R19])" office:value-type="float" office:value="8.26686337550185">
            <text:p>8.27</text:p>
          </table:table-cell>
          <table:table-cell table:style-name="ce4" table:formula="of:=AVERAGE([.G19];[.M19];[.S19])" office:value-type="float" office:value="10.7213733627238">
            <text:p>10.72</text:p>
          </table:table-cell>
          <table:table-cell table:style-name="ce3" table:formula="of:=[.B19]" office:value-type="float" office:value="1000">
            <text:p>1000</text:p>
          </table:table-cell>
          <table:table-cell table:style-name="ce3" table:formula="of:=[.H19]" office:value-type="float" office:value="1000">
            <text:p>1000</text:p>
          </table:table-cell>
          <table:table-cell table:formula="of:=[.N19]" office:value-type="float" office:value="1000">
            <text:p>1000</text:p>
          </table:table-cell>
        </table:table-row>
        <table:table-row table:style-name="ro1">
          <table:table-cell office:value-type="string">
            <text:p>LT</text:p>
          </table:table-cell>
          <table:table-cell table:style-name="Default" office:value-type="float" office:value="1200">
            <text:p>1200</text:p>
          </table:table-cell>
          <table:table-cell office:value-type="float" office:value="148.701699915151">
            <text:p>148.70</text:p>
          </table:table-cell>
          <table:table-cell office:value-type="float" office:value="9">
            <text:p>9.00</text:p>
          </table:table-cell>
          <table:table-cell office:value-type="float" office:value="35.625">
            <text:p>35.63</text:p>
          </table:table-cell>
          <table:table-cell office:value-type="float" office:value="22.5138271955937">
            <text:p>22.51</text:p>
          </table:table-cell>
          <table:table-cell office:value-type="float" office:value="35.6566162568518">
            <text:p>35.66</text:p>
          </table:table-cell>
          <table:table-cell table:style-name="Default" office:value-type="float" office:value="1200">
            <text:p>1200</text:p>
          </table:table-cell>
          <table:table-cell office:value-type="float" office:value="154.333943643103">
            <text:p>154.33</text:p>
          </table:table-cell>
          <table:table-cell office:value-type="float" office:value="9">
            <text:p>9.00</text:p>
          </table:table-cell>
          <table:table-cell office:value-type="float" office:value="36.125">
            <text:p>36.13</text:p>
          </table:table-cell>
          <table:table-cell office:value-type="float" office:value="22.5583196218097">
            <text:p>22.56</text:p>
          </table:table-cell>
          <table:table-cell office:value-type="float" office:value="33.7824057711347">
            <text:p>33.78</text:p>
          </table:table-cell>
          <table:table-cell table:style-name="Default" office:value-type="float" office:value="1200">
            <text:p>1200</text:p>
          </table:table-cell>
          <table:table-cell office:value-type="float" office:value="149.190331637675">
            <text:p>149.19</text:p>
          </table:table-cell>
          <table:table-cell office:value-type="float" office:value="10">
            <text:p>10.00</text:p>
          </table:table-cell>
          <table:table-cell office:value-type="float" office:value="36.5">
            <text:p>36.50</text:p>
          </table:table-cell>
          <table:table-cell office:value-type="float" office:value="19.368185962665">
            <text:p>19.37</text:p>
          </table:table-cell>
          <table:table-cell office:value-type="float" office:value="33.9705014177446">
            <text:p>33.97</text:p>
          </table:table-cell>
          <table:table-cell table:style-name="ce3" table:formula="of:=[.B20]+[.H20]+[.N20]" office:value-type="float" office:value="3600">
            <text:p>3600</text:p>
          </table:table-cell>
          <table:table-cell table:style-name="ce4" table:formula="of:=[.C20]+[.I20]+[.O21]" office:value-type="float" office:value="431.323921573207">
            <text:p>431.32</text:p>
          </table:table-cell>
          <table:table-cell table:style-name="ce4" table:formula="of:=AVERAGE([.D20];[.J20];[.P21])" office:value-type="float" office:value="9">
            <text:p>9.00</text:p>
          </table:table-cell>
          <table:table-cell table:style-name="ce4" table:formula="of:=AVERAGE([.E20];[.K20];[.Q21])" office:value-type="float" office:value="33.9166666666667">
            <text:p>33.92</text:p>
          </table:table-cell>
          <table:table-cell table:style-name="ce4" table:formula="of:=AVERAGE([.F20];[.L20];[.R21])" office:value-type="float" office:value="20.6701678850159">
            <text:p>20.67</text:p>
          </table:table-cell>
          <table:table-cell table:style-name="ce4" table:formula="of:=AVERAGE([.G20];[.M20];[.S21])" office:value-type="float" office:value="30.9925282584464">
            <text:p>30.99</text:p>
          </table:table-cell>
          <table:table-cell table:style-name="ce3" table:formula="of:=[.B20]" office:value-type="float" office:value="1200">
            <text:p>1200</text:p>
          </table:table-cell>
          <table:table-cell table:style-name="ce3" table:formula="of:=[.H20]" office:value-type="float" office:value="1200">
            <text:p>1200</text:p>
          </table:table-cell>
          <table:table-cell table:formula="of:=[.N20]" office:value-type="float" office:value="1200">
            <text:p>1200</text:p>
          </table:table-cell>
        </table:table-row>
        <table:table-row table:style-name="ro1">
          <table:table-cell office:value-type="string">
            <text:p>LT</text:p>
          </table:table-cell>
          <table:table-cell table:style-name="Default" office:value-type="float" office:value="1400">
            <text:p>1400</text:p>
          </table:table-cell>
          <table:table-cell office:value-type="float" office:value="178.068277171753">
            <text:p>178.07</text:p>
          </table:table-cell>
          <table:table-cell office:value-type="float" office:value="9">
            <text:p>9.00</text:p>
          </table:table-cell>
          <table:table-cell office:value-type="float" office:value="29.125">
            <text:p>29.13</text:p>
          </table:table-cell>
          <table:table-cell office:value-type="float" office:value="16.5965554106485">
            <text:p>16.60</text:p>
          </table:table-cell>
          <table:table-cell office:value-type="float" office:value="22.7195870034872">
            <text:p>22.72</text:p>
          </table:table-cell>
          <table:table-cell table:style-name="Default" office:value-type="float" office:value="1400">
            <text:p>1400</text:p>
          </table:table-cell>
          <table:table-cell office:value-type="float" office:value="174.978127734033">
            <text:p>174.98</text:p>
          </table:table-cell>
          <table:table-cell office:value-type="float" office:value="9">
            <text:p>9.00</text:p>
          </table:table-cell>
          <table:table-cell office:value-type="float" office:value="30.125">
            <text:p>30.13</text:p>
          </table:table-cell>
          <table:table-cell office:value-type="float" office:value="15.6317304234958">
            <text:p>15.63</text:p>
          </table:table-cell>
          <table:table-cell office:value-type="float" office:value="23.0064196466736">
            <text:p>23.01</text:p>
          </table:table-cell>
          <table:table-cell table:style-name="Default" office:value-type="float" office:value="1000">
            <text:p>1000</text:p>
          </table:table-cell>
          <table:table-cell office:value-type="float" office:value="128.288278014953">
            <text:p>128.29</text:p>
          </table:table-cell>
          <table:table-cell office:value-type="float" office:value="9">
            <text:p>9.00</text:p>
          </table:table-cell>
          <table:table-cell office:value-type="float" office:value="30">
            <text:p>30.00</text:p>
          </table:table-cell>
          <table:table-cell office:value-type="float" office:value="16.9383568376444">
            <text:p>16.94</text:p>
          </table:table-cell>
          <table:table-cell office:value-type="float" office:value="23.5385627473527">
            <text:p>23.54</text:p>
          </table:table-cell>
          <table:table-cell table:style-name="ce3" table:formula="of:=[.B21]+[.H21]+[.N21]" office:value-type="float" office:value="3800">
            <text:p>3800</text:p>
          </table:table-cell>
          <table:table-cell table:style-name="ce4" table:formula="of:=[.C21]+[.I21]+[.O21]" office:value-type="float" office:value="481.334682920739">
            <text:p>481.33</text:p>
          </table:table-cell>
          <table:table-cell table:style-name="ce4" table:formula="of:=AVERAGE([.D21];[.J21];[.P21])" office:value-type="float" office:value="9">
            <text:p>9.00</text:p>
          </table:table-cell>
          <table:table-cell table:style-name="ce4" table:formula="of:=AVERAGE([.E21];[.K21];[.Q21])" office:value-type="float" office:value="29.75">
            <text:p>29.75</text:p>
          </table:table-cell>
          <table:table-cell table:style-name="ce4" table:formula="of:=AVERAGE([.F21];[.L21];[.R21])" office:value-type="float" office:value="16.3888808905962">
            <text:p>16.39</text:p>
          </table:table-cell>
          <table:table-cell table:style-name="ce4" table:formula="of:=AVERAGE([.G21];[.M21];[.S21])" office:value-type="float" office:value="23.0881897991712">
            <text:p>23.09</text:p>
          </table:table-cell>
          <table:table-cell table:style-name="ce3" table:formula="of:=[.B21]" office:value-type="float" office:value="1400">
            <text:p>1400</text:p>
          </table:table-cell>
          <table:table-cell table:style-name="ce3" table:formula="of:=[.H21]" office:value-type="float" office:value="1400">
            <text:p>1400</text:p>
          </table:table-cell>
          <table:table-cell table:formula="of:=[.N21]" office:value-type="float" office:value="1000">
            <text:p>1000</text:p>
          </table:table-cell>
        </table:table-row>
        <table:table-row table:style-name="ro1">
          <table:table-cell office:value-type="string">
            <text:p>LT</text:p>
          </table:table-cell>
          <table:table-cell table:style-name="Default" office:value-type="float" office:value="1600">
            <text:p>1600</text:p>
          </table:table-cell>
          <table:table-cell office:value-type="float" office:value="201.719518814898">
            <text:p>201.72</text:p>
          </table:table-cell>
          <table:table-cell office:value-type="float" office:value="15">
            <text:p>15.00</text:p>
          </table:table-cell>
          <table:table-cell office:value-type="float" office:value="43">
            <text:p>43.00</text:p>
          </table:table-cell>
          <table:table-cell office:value-type="float" office:value="32.2537806348945">
            <text:p>32.25</text:p>
          </table:table-cell>
          <table:table-cell office:value-type="float" office:value="40.6024163881405">
            <text:p>40.60</text:p>
          </table:table-cell>
          <table:table-cell table:style-name="Default" office:value-type="float" office:value="1600">
            <text:p>1600</text:p>
          </table:table-cell>
          <table:table-cell office:value-type="float" office:value="201.425364209231">
            <text:p>201.43</text:p>
          </table:table-cell>
          <table:table-cell office:value-type="float" office:value="15">
            <text:p>15.00</text:p>
          </table:table-cell>
          <table:table-cell office:value-type="float" office:value="43.75">
            <text:p>43.75</text:p>
          </table:table-cell>
          <table:table-cell office:value-type="float" office:value="30.8841520306981">
            <text:p>30.88</text:p>
          </table:table-cell>
          <table:table-cell office:value-type="float" office:value="43.3170895149821">
            <text:p>43.32</text:p>
          </table:table-cell>
          <table:table-cell table:style-name="Default" office:value-type="float" office:value="1200">
            <text:p>1200</text:p>
          </table:table-cell>
          <table:table-cell office:value-type="float" office:value="148.865161589342">
            <text:p>148.87</text:p>
          </table:table-cell>
          <table:table-cell office:value-type="float" office:value="14">
            <text:p>14.00</text:p>
          </table:table-cell>
          <table:table-cell office:value-type="float" office:value="43">
            <text:p>43.00</text:p>
          </table:table-cell>
          <table:table-cell office:value-type="float" office:value="30.1058787107681">
            <text:p>30.11</text:p>
          </table:table-cell>
          <table:table-cell office:value-type="float" office:value="38.5079084261383">
            <text:p>38.51</text:p>
          </table:table-cell>
          <table:table-cell table:style-name="ce3" table:formula="of:=[.B22]+[.H22]+[.N22]" office:value-type="float" office:value="4400">
            <text:p>4400</text:p>
          </table:table-cell>
          <table:table-cell table:style-name="ce4" table:formula="of:=[.C22]+[.I22]+[.O22]" office:value-type="float" office:value="552.010044613471">
            <text:p>552.01</text:p>
          </table:table-cell>
          <table:table-cell table:style-name="ce4" table:formula="of:=AVERAGE([.D22];[.J22];[.P22])" office:value-type="float" office:value="14.6666666666667">
            <text:p>14.67</text:p>
          </table:table-cell>
          <table:table-cell table:style-name="ce4" table:formula="of:=AVERAGE([.E22];[.K22];[.Q22])" office:value-type="float" office:value="43.25">
            <text:p>43.25</text:p>
          </table:table-cell>
          <table:table-cell table:style-name="ce4" table:formula="of:=AVERAGE([.F22];[.L22];[.R22])" office:value-type="float" office:value="31.0812704587869">
            <text:p>31.08</text:p>
          </table:table-cell>
          <table:table-cell table:style-name="ce4" table:formula="of:=AVERAGE([.G22];[.M22];[.S22])" office:value-type="float" office:value="40.8091381097536">
            <text:p>40.81</text:p>
          </table:table-cell>
          <table:table-cell table:style-name="ce3" table:formula="of:=[.B22]" office:value-type="float" office:value="1600">
            <text:p>1600</text:p>
          </table:table-cell>
          <table:table-cell table:style-name="ce3" table:formula="of:=[.H22]" office:value-type="float" office:value="1600">
            <text:p>1600</text:p>
          </table:table-cell>
          <table:table-cell table:formula="of:=[.N22]" office:value-type="float" office:value="1200">
            <text:p>1200</text:p>
          </table:table-cell>
        </table:table-row>
        <table:table-row table:style-name="ro1">
          <table:table-cell office:value-type="string">
            <text:p>LT</text:p>
          </table:table-cell>
          <table:table-cell table:style-name="Default" office:value-type="float" office:value="1800">
            <text:p>1800</text:p>
          </table:table-cell>
          <table:table-cell office:value-type="float" office:value="215.514732660293">
            <text:p>215.51</text:p>
          </table:table-cell>
          <table:table-cell office:value-type="float" office:value="27">
            <text:p>27.00</text:p>
          </table:table-cell>
          <table:table-cell office:value-type="float" office:value="76">
            <text:p>76.00</text:p>
          </table:table-cell>
          <table:table-cell office:value-type="float" office:value="57.4666193248642">
            <text:p>57.47</text:p>
          </table:table-cell>
          <table:table-cell office:value-type="float" office:value="111.815547038745">
            <text:p>111.82</text:p>
          </table:table-cell>
          <table:table-cell table:style-name="Default" office:value-type="float" office:value="1800">
            <text:p>1800</text:p>
          </table:table-cell>
          <table:table-cell office:value-type="float" office:value="226.597195510019">
            <text:p>226.60</text:p>
          </table:table-cell>
          <table:table-cell office:value-type="float" office:value="28">
            <text:p>28.00</text:p>
          </table:table-cell>
          <table:table-cell office:value-type="float" office:value="77.625">
            <text:p>77.63</text:p>
          </table:table-cell>
          <table:table-cell office:value-type="float" office:value="62.481857531583">
            <text:p>62.48</text:p>
          </table:table-cell>
          <table:table-cell office:value-type="float" office:value="112.095207962228">
            <text:p>112.10</text:p>
          </table:table-cell>
          <table:table-cell table:style-name="Default" office:value-type="float" office:value="1200">
            <text:p>1200</text:p>
          </table:table-cell>
          <table:table-cell office:value-type="float" office:value="150.537334652858">
            <text:p>150.54</text:p>
          </table:table-cell>
          <table:table-cell office:value-type="float" office:value="25">
            <text:p>25.00</text:p>
          </table:table-cell>
          <table:table-cell office:value-type="float" office:value="77">
            <text:p>77.00</text:p>
          </table:table-cell>
          <table:table-cell office:value-type="float" office:value="51.10170352295">
            <text:p>51.10</text:p>
          </table:table-cell>
          <table:table-cell office:value-type="float" office:value="111.769386789531">
            <text:p>111.77</text:p>
          </table:table-cell>
          <table:table-cell table:style-name="ce3" table:formula="of:=[.B23]+[.H23]+[.N23]" office:value-type="float" office:value="4800">
            <text:p>4800</text:p>
          </table:table-cell>
          <table:table-cell table:style-name="ce4" table:formula="of:=[.C23]+[.I23]+[.O23]" office:value-type="float" office:value="592.64926282317">
            <text:p>592.65</text:p>
          </table:table-cell>
          <table:table-cell table:style-name="ce4" table:formula="of:=AVERAGE([.D23];[.J23];[.P23])" office:value-type="float" office:value="26.6666666666667">
            <text:p>26.67</text:p>
          </table:table-cell>
          <table:table-cell table:style-name="ce4" table:formula="of:=AVERAGE([.E23];[.K23];[.Q23])" office:value-type="float" office:value="76.875">
            <text:p>76.88</text:p>
          </table:table-cell>
          <table:table-cell table:style-name="ce4" table:formula="of:=AVERAGE([.F23];[.L23];[.R23])" office:value-type="float" office:value="57.0167267931324">
            <text:p>57.02</text:p>
          </table:table-cell>
          <table:table-cell table:style-name="ce4" table:formula="of:=AVERAGE([.G23];[.M23];[.S23])" office:value-type="float" office:value="111.893380596835">
            <text:p>111.89</text:p>
          </table:table-cell>
          <table:table-cell table:style-name="ce3" table:formula="of:=[.B23]" office:value-type="float" office:value="1800">
            <text:p>1800</text:p>
          </table:table-cell>
          <table:table-cell table:style-name="ce3" table:formula="of:=[.H23]" office:value-type="float" office:value="1800">
            <text:p>1800</text:p>
          </table:table-cell>
          <table:table-cell table:formula="of:=[.N23]" office:value-type="float" office:value="1200">
            <text:p>1200</text:p>
          </table:table-cell>
        </table:table-row>
        <table:table-row table:style-name="ro1">
          <table:table-cell office:value-type="string">
            <text:p>LT</text:p>
          </table:table-cell>
          <table:table-cell table:style-name="Default" office:value-type="float" office:value="1900">
            <text:p>1900</text:p>
          </table:table-cell>
          <table:table-cell office:value-type="float" office:value="224.918245177329">
            <text:p>224.92</text:p>
          </table:table-cell>
          <table:table-cell office:value-type="float" office:value="92">
            <text:p>92.00</text:p>
          </table:table-cell>
          <table:table-cell office:value-type="float" office:value="275.75">
            <text:p>275.75</text:p>
          </table:table-cell>
          <table:table-cell office:value-type="float" office:value="1045.37157840528">
            <text:p>1,045.37</text:p>
          </table:table-cell>
          <table:table-cell office:value-type="float" office:value="1811.16203786099">
            <text:p>1,811.16</text:p>
          </table:table-cell>
          <table:table-cell table:style-name="Default" office:value-type="float" office:value="1900">
            <text:p>1900</text:p>
          </table:table-cell>
          <table:table-cell office:value-type="float" office:value="215.228349727189">
            <text:p>215.23</text:p>
          </table:table-cell>
          <table:table-cell office:value-type="float" office:value="99">
            <text:p>99.00</text:p>
          </table:table-cell>
          <table:table-cell office:value-type="float" office:value="276.25">
            <text:p>276.25</text:p>
          </table:table-cell>
          <table:table-cell office:value-type="float" office:value="1231.76208349204">
            <text:p>1,231.76</text:p>
          </table:table-cell>
          <table:table-cell office:value-type="float" office:value="1710.86171950271">
            <text:p>1,710.86</text:p>
          </table:table-cell>
          <table:table-cell table:style-name="Default" office:value-type="float" office:value="1300">
            <text:p>1300</text:p>
          </table:table-cell>
          <table:table-cell office:value-type="float" office:value="158.64971465086">
            <text:p>158.65</text:p>
          </table:table-cell>
          <table:table-cell office:value-type="float" office:value="75">
            <text:p>75.00</text:p>
          </table:table-cell>
          <table:table-cell office:value-type="float" office:value="252.625">
            <text:p>252.63</text:p>
          </table:table-cell>
          <table:table-cell office:value-type="float" office:value="1001.54835349078">
            <text:p>1,001.55</text:p>
          </table:table-cell>
          <table:table-cell office:value-type="float" office:value="1412.4109436353">
            <text:p>1,412.41</text:p>
          </table:table-cell>
          <table:table-cell table:style-name="ce3" table:formula="of:=[.B24]+[.H24]+[.N24]" office:value-type="float" office:value="5100">
            <text:p>5100</text:p>
          </table:table-cell>
          <table:table-cell table:style-name="ce4" table:formula="of:=[.C24]+[.I24]+[.O24]" office:value-type="float" office:value="598.796309555378">
            <text:p>598.80</text:p>
          </table:table-cell>
          <table:table-cell table:style-name="ce4" table:formula="of:=AVERAGE([.D24];[.J24];[.P24])" office:value-type="float" office:value="88.6666666666667">
            <text:p>88.67</text:p>
          </table:table-cell>
          <table:table-cell table:style-name="ce4" table:formula="of:=AVERAGE([.E24];[.K24];[.Q24])" office:value-type="float" office:value="268.208333333333">
            <text:p>268.21</text:p>
          </table:table-cell>
          <table:table-cell table:style-name="ce4" table:formula="of:=AVERAGE([.F24];[.L24];[.R24])" office:value-type="float" office:value="1092.89400512937">
            <text:p>1,092.89</text:p>
          </table:table-cell>
          <table:table-cell table:style-name="ce4" table:formula="of:=AVERAGE([.G24];[.M24];[.S24])" office:value-type="float" office:value="1644.81156699967">
            <text:p>1,644.81</text:p>
          </table:table-cell>
          <table:table-cell table:style-name="ce3" table:formula="of:=[.B24]" office:value-type="float" office:value="1900">
            <text:p>1900</text:p>
          </table:table-cell>
          <table:table-cell table:style-name="ce3" table:formula="of:=[.H24]" office:value-type="float" office:value="1900">
            <text:p>1900</text:p>
          </table:table-cell>
          <table:table-cell table:formula="of:=[.N24]" office:value-type="float" office:value="1300">
            <text:p>1300</text:p>
          </table:table-cell>
        </table:table-row>
        <table:table-row table:style-name="ro1">
          <table:table-cell table:style-name="Default" table:number-columns-repeated="19"/>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1">
          <table:table-cell office:value-type="string">
            <text:p>ST</text:p>
          </table:table-cell>
          <table:table-cell office:value-type="float" office:value="500">
            <text:p>500</text:p>
          </table:table-cell>
          <table:table-cell office:value-type="float" office:value="58.0032945871326">
            <text:p>58.00</text:p>
          </table:table-cell>
          <table:table-cell office:value-type="float" office:value="4">
            <text:p>4.00</text:p>
          </table:table-cell>
          <table:table-cell office:value-type="float" office:value="6.57625659399023">
            <text:p>6.58</text:p>
          </table:table-cell>
          <table:table-cell table:style-name="ce3" office:value-type="float" office:value="500">
            <text:p>500</text:p>
          </table:table-cell>
          <table:table-cell office:value-type="float" office:value="54.3547681361478">
            <text:p>54.35</text:p>
          </table:table-cell>
          <table:table-cell office:value-type="float" office:value="5">
            <text:p>5.00</text:p>
          </table:table-cell>
          <table:table-cell office:value-type="float" office:value="9.65295017481702">
            <text:p>9.65</text:p>
          </table:table-cell>
          <table:table-cell table:style-name="ce3" office:value-type="float" office:value="500">
            <text:p>500</text:p>
          </table:table-cell>
          <table:table-cell office:value-type="float" office:value="58.4651722968628">
            <text:p>58.47</text:p>
          </table:table-cell>
          <table:table-cell office:value-type="float" office:value="5">
            <text:p>5.00</text:p>
          </table:table-cell>
          <table:table-cell office:value-type="float" office:value="6.44284990047106">
            <text:p>6.44</text:p>
          </table:table-cell>
          <table:table-cell table:formula="of:=[.B30]+[.F30]+[.J30]" office:value-type="float" office:value="1500">
            <text:p>1500</text:p>
          </table:table-cell>
          <table:table-cell table:formula="of:=[.C30]+[.G30]+[.K30]" office:value-type="float" office:value="170.823235020143">
            <text:p>170.82</text:p>
          </table:table-cell>
          <table:table-cell table:formula="of:=AVERAGE([.D30];[.H30];[.L30])" office:value-type="float" office:value="4.66666666666667">
            <text:p>4.67</text:p>
          </table:table-cell>
          <table:table-cell table:formula="of:=AVERAGE([.E30];[.I30];[.M30])" office:value-type="float" office:value="7.55735222309277">
            <text:p>7.56</text:p>
          </table:table-cell>
          <table:table-cell table:style-name="ce3" table:formula="of:=[.B30]" office:value-type="float" office:value="500">
            <text:p>500</text:p>
          </table:table-cell>
          <table:table-cell table:style-name="ce3" table:formula="of:=[.F30]" office:value-type="float" office:value="500">
            <text:p>500</text:p>
          </table:table-cell>
          <table:table-cell table:formula="of:=[.J30]" office:value-type="float" office:value="500">
            <text:p>500</text:p>
          </table:table-cell>
          <table:table-cell table:number-columns-repeated="8"/>
        </table:table-row>
        <table:table-row table:style-name="ro1">
          <table:table-cell office:value-type="string">
            <text:p>ST</text:p>
          </table:table-cell>
          <table:table-cell office:value-type="float" office:value="600">
            <text:p>600</text:p>
          </table:table-cell>
          <table:table-cell office:value-type="float" office:value="69.0905950427498">
            <text:p>69.09</text:p>
          </table:table-cell>
          <table:table-cell office:value-type="float" office:value="4">
            <text:p>4.00</text:p>
          </table:table-cell>
          <table:table-cell office:value-type="float" office:value="6.70368266898045">
            <text:p>6.70</text:p>
          </table:table-cell>
          <table:table-cell table:style-name="ce3" office:value-type="float" office:value="600">
            <text:p>600</text:p>
          </table:table-cell>
          <table:table-cell office:value-type="float" office:value="67.468037017463">
            <text:p>67.47</text:p>
          </table:table-cell>
          <table:table-cell office:value-type="float" office:value="5">
            <text:p>5.00</text:p>
          </table:table-cell>
          <table:table-cell office:value-type="float" office:value="6.83663147591707">
            <text:p>6.84</text:p>
          </table:table-cell>
          <table:table-cell table:style-name="ce3" office:value-type="float" office:value="600">
            <text:p>600</text:p>
          </table:table-cell>
          <table:table-cell office:value-type="float" office:value="67.2534530444798">
            <text:p>67.25</text:p>
          </table:table-cell>
          <table:table-cell office:value-type="float" office:value="4">
            <text:p>4.00</text:p>
          </table:table-cell>
          <table:table-cell office:value-type="float" office:value="6.70791783379392">
            <text:p>6.71</text:p>
          </table:table-cell>
          <table:table-cell table:formula="of:=[.B31]+[.F31]+[.J31]" office:value-type="float" office:value="1800">
            <text:p>1800</text:p>
          </table:table-cell>
          <table:table-cell table:formula="of:=[.C31]+[.G31]+[.K31]" office:value-type="float" office:value="203.812085104693">
            <text:p>203.81</text:p>
          </table:table-cell>
          <table:table-cell table:formula="of:=AVERAGE([.D31];[.H31];[.L31])" office:value-type="float" office:value="4.33333333333333">
            <text:p>4.33</text:p>
          </table:table-cell>
          <table:table-cell table:formula="of:=AVERAGE([.E31];[.I31];[.M31])" office:value-type="float" office:value="6.74941065956381">
            <text:p>6.75</text:p>
          </table:table-cell>
          <table:table-cell table:style-name="ce3" table:formula="of:=[.B31]" office:value-type="float" office:value="600">
            <text:p>600</text:p>
          </table:table-cell>
          <table:table-cell table:style-name="ce3" table:formula="of:=[.F31]" office:value-type="float" office:value="600">
            <text:p>600</text:p>
          </table:table-cell>
          <table:table-cell table:formula="of:=[.J31]" office:value-type="float" office:value="600">
            <text:p>600</text:p>
          </table:table-cell>
          <table:table-cell table:number-columns-repeated="8"/>
        </table:table-row>
        <table:table-row table:style-name="ro1">
          <table:table-cell office:value-type="string">
            <text:p>ST</text:p>
          </table:table-cell>
          <table:table-cell office:value-type="float" office:value="800">
            <text:p>800</text:p>
          </table:table-cell>
          <table:table-cell office:value-type="float" office:value="89.320854465624">
            <text:p>89.32</text:p>
          </table:table-cell>
          <table:table-cell office:value-type="float" office:value="5">
            <text:p>5.00</text:p>
          </table:table-cell>
          <table:table-cell office:value-type="float" office:value="8.92142123577914">
            <text:p>8.92</text:p>
          </table:table-cell>
          <table:table-cell table:style-name="ce3" office:value-type="float" office:value="800">
            <text:p>800</text:p>
          </table:table-cell>
          <table:table-cell office:value-type="float" office:value="89.6436385232331">
            <text:p>89.64</text:p>
          </table:table-cell>
          <table:table-cell office:value-type="float" office:value="6">
            <text:p>6.00</text:p>
          </table:table-cell>
          <table:table-cell office:value-type="float" office:value="8.91710024948554">
            <text:p>8.92</text:p>
          </table:table-cell>
          <table:table-cell table:style-name="ce3" office:value-type="float" office:value="800">
            <text:p>800</text:p>
          </table:table-cell>
          <table:table-cell office:value-type="float" office:value="90.8698516549672">
            <text:p>90.87</text:p>
          </table:table-cell>
          <table:table-cell office:value-type="float" office:value="5">
            <text:p>5.00</text:p>
          </table:table-cell>
          <table:table-cell office:value-type="float" office:value="9.23959258219544">
            <text:p>9.24</text:p>
          </table:table-cell>
          <table:table-cell table:formula="of:=[.B32]+[.F32]+[.J32]" office:value-type="float" office:value="2400">
            <text:p>2400</text:p>
          </table:table-cell>
          <table:table-cell table:formula="of:=[.C32]+[.G32]+[.K32]" office:value-type="float" office:value="269.834344643824">
            <text:p>269.83</text:p>
          </table:table-cell>
          <table:table-cell table:formula="of:=AVERAGE([.D32];[.H32];[.L32])" office:value-type="float" office:value="5.33333333333333">
            <text:p>5.33</text:p>
          </table:table-cell>
          <table:table-cell table:formula="of:=AVERAGE([.E32];[.I32];[.M32])" office:value-type="float" office:value="9.02603802248671">
            <text:p>9.03</text:p>
          </table:table-cell>
          <table:table-cell table:style-name="ce3" table:formula="of:=[.B32]" office:value-type="float" office:value="800">
            <text:p>800</text:p>
          </table:table-cell>
          <table:table-cell table:style-name="ce3" table:formula="of:=[.F32]" office:value-type="float" office:value="800">
            <text:p>800</text:p>
          </table:table-cell>
          <table:table-cell table:formula="of:=[.J32]" office:value-type="float" office:value="800">
            <text:p>800</text:p>
          </table:table-cell>
          <table:table-cell table:number-columns-repeated="8"/>
        </table:table-row>
        <table:table-row table:style-name="ro1">
          <table:table-cell office:value-type="string">
            <text:p>ST</text:p>
          </table:table-cell>
          <table:table-cell office:value-type="float" office:value="1000">
            <text:p>1000</text:p>
          </table:table-cell>
          <table:table-cell office:value-type="float" office:value="113.610543058396">
            <text:p>113.61</text:p>
          </table:table-cell>
          <table:table-cell office:value-type="float" office:value="6">
            <text:p>6.00</text:p>
          </table:table-cell>
          <table:table-cell office:value-type="float" office:value="10.2551768858465">
            <text:p>10.26</text:p>
          </table:table-cell>
          <table:table-cell table:style-name="ce3" office:value-type="float" office:value="1000">
            <text:p>1000</text:p>
          </table:table-cell>
          <table:table-cell office:value-type="float" office:value="105.746810411831">
            <text:p>105.75</text:p>
          </table:table-cell>
          <table:table-cell office:value-type="float" office:value="7">
            <text:p>7.00</text:p>
          </table:table-cell>
          <table:table-cell office:value-type="float" office:value="10.3432398809259">
            <text:p>10.34</text:p>
          </table:table-cell>
          <table:table-cell table:style-name="ce3" office:value-type="float" office:value="1000">
            <text:p>1000</text:p>
          </table:table-cell>
          <table:table-cell office:value-type="float" office:value="113.068451640623">
            <text:p>113.07</text:p>
          </table:table-cell>
          <table:table-cell office:value-type="float" office:value="6">
            <text:p>6.00</text:p>
          </table:table-cell>
          <table:table-cell office:value-type="float" office:value="10.4067482545882">
            <text:p>10.41</text:p>
          </table:table-cell>
          <table:table-cell table:formula="of:=[.B33]+[.F33]+[.J33]" office:value-type="float" office:value="3000">
            <text:p>3000</text:p>
          </table:table-cell>
          <table:table-cell table:formula="of:=[.C33]+[.G33]+[.K33]" office:value-type="float" office:value="332.42580511085">
            <text:p>332.43</text:p>
          </table:table-cell>
          <table:table-cell table:formula="of:=AVERAGE([.D33];[.H33];[.L33])" office:value-type="float" office:value="6.33333333333333">
            <text:p>6.33</text:p>
          </table:table-cell>
          <table:table-cell table:formula="of:=AVERAGE([.E33];[.I33];[.M33])" office:value-type="float" office:value="10.3350550071202">
            <text:p>10.34</text:p>
          </table:table-cell>
          <table:table-cell table:style-name="ce3" table:formula="of:=[.B33]" office:value-type="float" office:value="1000">
            <text:p>1000</text:p>
          </table:table-cell>
          <table:table-cell table:style-name="ce3" table:formula="of:=[.F33]" office:value-type="float" office:value="1000">
            <text:p>1000</text:p>
          </table:table-cell>
          <table:table-cell table:formula="of:=[.J33]" office:value-type="float" office:value="1000">
            <text:p>1000</text:p>
          </table:table-cell>
          <table:table-cell table:number-columns-repeated="8"/>
        </table:table-row>
        <table:table-row table:style-name="ro1">
          <table:table-cell office:value-type="string">
            <text:p>ST</text:p>
          </table:table-cell>
          <table:table-cell office:value-type="float" office:value="1200">
            <text:p>1200</text:p>
          </table:table-cell>
          <table:table-cell office:value-type="float" office:value="136.853509722301">
            <text:p>136.85</text:p>
          </table:table-cell>
          <table:table-cell office:value-type="float" office:value="9">
            <text:p>9.00</text:p>
          </table:table-cell>
          <table:table-cell office:value-type="float" office:value="17.6916723947898">
            <text:p>17.69</text:p>
          </table:table-cell>
          <table:table-cell table:style-name="ce3" office:value-type="float" office:value="1200">
            <text:p>1200</text:p>
          </table:table-cell>
          <table:table-cell office:value-type="float" office:value="131.843501763407">
            <text:p>131.84</text:p>
          </table:table-cell>
          <table:table-cell office:value-type="float" office:value="10">
            <text:p>10.00</text:p>
          </table:table-cell>
          <table:table-cell office:value-type="float" office:value="18.2891854809217">
            <text:p>18.29</text:p>
          </table:table-cell>
          <table:table-cell table:style-name="ce3" office:value-type="float" office:value="1200">
            <text:p>1200</text:p>
          </table:table-cell>
          <table:table-cell office:value-type="float" office:value="137.535816618911">
            <text:p>137.54</text:p>
          </table:table-cell>
          <table:table-cell office:value-type="float" office:value="9">
            <text:p>9.00</text:p>
          </table:table-cell>
          <table:table-cell office:value-type="float" office:value="17.0867093967792">
            <text:p>17.09</text:p>
          </table:table-cell>
          <table:table-cell table:formula="of:=[.B34]+[.F34]+[.J34]" office:value-type="float" office:value="3600">
            <text:p>3600</text:p>
          </table:table-cell>
          <table:table-cell table:formula="of:=[.C34]+[.G34]+[.K34]" office:value-type="float" office:value="406.232828104619">
            <text:p>406.23</text:p>
          </table:table-cell>
          <table:table-cell table:formula="of:=AVERAGE([.D34];[.H34];[.L34])" office:value-type="float" office:value="9.33333333333333">
            <text:p>9.33</text:p>
          </table:table-cell>
          <table:table-cell table:formula="of:=AVERAGE([.E34];[.I34];[.M34])" office:value-type="float" office:value="17.6891890908302">
            <text:p>17.69</text:p>
          </table:table-cell>
          <table:table-cell table:style-name="ce3" table:formula="of:=[.B34]" office:value-type="float" office:value="1200">
            <text:p>1200</text:p>
          </table:table-cell>
          <table:table-cell table:style-name="ce3" table:formula="of:=[.F34]" office:value-type="float" office:value="1200">
            <text:p>1200</text:p>
          </table:table-cell>
          <table:table-cell table:formula="of:=[.J34]" office:value-type="float" office:value="1200">
            <text:p>1200</text:p>
          </table:table-cell>
          <table:table-cell table:number-columns-repeated="8"/>
        </table:table-row>
        <table:table-row table:style-name="ro1">
          <table:table-cell office:value-type="string">
            <text:p>ST</text:p>
          </table:table-cell>
          <table:table-cell office:value-type="float" office:value="1400">
            <text:p>1400</text:p>
          </table:table-cell>
          <table:table-cell office:value-type="float" office:value="159.122100639046">
            <text:p>159.12</text:p>
          </table:table-cell>
          <table:table-cell office:value-type="float" office:value="13">
            <text:p>13.00</text:p>
          </table:table-cell>
          <table:table-cell office:value-type="float" office:value="23.5118105460371">
            <text:p>23.51</text:p>
          </table:table-cell>
          <table:table-cell table:style-name="ce3" office:value-type="float" office:value="1400">
            <text:p>1400</text:p>
          </table:table-cell>
          <table:table-cell office:value-type="float" office:value="155.930221226001">
            <text:p>155.93</text:p>
          </table:table-cell>
          <table:table-cell office:value-type="float" office:value="13">
            <text:p>13.00</text:p>
          </table:table-cell>
          <table:table-cell office:value-type="float" office:value="23.3887296334382">
            <text:p>23.39</text:p>
          </table:table-cell>
          <table:table-cell table:style-name="ce3" office:value-type="float" office:value="1400">
            <text:p>1400</text:p>
          </table:table-cell>
          <table:table-cell office:value-type="float" office:value="154.493839558148">
            <text:p>154.49</text:p>
          </table:table-cell>
          <table:table-cell office:value-type="float" office:value="13">
            <text:p>13.00</text:p>
          </table:table-cell>
          <table:table-cell office:value-type="float" office:value="22.6958223769502">
            <text:p>22.70</text:p>
          </table:table-cell>
          <table:table-cell table:formula="of:=[.B35]+[.F35]+[.J35]" office:value-type="float" office:value="4200">
            <text:p>4200</text:p>
          </table:table-cell>
          <table:table-cell table:formula="of:=[.C35]+[.G35]+[.K35]" office:value-type="float" office:value="469.546161423195">
            <text:p>469.55</text:p>
          </table:table-cell>
          <table:table-cell table:formula="of:=AVERAGE([.D35];[.H35];[.L35])" office:value-type="float" office:value="13">
            <text:p>13.00</text:p>
          </table:table-cell>
          <table:table-cell table:formula="of:=AVERAGE([.E35];[.I35];[.M35])" office:value-type="float" office:value="23.1987875188085">
            <text:p>23.20</text:p>
          </table:table-cell>
          <table:table-cell table:style-name="ce3" table:formula="of:=[.B35]" office:value-type="float" office:value="1400">
            <text:p>1400</text:p>
          </table:table-cell>
          <table:table-cell table:style-name="ce3" table:formula="of:=[.F35]" office:value-type="float" office:value="1400">
            <text:p>1400</text:p>
          </table:table-cell>
          <table:table-cell table:formula="of:=[.J35]" office:value-type="float" office:value="1400">
            <text:p>1400</text:p>
          </table:table-cell>
          <table:table-cell table:number-columns-repeated="8"/>
        </table:table-row>
        <table:table-row table:style-name="ro1">
          <table:table-cell office:value-type="string">
            <text:p>ST</text:p>
          </table:table-cell>
          <table:table-cell office:value-type="float" office:value="1600">
            <text:p>1600</text:p>
          </table:table-cell>
          <table:table-cell office:value-type="float" office:value="181.63499879383">
            <text:p>181.63</text:p>
          </table:table-cell>
          <table:table-cell office:value-type="float" office:value="18">
            <text:p>18.00</text:p>
          </table:table-cell>
          <table:table-cell office:value-type="float" office:value="39.2405026517135">
            <text:p>39.24</text:p>
          </table:table-cell>
          <table:table-cell table:style-name="ce3" office:value-type="float" office:value="1600">
            <text:p>1600</text:p>
          </table:table-cell>
          <table:table-cell office:value-type="float" office:value="180.582831087334">
            <text:p>180.58</text:p>
          </table:table-cell>
          <table:table-cell office:value-type="float" office:value="19">
            <text:p>19.00</text:p>
          </table:table-cell>
          <table:table-cell office:value-type="float" office:value="37.5539582761496">
            <text:p>37.55</text:p>
          </table:table-cell>
          <table:table-cell table:style-name="ce3" office:value-type="float" office:value="1600">
            <text:p>1600</text:p>
          </table:table-cell>
          <table:table-cell office:value-type="float" office:value="174.835681777205">
            <text:p>174.84</text:p>
          </table:table-cell>
          <table:table-cell office:value-type="float" office:value="18">
            <text:p>18.00</text:p>
          </table:table-cell>
          <table:table-cell office:value-type="float" office:value="37.3631394481725">
            <text:p>37.36</text:p>
          </table:table-cell>
          <table:table-cell table:formula="of:=[.B36]+[.F36]+[.J36]" office:value-type="float" office:value="4800">
            <text:p>4800</text:p>
          </table:table-cell>
          <table:table-cell table:formula="of:=[.C36]+[.G36]+[.K36]" office:value-type="float" office:value="537.053511658369">
            <text:p>537.05</text:p>
          </table:table-cell>
          <table:table-cell table:formula="of:=AVERAGE([.D36];[.H36];[.L36])" office:value-type="float" office:value="18.3333333333333">
            <text:p>18.33</text:p>
          </table:table-cell>
          <table:table-cell table:formula="of:=AVERAGE([.E36];[.I36];[.M36])" office:value-type="float" office:value="38.0525334586785">
            <text:p>38.05</text:p>
          </table:table-cell>
          <table:table-cell table:style-name="ce3" table:formula="of:=[.B36]" office:value-type="float" office:value="1600">
            <text:p>1600</text:p>
          </table:table-cell>
          <table:table-cell table:style-name="ce3" table:formula="of:=[.F36]" office:value-type="float" office:value="1600">
            <text:p>1600</text:p>
          </table:table-cell>
          <table:table-cell table:formula="of:=[.J36]" office:value-type="float" office:value="1600">
            <text:p>1600</text:p>
          </table:table-cell>
          <table:table-cell table:number-columns-repeated="8"/>
        </table:table-row>
        <table:table-row table:style-name="ro1">
          <table:table-cell office:value-type="string">
            <text:p>ST</text:p>
          </table:table-cell>
          <table:table-cell office:value-type="float" office:value="1800">
            <text:p>1800</text:p>
          </table:table-cell>
          <table:table-cell office:value-type="float" office:value="200.673370643716">
            <text:p>200.67</text:p>
          </table:table-cell>
          <table:table-cell office:value-type="float" office:value="25">
            <text:p>25.00</text:p>
          </table:table-cell>
          <table:table-cell office:value-type="float" office:value="45.3141537839969">
            <text:p>45.31</text:p>
          </table:table-cell>
          <table:table-cell table:style-name="ce3" office:value-type="float" office:value="1800">
            <text:p>1800</text:p>
          </table:table-cell>
          <table:table-cell office:value-type="float" office:value="200.9">
            <text:p>200.90</text:p>
          </table:table-cell>
          <table:table-cell office:value-type="float" office:value="32">
            <text:p>32.00</text:p>
          </table:table-cell>
          <table:table-cell office:value-type="float" office:value="76.3">
            <text:p>76.30</text:p>
          </table:table-cell>
          <table:table-cell table:style-name="ce3" office:value-type="float" office:value="1800">
            <text:p>1800</text:p>
          </table:table-cell>
          <table:table-cell office:value-type="float" office:value="198.82472495913">
            <text:p>198.82</text:p>
          </table:table-cell>
          <table:table-cell office:value-type="float" office:value="25">
            <text:p>25.00</text:p>
          </table:table-cell>
          <table:table-cell office:value-type="float" office:value="46.1153413170707">
            <text:p>46.12</text:p>
          </table:table-cell>
          <table:table-cell table:formula="of:=[.B37]+[.F37]+[.J37]" office:value-type="float" office:value="5400">
            <text:p>5400</text:p>
          </table:table-cell>
          <table:table-cell table:formula="of:=[.C37]+[.G37]+[.K37]" office:value-type="float" office:value="600.398095602846">
            <text:p>600.40</text:p>
          </table:table-cell>
          <table:table-cell table:formula="of:=AVERAGE([.D37];[.H37];[.L37])" office:value-type="float" office:value="27.3333333333333">
            <text:p>27.33</text:p>
          </table:table-cell>
          <table:table-cell table:formula="of:=AVERAGE([.E37];[.I37];[.M37])" office:value-type="float" office:value="55.9098317003559">
            <text:p>55.91</text:p>
          </table:table-cell>
          <table:table-cell table:style-name="ce3" table:formula="of:=[.B37]" office:value-type="float" office:value="1800">
            <text:p>1800</text:p>
          </table:table-cell>
          <table:table-cell table:style-name="ce3" table:formula="of:=[.F37]" office:value-type="float" office:value="1800">
            <text:p>1800</text:p>
          </table:table-cell>
          <table:table-cell table:formula="of:=[.J37]" office:value-type="float" office:value="1800">
            <text:p>1800</text:p>
          </table:table-cell>
          <table:table-cell table:number-columns-repeated="8"/>
        </table:table-row>
        <table:table-row table:style-name="ro1">
          <table:table-cell office:value-type="string">
            <text:p>ST</text:p>
          </table:table-cell>
          <table:table-cell table:style-name="Default" office:value-type="float" office:value="2000">
            <text:p>2000</text:p>
          </table:table-cell>
          <table:table-cell office:value-type="float" office:value="214">
            <text:p>214.00</text:p>
          </table:table-cell>
          <table:table-cell office:value-type="float" office:value="51">
            <text:p>51.00</text:p>
          </table:table-cell>
          <table:table-cell office:value-type="float" office:value="112.85">
            <text:p>112.85</text:p>
          </table:table-cell>
          <table:table-cell table:style-name="Default" office:value-type="float" office:value="2000">
            <text:p>2000</text:p>
          </table:table-cell>
          <table:table-cell office:value-type="float" office:value="212.668672841147">
            <text:p>212.67</text:p>
          </table:table-cell>
          <table:table-cell office:value-type="float" office:value="52">
            <text:p>52.00</text:p>
          </table:table-cell>
          <table:table-cell office:value-type="float" office:value="115.952741972754">
            <text:p>115.95</text:p>
          </table:table-cell>
          <table:table-cell table:style-name="Default" office:value-type="float" office:value="2000">
            <text:p>2000</text:p>
          </table:table-cell>
          <table:table-cell office:value-type="float" office:value="223.059314259903">
            <text:p>223.06</text:p>
          </table:table-cell>
          <table:table-cell office:value-type="float" office:value="52">
            <text:p>52.00</text:p>
          </table:table-cell>
          <table:table-cell office:value-type="float" office:value="115.039116925216">
            <text:p>115.04</text:p>
          </table:table-cell>
          <table:table-cell table:formula="of:=[.B38]+[.F38]+[.J38]" office:value-type="float" office:value="6000">
            <text:p>6000</text:p>
          </table:table-cell>
          <table:table-cell table:formula="of:=[.C38]+[.G38]+[.K38]" office:value-type="float" office:value="649.72798710105">
            <text:p>649.73</text:p>
          </table:table-cell>
          <table:table-cell table:formula="of:=AVERAGE([.D38];[.H38];[.L38])" office:value-type="float" office:value="51.6666666666667">
            <text:p>51.67</text:p>
          </table:table-cell>
          <table:table-cell table:formula="of:=AVERAGE([.E38];[.I38];[.M38])" office:value-type="float" office:value="114.61395296599">
            <text:p>114.61</text:p>
          </table:table-cell>
          <table:table-cell table:style-name="ce3" table:formula="of:=[.B38]" office:value-type="float" office:value="2000">
            <text:p>2000</text:p>
          </table:table-cell>
          <table:table-cell table:style-name="ce3" table:formula="of:=[.F38]" office:value-type="float" office:value="2000">
            <text:p>2000</text:p>
          </table:table-cell>
          <table:table-cell table:formula="of:=[.J38]" office:value-type="float" office:value="2000">
            <text:p>2000</text:p>
          </table:table-cell>
          <table:table-cell table:number-columns-repeated="8"/>
        </table:table-row>
        <table:table-row table:style-name="ro1">
          <table:table-cell table:style-name="Default" table:number-columns-repeated="19"/>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1">
          <table:table-cell office:value-type="string">
            <text:p>NST</text:p>
          </table:table-cell>
          <table:table-cell office:value-type="float" office:value="300">
            <text:p>300</text:p>
          </table:table-cell>
          <table:table-cell office:value-type="float" office:value="33.7779591779289">
            <text:p>33.78</text:p>
          </table:table-cell>
          <table:table-cell office:value-type="float" office:value="17">
            <text:p>17.00</text:p>
          </table:table-cell>
          <table:table-cell office:value-type="float" office:value="23.2718311148371">
            <text:p>23.27</text:p>
          </table:table-cell>
          <table:table-cell table:style-name="ce3" office:value-type="float" office:value="300">
            <text:p>300</text:p>
          </table:table-cell>
          <table:table-cell office:value-type="float" office:value="33.4394571661453">
            <text:p>33.44</text:p>
          </table:table-cell>
          <table:table-cell office:value-type="float" office:value="18">
            <text:p>18.00</text:p>
          </table:table-cell>
          <table:table-cell office:value-type="float" office:value="24.9605245620946">
            <text:p>24.96</text:p>
          </table:table-cell>
          <table:table-cell table:style-name="ce3" office:value-type="float" office:value="300">
            <text:p>300</text:p>
          </table:table-cell>
          <table:table-cell office:value-type="float" office:value="31.7483414798696">
            <text:p>31.75</text:p>
          </table:table-cell>
          <table:table-cell office:value-type="float" office:value="18">
            <text:p>18.00</text:p>
          </table:table-cell>
          <table:table-cell office:value-type="float" office:value="33.319355454049">
            <text:p>33.32</text:p>
          </table:table-cell>
          <table:table-cell table:formula="of:=[.B44]+[.F44]+[.J44]" office:value-type="float" office:value="900">
            <text:p>900</text:p>
          </table:table-cell>
          <table:table-cell table:formula="of:=[.C44]+[.G44]+[.K44]" office:value-type="float" office:value="98.9657578239438">
            <text:p>98.97</text:p>
          </table:table-cell>
          <table:table-cell table:formula="of:=AVERAGE([.D44];[.H44];[.L44])" office:value-type="float" office:value="17.6666666666667">
            <text:p>17.67</text:p>
          </table:table-cell>
          <table:table-cell table:formula="of:=AVERAGE([.E44];[.I44];[.M44])" office:value-type="float" office:value="27.1839037103269">
            <text:p>27.18</text:p>
          </table:table-cell>
          <table:table-cell table:style-name="ce3" table:formula="of:=[.B44]" office:value-type="float" office:value="300">
            <text:p>300</text:p>
          </table:table-cell>
          <table:table-cell table:style-name="ce3" table:formula="of:=[.F44]" office:value-type="float" office:value="300">
            <text:p>300</text:p>
          </table:table-cell>
          <table:table-cell table:formula="of:=[.J44]" office:value-type="float" office:value="300">
            <text:p>300</text:p>
          </table:table-cell>
          <table:table-cell table:number-columns-repeated="8"/>
        </table:table-row>
        <table:table-row table:style-name="ro1">
          <table:table-cell office:value-type="string">
            <text:p>NST</text:p>
          </table:table-cell>
          <table:table-cell office:value-type="float" office:value="850">
            <text:p>850</text:p>
          </table:table-cell>
          <table:table-cell office:value-type="float" office:value="89.2104546781372">
            <text:p>89.21</text:p>
          </table:table-cell>
          <table:table-cell office:value-type="float" office:value="20">
            <text:p>20.00</text:p>
          </table:table-cell>
          <table:table-cell office:value-type="float" office:value="24.1234867243881">
            <text:p>24.12</text:p>
          </table:table-cell>
          <table:table-cell table:style-name="ce3" office:value-type="float" office:value="850">
            <text:p>850</text:p>
          </table:table-cell>
          <table:table-cell office:value-type="float" office:value="85.8176815974709">
            <text:p>85.82</text:p>
          </table:table-cell>
          <table:table-cell office:value-type="float" office:value="21">
            <text:p>21.00</text:p>
          </table:table-cell>
          <table:table-cell office:value-type="float" office:value="24.5174703635526">
            <text:p>24.52</text:p>
          </table:table-cell>
          <table:table-cell table:style-name="ce3" office:value-type="float" office:value="300">
            <text:p>300</text:p>
          </table:table-cell>
          <table:table-cell office:value-type="float" office:value="32.4138163892359">
            <text:p>32.41</text:p>
          </table:table-cell>
          <table:table-cell office:value-type="float" office:value="20">
            <text:p>20.00</text:p>
          </table:table-cell>
          <table:table-cell table:style-name="ce5" office:value-type="float" office:value="24.6931332863929">
            <text:p>24.69</text:p>
          </table:table-cell>
          <table:table-cell table:formula="of:=[.B45]+[.F45]+[.J45]" office:value-type="float" office:value="2000">
            <text:p>2000</text:p>
          </table:table-cell>
          <table:table-cell table:formula="of:=[.C45]+[.G45]+[.K45]" office:value-type="float" office:value="207.441952664844">
            <text:p>207.44</text:p>
          </table:table-cell>
          <table:table-cell table:formula="of:=AVERAGE([.D45];[.H45];[.L45])" office:value-type="float" office:value="20.3333333333333">
            <text:p>20.33</text:p>
          </table:table-cell>
          <table:table-cell table:formula="of:=AVERAGE([.E45];[.I45];[.M45])" office:value-type="float" office:value="24.4446967914445">
            <text:p>24.44</text:p>
          </table:table-cell>
          <table:table-cell table:style-name="ce3" table:formula="of:=[.B45]" office:value-type="float" office:value="850">
            <text:p>850</text:p>
          </table:table-cell>
          <table:table-cell table:style-name="ce3" table:formula="of:=[.F45]" office:value-type="float" office:value="850">
            <text:p>850</text:p>
          </table:table-cell>
          <table:table-cell table:formula="of:=[.J45]" office:value-type="float" office:value="300">
            <text:p>3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office:value-type="float" office:value="108.365109143983">
            <text:p>108.37</text:p>
          </table:table-cell>
          <table:table-cell office:value-type="float" office:value="23">
            <text:p>23.00</text:p>
          </table:table-cell>
          <table:table-cell office:value-type="float" office:value="28.869553330303">
            <text:p>28.87</text:p>
          </table:table-cell>
          <table:table-cell table:style-name="Default" office:value-type="float" office:value="1000">
            <text:p>1000</text:p>
          </table:table-cell>
          <table:table-cell office:value-type="float" office:value="107.747735613994">
            <text:p>107.75</text:p>
          </table:table-cell>
          <table:table-cell office:value-type="float" office:value="24">
            <text:p>24.00</text:p>
          </table:table-cell>
          <table:table-cell office:value-type="float" office:value="28.8004924846672">
            <text:p>28.80</text:p>
          </table:table-cell>
          <table:table-cell table:style-name="Default" office:value-type="float" office:value="600">
            <text:p>600</text:p>
          </table:table-cell>
          <table:table-cell office:value-type="float" office:value="65.5339308753558">
            <text:p>65.53</text:p>
          </table:table-cell>
          <table:table-cell office:value-type="float" office:value="24">
            <text:p>24.00</text:p>
          </table:table-cell>
          <table:table-cell table:style-name="ce5" office:value-type="float" office:value="28.2753684307229">
            <text:p>28.28</text:p>
          </table:table-cell>
          <table:table-cell table:formula="of:=[.B46]+[.F46]+[.J46]" office:value-type="float" office:value="2600">
            <text:p>2600</text:p>
          </table:table-cell>
          <table:table-cell table:formula="of:=[.C46]+[.G46]+[.K46]" office:value-type="float" office:value="281.646775633333">
            <text:p>281.65</text:p>
          </table:table-cell>
          <table:table-cell table:formula="of:=AVERAGE([.D46];[.H46];[.L46])" office:value-type="float" office:value="23.6666666666667">
            <text:p>23.67</text:p>
          </table:table-cell>
          <table:table-cell table:formula="of:=AVERAGE([.E46];[.I46];[.M46])" office:value-type="float" office:value="28.648471415231">
            <text:p>28.65</text:p>
          </table:table-cell>
          <table:table-cell table:style-name="ce3" table:formula="of:=[.B46]" office:value-type="float" office:value="1000">
            <text:p>1000</text:p>
          </table:table-cell>
          <table:table-cell table:style-name="ce3" table:formula="of:=[.F46]" office:value-type="float" office:value="1000">
            <text:p>1000</text:p>
          </table:table-cell>
          <table:table-cell table:formula="of:=[.J46]" office:value-type="float" office:value="600">
            <text:p>600</text:p>
          </table:table-cell>
          <table:table-cell table:number-columns-repeated="8"/>
        </table:table-row>
        <table:table-row table:style-name="ro1">
          <table:table-cell office:value-type="string">
            <text:p>NST</text:p>
          </table:table-cell>
          <table:table-cell table:style-name="Default" office:value-type="float" office:value="1100">
            <text:p>1100</text:p>
          </table:table-cell>
          <table:table-cell office:value-type="float" office:value="119.784931600082">
            <text:p>119.78</text:p>
          </table:table-cell>
          <table:table-cell office:value-type="float" office:value="27">
            <text:p>27.00</text:p>
          </table:table-cell>
          <table:table-cell office:value-type="float" office:value="36.0887643465071">
            <text:p>36.09</text:p>
          </table:table-cell>
          <table:table-cell table:style-name="ce3" office:value-type="float" office:value="1100">
            <text:p>1100</text:p>
          </table:table-cell>
          <table:table-cell office:value-type="float" office:value="117.302443689828">
            <text:p>117.30</text:p>
          </table:table-cell>
          <table:table-cell office:value-type="float" office:value="28">
            <text:p>28.00</text:p>
          </table:table-cell>
          <table:table-cell office:value-type="float" office:value="36.812189203672">
            <text:p>36.81</text:p>
          </table:table-cell>
          <table:table-cell table:style-name="ce3" office:value-type="float" office:value="700">
            <text:p>700</text:p>
          </table:table-cell>
          <table:table-cell office:value-type="float" office:value="74.4013020227854">
            <text:p>74.40</text:p>
          </table:table-cell>
          <table:table-cell office:value-type="float" office:value="28">
            <text:p>28.00</text:p>
          </table:table-cell>
          <table:table-cell table:style-name="ce5" office:value-type="float" office:value="36.795539447225">
            <text:p>36.80</text:p>
          </table:table-cell>
          <table:table-cell table:formula="of:=[.B47]+[.F47]+[.J47]" office:value-type="float" office:value="2900">
            <text:p>2900</text:p>
          </table:table-cell>
          <table:table-cell table:formula="of:=[.C47]+[.G47]+[.K47]" office:value-type="float" office:value="311.488677312695">
            <text:p>311.49</text:p>
          </table:table-cell>
          <table:table-cell table:formula="of:=AVERAGE([.D47];[.H47];[.L47])" office:value-type="float" office:value="27.6666666666667">
            <text:p>27.67</text:p>
          </table:table-cell>
          <table:table-cell table:formula="of:=AVERAGE([.E47];[.I47];[.M47])" office:value-type="float" office:value="36.5654976658014">
            <text:p>36.57</text:p>
          </table:table-cell>
          <table:table-cell table:style-name="ce3" table:formula="of:=[.B47]" office:value-type="float" office:value="1100">
            <text:p>1100</text:p>
          </table:table-cell>
          <table:table-cell table:style-name="ce3" table:formula="of:=[.F47]" office:value-type="float" office:value="1100">
            <text:p>1100</text:p>
          </table:table-cell>
          <table:table-cell table:formula="of:=[.J47]" office:value-type="float" office:value="700">
            <text:p>7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office:value-type="float" office:value="108.72482765416">
            <text:p>108.72</text:p>
          </table:table-cell>
          <table:table-cell office:value-type="float" office:value="30">
            <text:p>30.00</text:p>
          </table:table-cell>
          <table:table-cell office:value-type="float" office:value="41.0136123835257">
            <text:p>41.01</text:p>
          </table:table-cell>
          <table:table-cell table:style-name="Default" office:value-type="float" office:value="1000">
            <text:p>1000</text:p>
          </table:table-cell>
          <table:table-cell office:value-type="float" office:value="102.855857158928">
            <text:p>102.86</text:p>
          </table:table-cell>
          <table:table-cell office:value-type="float" office:value="30">
            <text:p>30.00</text:p>
          </table:table-cell>
          <table:table-cell office:value-type="float" office:value="40.7158406677337">
            <text:p>40.72</text:p>
          </table:table-cell>
          <table:table-cell table:style-name="Default" office:value-type="float" office:value="1000">
            <text:p>1000</text:p>
          </table:table-cell>
          <table:table-cell office:value-type="float" office:value="105.816956505924">
            <text:p>105.82</text:p>
          </table:table-cell>
          <table:table-cell office:value-type="float" office:value="30">
            <text:p>30.00</text:p>
          </table:table-cell>
          <table:table-cell table:style-name="ce5" office:value-type="float" office:value="41.5019457254717">
            <text:p>41.50</text:p>
          </table:table-cell>
          <table:table-cell table:formula="of:=[.B48]+[.F48]+[.J48]" office:value-type="float" office:value="3000">
            <text:p>3000</text:p>
          </table:table-cell>
          <table:table-cell table:formula="of:=[.C48]+[.G48]+[.K48]" office:value-type="float" office:value="317.397641319012">
            <text:p>317.40</text:p>
          </table:table-cell>
          <table:table-cell table:formula="of:=AVERAGE([.D48];[.H48];[.L48])" office:value-type="float" office:value="30">
            <text:p>30.00</text:p>
          </table:table-cell>
          <table:table-cell table:formula="of:=AVERAGE([.E48];[.I48];[.M48])" office:value-type="float" office:value="41.077132925577">
            <text:p>41.08</text:p>
          </table:table-cell>
          <table:table-cell table:style-name="ce3" table:formula="of:=[.B48]" office:value-type="float" office:value="1000">
            <text:p>1000</text:p>
          </table:table-cell>
          <table:table-cell table:style-name="ce3" table:formula="of:=[.F48]" office:value-type="float" office:value="1000">
            <text:p>1000</text:p>
          </table:table-cell>
          <table:table-cell table:formula="of:=[.J48]" office:value-type="float" office:value="1000">
            <text:p>1000</text:p>
          </table:table-cell>
          <table:table-cell table:number-columns-repeated="8"/>
        </table:table-row>
        <table:table-row table:style-name="ro1">
          <table:table-cell office:value-type="string">
            <text:p>NST</text:p>
          </table:table-cell>
          <table:table-cell table:style-name="Default" office:value-type="float" office:value="1200">
            <text:p>1200</text:p>
          </table:table-cell>
          <table:table-cell office:value-type="float" office:value="126.74898749344">
            <text:p>126.75</text:p>
          </table:table-cell>
          <table:table-cell office:value-type="float" office:value="165">
            <text:p>165.00</text:p>
          </table:table-cell>
          <table:table-cell office:value-type="float" office:value="617.489350513971">
            <text:p>617.49</text:p>
          </table:table-cell>
          <table:table-cell table:style-name="Default" office:value-type="float" office:value="1200">
            <text:p>1200</text:p>
          </table:table-cell>
          <table:table-cell office:value-type="float" office:value="130.705161151975">
            <text:p>130.71</text:p>
          </table:table-cell>
          <table:table-cell office:value-type="float" office:value="166">
            <text:p>166.00</text:p>
          </table:table-cell>
          <table:table-cell office:value-type="float" office:value="649.543245210884">
            <text:p>649.54</text:p>
          </table:table-cell>
          <table:table-cell table:style-name="Default" office:value-type="float" office:value="1200">
            <text:p>1200</text:p>
          </table:table-cell>
          <table:table-cell office:value-type="float" office:value="122.416579795526">
            <text:p>122.42</text:p>
          </table:table-cell>
          <table:table-cell office:value-type="float" office:value="167">
            <text:p>167.00</text:p>
          </table:table-cell>
          <table:table-cell table:style-name="ce5" office:value-type="float" office:value="622.147565245956">
            <text:p>622.15</text:p>
          </table:table-cell>
          <table:table-cell table:formula="of:=[.B49]+[.F49]+[.J49]" office:value-type="float" office:value="3600">
            <text:p>3600</text:p>
          </table:table-cell>
          <table:table-cell table:formula="of:=[.C49]+[.G49]+[.K49]" office:value-type="float" office:value="379.870728440941">
            <text:p>379.87</text:p>
          </table:table-cell>
          <table:table-cell table:formula="of:=AVERAGE([.D49];[.H49];[.L49])" office:value-type="float" office:value="166">
            <text:p>166.00</text:p>
          </table:table-cell>
          <table:table-cell table:formula="of:=AVERAGE([.E49];[.I49];[.M49])" office:value-type="float" office:value="629.726720323604">
            <text:p>629.73</text:p>
          </table:table-cell>
          <table:table-cell table:style-name="ce3" table:formula="of:=[.B49]" office:value-type="float" office:value="1200">
            <text:p>1200</text:p>
          </table:table-cell>
          <table:table-cell table:style-name="ce3" table:formula="of:=[.F49]" office:value-type="float" office:value="1200">
            <text:p>1200</text:p>
          </table:table-cell>
          <table:table-cell table:formula="of:=[.J49]" office:value-type="float" office:value="1200">
            <text:p>1200</text:p>
          </table:table-cell>
          <table:table-cell table:number-columns-repeated="8"/>
        </table:table-row>
        <table:table-row table:style-name="ro1">
          <table:table-cell office:value-type="string">
            <text:p>NST</text:p>
          </table:table-cell>
          <table:table-cell table:style-name="Default" office:value-type="float" office:value="1400">
            <text:p>1400</text:p>
          </table:table-cell>
          <table:table-cell office:value-type="float" office:value="137.987538000474">
            <text:p>137.99</text:p>
          </table:table-cell>
          <table:table-cell office:value-type="float" office:value="375">
            <text:p>375.00</text:p>
          </table:table-cell>
          <table:table-cell office:value-type="float" office:value="1243.9613876284">
            <text:p>1,243.96</text:p>
          </table:table-cell>
          <table:table-cell table:style-name="Default" office:value-type="float" office:value="1400">
            <text:p>1400</text:p>
          </table:table-cell>
          <table:table-cell office:value-type="float" office:value="134.940978382335">
            <text:p>134.94</text:p>
          </table:table-cell>
          <table:table-cell office:value-type="float" office:value="388">
            <text:p>388.00</text:p>
          </table:table-cell>
          <table:table-cell office:value-type="float" office:value="1283.54927362993">
            <text:p>1,283.55</text:p>
          </table:table-cell>
          <table:table-cell table:style-name="Default" office:value-type="float" office:value="1000">
            <text:p>1000</text:p>
          </table:table-cell>
          <table:table-cell office:value-type="float" office:value="98.1140637312165">
            <text:p>98.11</text:p>
          </table:table-cell>
          <table:table-cell office:value-type="float" office:value="369">
            <text:p>369.00</text:p>
          </table:table-cell>
          <table:table-cell table:style-name="ce5" office:value-type="float" office:value="1216.16292845724">
            <text:p>1,216.16</text:p>
          </table:table-cell>
          <table:table-cell table:formula="of:=[.B50]+[.F50]+[.J50]" office:value-type="float" office:value="3800">
            <text:p>3800</text:p>
          </table:table-cell>
          <table:table-cell table:formula="of:=[.C50]+[.G50]+[.K49]" office:value-type="float" office:value="395.345096178335">
            <text:p>395.35</text:p>
          </table:table-cell>
          <table:table-cell table:formula="of:=AVERAGE([.D50];[.H50];[.L49])" office:value-type="float" office:value="310">
            <text:p>310.00</text:p>
          </table:table-cell>
          <table:table-cell table:formula="of:=AVERAGE([.E50];[.I50];[.M49])" office:value-type="float" office:value="1049.88607550143">
            <text:p>1,049.89</text:p>
          </table:table-cell>
          <table:table-cell table:style-name="ce3" table:formula="of:=[.B50]" office:value-type="float" office:value="1400">
            <text:p>1400</text:p>
          </table:table-cell>
          <table:table-cell table:style-name="ce3" table:formula="of:=[.F50]" office:value-type="float" office:value="1400">
            <text:p>1400</text:p>
          </table:table-cell>
          <table:table-cell table:formula="of:=[.J50]" office:value-type="float" office:value="1000">
            <text:p>1000</text:p>
          </table:table-cell>
          <table:table-cell table:number-columns-repeated="8"/>
        </table:table-row>
      </table:table>
      <table:table table:name="gaficos - terracotta" table:style-name="ta1">
        <table:shapes>
          <draw:frame draw:z-index="0" draw:style-name="gr1" svg:width="12.639in" svg:height="7.4047in" svg:x="0.0004in" svg:y="0.0004in">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1" xlink:type="simple" xlink:show="embed" xlink:actuate="onLoad"/>
            <draw:image xlink:href="./ObjectReplacements/Object 11" xlink:type="simple" xlink:show="embed" xlink:actuate="onLoad"/>
          </draw:frame>
          <draw:frame draw:z-index="1" draw:style-name="gr1" svg:width="12.6283in" svg:height="7.9402in" svg:x="0.0004in" svg:y="7.563in">
            <draw:object draw:notify-on-update-of-ranges="'resultados - terracotta'.T15:'resultados - terracotta'.T24 'resultados - terracotta'.U14:'resultados - terracotta'.U14 'resultados - terracotta'.U15:'resultados - terracotta'.U24 '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6" xlink:type="simple" xlink:show="embed" xlink:actuate="onLoad"/>
            <draw:image xlink:href="./ObjectReplacements/Object 6" xlink:type="simple" xlink:show="embed" xlink:actuate="onLoad"/>
          </draw:frame>
          <draw:frame draw:z-index="2" draw:style-name="gr1" svg:width="12.6173in" svg:height="8.0453in" svg:x="0.0004in" svg:y="24.0323in">
            <draw:object draw:notify-on-update-of-ranges="'resultados - terracotta'.N44:'resultados - terracotta'.N50 'resultados - terracotta'.O43:'resultados - terracotta'.O43 'resultados - terracotta'.O44:'resultados - terracotta'.O50 '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13" xlink:type="simple" xlink:show="embed" xlink:actuate="onLoad"/>
            <draw:image xlink:href="./ObjectReplacements/Object 13" xlink:type="simple" xlink:show="embed" xlink:actuate="onLoad"/>
          </draw:frame>
          <draw:frame draw:z-index="3" draw:style-name="gr1" svg:width="12.5157in" svg:height="8.1646in" svg:x="0.0004in" svg:y="15.6295in">
            <draw:object draw:notify-on-update-of-ranges="'resultados - terracotta'.N30:'resultados - terracotta'.N38 'resultados - terracotta'.O29:'resultados - terracotta'.O29 'resultados - terracotta'.O30:'resultados - terracotta'.O38 'resultados - terracotta'.N30:'resultados - terracotta'.N38 'resultados - terracotta'.P29:'resultados - terracotta'.P29 'resultados - terracotta'.P30:'resultados - terracotta'.P38 'resultados - terracotta'.N30:'resultados - terracotta'.N38 'resultados - terracotta'.Q29:'resultados - terracotta'.Q29 'resultados - terracotta'.Q30:'resultados - terracotta'.Q38" xlink:href="./Object 15" xlink:type="simple" xlink:show="embed" xlink:actuate="onLoad"/>
            <draw:image xlink:href="./ObjectReplacements/Object 15" xlink:type="simple" xlink:show="embed" xlink:actuate="onLoad"/>
          </draw:frame>
          <draw:frame draw:z-index="4" draw:style-name="gr1" svg:width="12.639in" svg:height="7.4047in" svg:x="13.389in" svg:y="0in">
            <draw:object draw:notify-on-update-of-ranges="'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25" xlink:type="simple" xlink:show="embed" xlink:actuate="onLoad"/>
            <draw:image xlink:href="./ObjectReplacements/Object 25" xlink:type="simple" xlink:show="embed" xlink:actuate="onLoad"/>
          </draw:frame>
          <draw:frame draw:z-index="5" draw:style-name="gr1" svg:width="12.6283in" svg:height="7.9402in" svg:x="13.389in" svg:y="7.5626in">
            <draw:object draw:notify-on-update-of-ranges="'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26" xlink:type="simple" xlink:show="embed" xlink:actuate="onLoad"/>
            <draw:image xlink:href="./ObjectReplacements/Object 26" xlink:type="simple" xlink:show="embed" xlink:actuate="onLoad"/>
          </draw:frame>
          <draw:frame draw:z-index="6" draw:style-name="gr1" svg:width="12.2957in" svg:height="7.7248in" svg:x="13.387in" svg:y="24.0331in">
            <draw:object draw:notify-on-update-of-ranges="'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27" xlink:type="simple" xlink:show="embed" xlink:actuate="onLoad"/>
            <draw:image xlink:href="./ObjectReplacements/Object 27" xlink:type="simple" xlink:show="embed" xlink:actuate="onLoad"/>
          </draw:frame>
          <draw:frame draw:z-index="7" draw:style-name="gr1" svg:width="12.1343in" svg:height="7.6433in" svg:x="13.387in" svg:y="15.6268in">
            <draw:object draw:notify-on-update-of-ranges="'resultados - terracotta'.N30:'resultados - terracotta'.N38 'resultados - terracotta'.P29:'resultados - terracotta'.P29 'resultados - terracotta'.P30:'resultados - terracotta'.P38 'resultados - terracotta'.N30:'resultados - terracotta'.N38 'resultados - terracotta'.Q29:'resultados - terracotta'.Q29 'resultados - terracotta'.Q30:'resultados - terracotta'.Q38" xlink:href="./Object 28" xlink:type="simple" xlink:show="embed" xlink:actuate="onLoad"/>
            <draw:image xlink:href="./ObjectReplacements/Object 28" xlink:type="simple" xlink:show="embed" xlink:actuate="onLoad"/>
          </draw:frame>
          <draw:frame draw:z-index="8" draw:style-name="gr1" svg:width="12.2551in" svg:height="6.7575in" svg:x="27.1106in" svg:y="0in">
            <draw:object draw:notify-on-update-of-ranges="'resultados - terracotta'.T5:'resultados - terracotta'.T9 'resultados - terracotta'.U4:'resultados - terracotta'.U4 'resultados - terracotta'.U5:'resultados - terracotta'.U9" xlink:href="./Object 29" xlink:type="simple" xlink:show="embed" xlink:actuate="onLoad"/>
            <draw:image xlink:href="./ObjectReplacements/Object 29" xlink:type="simple" xlink:show="embed" xlink:actuate="onLoad"/>
          </draw:frame>
          <draw:frame draw:z-index="9" draw:style-name="gr1" svg:width="12.1606in" svg:height="7.1925in" svg:x="27.1106in" svg:y="7.5626in">
            <draw:object draw:notify-on-update-of-ranges="'resultados - terracotta'.T15:'resultados - terracotta'.T24 'resultados - terracotta'.U14:'resultados - terracotta'.U14 'resultados - terracotta'.U15:'resultados - terracotta'.U24" xlink:href="./Object 30" xlink:type="simple" xlink:show="embed" xlink:actuate="onLoad"/>
            <draw:image xlink:href="./ObjectReplacements/Object 30" xlink:type="simple" xlink:show="embed" xlink:actuate="onLoad"/>
          </draw:frame>
          <draw:frame draw:z-index="10" draw:style-name="gr1" svg:width="12.4843in" svg:height="7.4118in" svg:x="27.1102in" svg:y="24.0327in">
            <draw:object draw:notify-on-update-of-ranges="'resultados - terracotta'.N44:'resultados - terracotta'.N50 'resultados - terracotta'.O43:'resultados - terracotta'.O43 'resultados - terracotta'.O44:'resultados - terracotta'.O50" xlink:href="./Object 31" xlink:type="simple" xlink:show="embed" xlink:actuate="onLoad"/>
            <draw:image xlink:href="./ObjectReplacements/Object 31" xlink:type="simple" xlink:show="embed" xlink:actuate="onLoad"/>
          </draw:frame>
          <draw:frame draw:z-index="11" draw:style-name="gr1" svg:width="12.1882in" svg:height="7.6161in" svg:x="27.1102in" svg:y="15.6268in">
            <draw:object draw:notify-on-update-of-ranges="'resultados - terracotta'.N30:'resultados - terracotta'.N38 'resultados - terracotta'.O29:'resultados - terracotta'.O29 'resultados - terracotta'.O30:'resultados - terracotta'.O38" xlink:href="./Object 32" xlink:type="simple" xlink:show="embed" xlink:actuate="onLoad"/>
            <draw:image xlink:href="./ObjectReplacements/Object 32" xlink:type="simple" xlink:show="embed" xlink:actuate="onLoad"/>
          </draw:frame>
        </table:shapes>
        <table:table-column table:style-name="co24" table:default-cell-style-name="Default"/>
        <table:table-row table:style-name="ro1">
          <table:table-cell/>
        </table:table-row>
      </table:table>
      <table:table table:name="graficos - unificado" table:style-name="ta1">
        <table:shapes>
          <draw:frame draw:z-index="0" draw:style-name="gr1" svg:width="8.8669in" svg:height="5.5909in" svg:x="0in" svg:y="5.6276in">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7" xlink:type="simple" xlink:show="embed" xlink:actuate="onLoad"/>
            <draw:image xlink:href="./ObjectReplacements/Object 7" xlink:type="simple" xlink:show="embed" xlink:actuate="onLoad"/>
          </draw:frame>
          <draw:frame draw:z-index="1" draw:style-name="gr1" svg:width="8.8669in" svg:height="5.6244in" svg:x="0in" svg:y="0.0004in">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0" xlink:type="simple" xlink:show="embed" xlink:actuate="onLoad"/>
            <draw:image xlink:href="./ObjectReplacements/Object 10" xlink:type="simple" xlink:show="embed" xlink:actuate="onLoad"/>
          </draw:frame>
          <draw:frame draw:z-index="2" draw:style-name="gr1" svg:width="9.7339in" svg:height="5.6866in" svg:x="0in" svg:y="11.1988in">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5" xlink:type="simple" xlink:show="embed" xlink:actuate="onLoad"/>
            <draw:image xlink:href="./ObjectReplacements/Object 5" xlink:type="simple" xlink:show="embed" xlink:actuate="onLoad"/>
          </draw:frame>
          <draw:frame draw:z-index="3" draw:style-name="gr1" svg:width="8.9106in" svg:height="5.7024in" svg:x="0in" svg:y="16.839in">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9" xlink:type="simple" xlink:show="embed" xlink:actuate="onLoad"/>
            <draw:image xlink:href="./ObjectReplacements/Object 9" xlink:type="simple" xlink:show="embed" xlink:actuate="onLoad"/>
          </draw:frame>
          <draw:frame draw:z-index="4" draw:style-name="gr1" svg:width="8.9543in" svg:height="5.5831in" svg:x="8.8453in" svg:y="0in">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2" xlink:type="simple" xlink:show="embed" xlink:actuate="onLoad"/>
            <draw:image xlink:href="./ObjectReplacements/Object 12" xlink:type="simple" xlink:show="embed" xlink:actuate="onLoad"/>
          </draw:frame>
          <draw:frame draw:z-index="5" draw:style-name="gr1" svg:width="8.9437in" svg:height="5.6303in" svg:x="8.8339in" svg:y="5.5673in">
            <draw:object draw:notify-on-update-of-ranges="'resultados - terracotta'.T15:'resultados - terracotta'.T24 'resultados - terracotta'.U14:'resultados - terracotta'.U14 'resultados - terracotta'.U15:'resultados - terracotta'.U24 '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8" xlink:type="simple" xlink:show="embed" xlink:actuate="onLoad"/>
            <draw:image xlink:href="./ObjectReplacements/Object 8" xlink:type="simple" xlink:show="embed" xlink:actuate="onLoad"/>
          </draw:frame>
          <draw:frame draw:z-index="6" draw:style-name="gr1" svg:width="9.2618in" svg:height="5.587in" svg:x="8.5161in" svg:y="16.8709in">
            <draw:object draw:notify-on-update-of-ranges="'resultados - terracotta'.N44:'resultados - terracotta'.N50 'resultados - terracotta'.O43:'resultados - terracotta'.O43 'resultados - terracotta'.O44:'resultados - terracotta'.O50 '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14" xlink:type="simple" xlink:show="embed" xlink:actuate="onLoad"/>
            <draw:image xlink:href="./ObjectReplacements/Object 14" xlink:type="simple" xlink:show="embed" xlink:actuate="onLoad"/>
          </draw:frame>
          <draw:frame draw:z-index="7" draw:style-name="gr1" svg:width="8.1535in" svg:height="5.7185in" svg:x="9.624in" svg:y="11.1563in">
            <draw:object draw:notify-on-update-of-ranges="'resultados - terracotta'.N30:'resultados - terracotta'.N39 'resultados - terracotta'.O29:'resultados - terracotta'.O29 'resultados - terracotta'.O30:'resultados - terracotta'.O39 'resultados - terracotta'.N30:'resultados - terracotta'.N39 'resultados - terracotta'.P29:'resultados - terracotta'.P29 'resultados - terracotta'.P30:'resultados - terracotta'.P39 'resultados - terracotta'.N30:'resultados - terracotta'.N39 'resultados - terracotta'.Q29:'resultados - terracotta'.Q29 'resultados - terracotta'.Q30:'resultados - terracotta'.Q39" xlink:href="./Object 16" xlink:type="simple" xlink:show="embed" xlink:actuate="onLoad"/>
            <draw:image xlink:href="./ObjectReplacements/Object 16" xlink:type="simple" xlink:show="embed" xlink:actuate="onLoad"/>
          </draw:frame>
        </table:shapes>
        <table:table-column table:style-name="co24" table:default-cell-style-name="Default"/>
        <table:table-row table:style-name="ro1">
          <table:table-cell/>
        </table:table-row>
      </table:table>
      <table:table table:name="comparativas" table:style-name="ta1">
        <table:shapes>
          <draw:frame draw:z-index="0" draw:style-name="gr1" svg:width="8.8228in" svg:height="4.5638in" svg:x="5.0787in" svg:y="0in">
            <draw:object draw:notify-on-update-of-ranges="comparativas.A1:comparativas.A1 comparativas.A2:comparativas.A11 comparativas.B1:comparativas.B1 comparativas.B2:comparativas.B11 comparativas.C1:comparativas.C1 comparativas.C2:comparativas.C11" xlink:href="./Object 33" xlink:type="simple" xlink:show="embed" xlink:actuate="onLoad"/>
            <draw:image xlink:href="./ObjectReplacements/Object 33" xlink:type="simple" xlink:show="embed" xlink:actuate="onLoad"/>
          </draw:frame>
          <draw:frame draw:z-index="1" draw:style-name="gr1" svg:width="8.8843in" svg:height="4.626in" svg:x="5.0488in" svg:y="4.6425in">
            <draw:object draw:notify-on-update-of-ranges="comparativas.A26:comparativas.A26 comparativas.A27:comparativas.A36 comparativas.B26:comparativas.B26 comparativas.B27:comparativas.B36 comparativas.C26:comparativas.C26 comparativas.C27:comparativas.C36 comparativas.D26:comparativas.D26 comparativas.D27:comparativas.D36 comparativas.E26:comparativas.E26 comparativas.E27:comparativas.E36" xlink:href="./Object 34" xlink:type="simple" xlink:show="embed" xlink:actuate="onLoad"/>
            <draw:image xlink:href="./ObjectReplacements/Object 34" xlink:type="simple" xlink:show="embed" xlink:actuate="onLoad"/>
          </draw:frame>
        </table:shapes>
        <table:table-column table:style-name="co14" table:default-cell-style-name="ce3"/>
        <table:table-column table:style-name="co14" table:number-columns-repeated="2" table:default-cell-style-name="ce4"/>
        <table:table-column table:style-name="co14" table:number-columns-repeated="3" table:default-cell-style-name="Default"/>
        <table:table-column table:style-name="co14" table:number-columns-repeated="2" table:default-cell-style-name="ce4"/>
        <table:table-column table:style-name="co14" table:number-columns-repeated="2" table:default-cell-style-name="Default"/>
        <table:table-row table:style-name="ro1">
          <table:table-cell table:style-name="ce1" office:value-type="string">
            <text:p>Total hilos</text:p>
          </table:table-cell>
          <table:table-cell table:style-name="ce1" office:value-type="string">
            <text:p>Rendimiento total JBoss</text:p>
          </table:table-cell>
          <table:table-cell table:style-name="ce1" office:value-type="string">
            <text:p>Rendimiento total Terracotta</text:p>
          </table:table-cell>
          <table:table-cell table:style-name="ce1"/>
          <table:table-cell table:number-columns-repeated="2"/>
          <table:table-cell table:style-name="Default" table:number-columns-repeated="2"/>
          <table:table-cell table:number-columns-repeated="2"/>
        </table:table-row>
        <table:table-row table:style-name="ro1">
          <table:table-cell office:value-type="float" office:value="900">
            <text:p>900</text:p>
          </table:table-cell>
          <table:table-cell office:value-type="float" office:value="114.882771393489">
            <text:p>114.88</text:p>
          </table:table-cell>
          <table:table-cell office:value-type="float" office:value="116.139451678205">
            <text:p>116.14</text:p>
          </table:table-cell>
          <table:table-cell table:style-name="ce4" table:number-columns-repeated="3"/>
          <table:table-cell table:style-name="Default" table:number-columns-repeated="2"/>
          <table:table-cell table:number-columns-repeated="2"/>
        </table:table-row>
        <table:table-row table:style-name="ro1">
          <table:table-cell office:value-type="float" office:value="2000">
            <text:p>2000</text:p>
          </table:table-cell>
          <table:table-cell office:value-type="float" office:value="256.820175648127">
            <text:p>256.82</text:p>
          </table:table-cell>
          <table:table-cell office:value-type="float" office:value="245.139590095616">
            <text:p>245.14</text:p>
          </table:table-cell>
          <table:table-cell table:style-name="ce4" table:number-columns-repeated="3"/>
          <table:table-cell table:style-name="Default" table:number-columns-repeated="2"/>
          <table:table-cell table:number-columns-repeated="2"/>
        </table:table-row>
        <table:table-row table:style-name="ro1">
          <table:table-cell office:value-type="float" office:value="2600">
            <text:p>2600</text:p>
          </table:table-cell>
          <table:table-cell office:value-type="float" office:value="321.408064282349">
            <text:p>321.41</text:p>
          </table:table-cell>
          <table:table-cell office:value-type="float" office:value="328.256222262653">
            <text:p>328.26</text:p>
          </table:table-cell>
          <table:table-cell table:style-name="ce4" table:number-columns-repeated="3"/>
          <table:table-cell table:style-name="Default" table:number-columns-repeated="2"/>
          <table:table-cell table:number-columns-repeated="2"/>
        </table:table-row>
        <table:table-row table:style-name="ro1">
          <table:table-cell office:value-type="float" office:value="2900">
            <text:p>2900</text:p>
          </table:table-cell>
          <table:table-cell office:value-type="float" office:value="363.998587536302">
            <text:p>364.00</text:p>
          </table:table-cell>
          <table:table-cell office:value-type="float" office:value="367.433610341067">
            <text:p>367.43</text:p>
          </table:table-cell>
          <table:table-cell table:style-name="ce4" table:number-columns-repeated="3"/>
          <table:table-cell table:style-name="Default" table:number-columns-repeated="2"/>
          <table:table-cell table:number-columns-repeated="2"/>
        </table:table-row>
        <table:table-row table:style-name="ro1">
          <table:table-cell office:value-type="float" office:value="3000">
            <text:p>3000</text:p>
          </table:table-cell>
          <table:table-cell office:value-type="float" office:value="377.907756563821">
            <text:p>377.91</text:p>
          </table:table-cell>
          <table:table-cell office:value-type="float" office:value="377.576510069502">
            <text:p>377.58</text:p>
          </table:table-cell>
          <table:table-cell table:style-name="ce4" table:number-columns-repeated="3"/>
          <table:table-cell table:style-name="Default" table:number-columns-repeated="2"/>
          <table:table-cell table:number-columns-repeated="2"/>
        </table:table-row>
        <table:table-row table:style-name="ro1">
          <table:table-cell office:value-type="float" office:value="3600">
            <text:p>3600</text:p>
          </table:table-cell>
          <table:table-cell office:value-type="float" office:value="454.703083779169">
            <text:p>454.70</text:p>
          </table:table-cell>
          <table:table-cell office:value-type="float" office:value="431.323921573207">
            <text:p>431.32</text:p>
          </table:table-cell>
          <table:table-cell table:style-name="ce4" table:number-columns-repeated="3"/>
          <table:table-cell table:style-name="Default" table:number-columns-repeated="2"/>
          <table:table-cell table:number-columns-repeated="2"/>
        </table:table-row>
        <table:table-row table:style-name="ro1">
          <table:table-cell office:value-type="float" office:value="3800">
            <text:p>3800</text:p>
          </table:table-cell>
          <table:table-cell office:value-type="float" office:value="506.016629773172">
            <text:p>506.02</text:p>
          </table:table-cell>
          <table:table-cell office:value-type="float" office:value="481.334682920739">
            <text:p>481.33</text:p>
          </table:table-cell>
          <table:table-cell table:style-name="ce4" table:number-columns-repeated="3"/>
          <table:table-cell table:style-name="Default" table:number-columns-repeated="2"/>
          <table:table-cell table:number-columns-repeated="2"/>
        </table:table-row>
        <table:table-row table:style-name="ro1">
          <table:table-cell office:value-type="float" office:value="4400">
            <text:p>4400</text:p>
          </table:table-cell>
          <table:table-cell office:value-type="float" office:value="543.976359322441">
            <text:p>543.98</text:p>
          </table:table-cell>
          <table:table-cell office:value-type="float" office:value="552.010044613471">
            <text:p>552.01</text:p>
          </table:table-cell>
          <table:table-cell table:style-name="ce4" table:number-columns-repeated="3"/>
          <table:table-cell table:style-name="Default" table:number-columns-repeated="2"/>
          <table:table-cell table:number-columns-repeated="2"/>
        </table:table-row>
        <table:table-row table:style-name="ro1">
          <table:table-cell office:value-type="float" office:value="4800">
            <text:p>4800</text:p>
          </table:table-cell>
          <table:table-cell office:value-type="float" office:value="602.430514523417">
            <text:p>602.43</text:p>
          </table:table-cell>
          <table:table-cell office:value-type="float" office:value="592.64926282317">
            <text:p>592.65</text:p>
          </table:table-cell>
          <table:table-cell table:style-name="ce4" table:number-columns-repeated="3"/>
          <table:table-cell table:style-name="Default" table:number-columns-repeated="2"/>
          <table:table-cell table:number-columns-repeated="2"/>
        </table:table-row>
        <table:table-row table:style-name="ro1">
          <table:table-cell office:value-type="float" office:value="5100">
            <text:p>5100</text:p>
          </table:table-cell>
          <table:table-cell table:style-name="Default"/>
          <table:table-cell office:value-type="float" office:value="598.796309555378">
            <text:p>598.80</text:p>
          </table:table-cell>
          <table:table-cell table:number-columns-repeated="3"/>
          <table:table-cell table:style-name="Default" table:number-columns-repeated="2"/>
          <table:table-cell table:number-columns-repeated="2"/>
        </table:table-row>
        <table:table-row table:style-name="ro1">
          <table:table-cell table:style-name="Default" table:number-columns-repeated="3"/>
          <table:table-cell table:number-columns-repeated="3"/>
          <table:table-cell table:style-name="Default" table:number-columns-repeated="2"/>
          <table:table-cell table:number-columns-repeated="2"/>
        </table:table-row>
        <table:table-row table:style-name="ro1" table:number-rows-repeated="10">
          <table:table-cell/>
          <table:table-cell table:style-name="Default"/>
          <table:table-cell/>
          <table:table-cell table:style-name="ce4" table:number-columns-repeated="3"/>
          <table:table-cell table:style-name="ce3" table:number-columns-repeated="2"/>
          <table:table-cell table:number-columns-repeated="2"/>
        </table:table-row>
        <table:table-row table:style-name="ro1" table:number-rows-repeated="3">
          <table:table-cell table:style-name="Default" table:number-columns-repeated="3"/>
          <table:table-cell table:number-columns-repeated="3"/>
          <table:table-cell table:style-name="Default" table:number-columns-repeated="2"/>
          <table:table-cell table:number-columns-repeated="2"/>
        </table:table-row>
        <table:table-row table:style-name="ro1">
          <table:table-cell table:style-name="ce1" office:value-type="string">
            <text:p>Total hilos</text:p>
          </table:table-cell>
          <table:table-cell table:style-name="ce1" office:value-type="string">
            <text:p>Media total JBoss</text:p>
          </table:table-cell>
          <table:table-cell table:style-name="Default" office:value-type="string">
            <text:p>Desviación estándar total Jboss</text:p>
          </table:table-cell>
          <table:table-cell table:style-name="ce1" office:value-type="string">
            <text:p>Media total Terracotta</text:p>
          </table:table-cell>
          <table:table-cell office:value-type="string">
            <text:p>Desviación estándar total Terracotta</text:p>
          </table:table-cell>
          <table:table-cell/>
          <table:table-cell table:style-name="ce1" table:number-columns-repeated="2"/>
          <table:table-cell table:number-columns-repeated="2"/>
        </table:table-row>
        <table:table-row table:style-name="ro1">
          <table:table-cell office:value-type="float" office:value="900">
            <text:p>900</text:p>
          </table:table-cell>
          <table:table-cell office:value-type="float" office:value="13.25">
            <text:p>13.25</text:p>
          </table:table-cell>
          <table:table-cell office:value-type="float" office:value="5.50749133417037">
            <text:p>5.51</text:p>
          </table:table-cell>
          <table:table-cell office:value-type="float" office:value="10.1458333333333">
            <text:p>10.1458333333</text:p>
          </table:table-cell>
          <table:table-cell office:value-type="float" office:value="14.2702959746184">
            <text:p>14.2702959746</text:p>
          </table:table-cell>
          <table:table-cell table:number-columns-repeated="3"/>
          <table:table-cell table:style-name="ce4" table:number-columns-repeated="2"/>
        </table:table-row>
        <table:table-row table:style-name="ro1">
          <table:table-cell office:value-type="float" office:value="2000">
            <text:p>2000</text:p>
          </table:table-cell>
          <table:table-cell office:value-type="float" office:value="20.2291666666667">
            <text:p>20.23</text:p>
          </table:table-cell>
          <table:table-cell office:value-type="float" office:value="16.4753941341012">
            <text:p>16.48</text:p>
          </table:table-cell>
          <table:table-cell office:value-type="float" office:value="13.3333333333333">
            <text:p>13.3333333333</text:p>
          </table:table-cell>
          <table:table-cell office:value-type="float" office:value="19.2304356536404">
            <text:p>19.2304356536</text:p>
          </table:table-cell>
          <table:table-cell table:number-columns-repeated="3"/>
          <table:table-cell table:style-name="ce4" table:number-columns-repeated="2"/>
        </table:table-row>
        <table:table-row table:style-name="ro1">
          <table:table-cell office:value-type="float" office:value="2600">
            <text:p>2600</text:p>
          </table:table-cell>
          <table:table-cell office:value-type="float" office:value="24.6041666666667">
            <text:p>24.60</text:p>
          </table:table-cell>
          <table:table-cell office:value-type="float" office:value="23.9381871154602">
            <text:p>23.94</text:p>
          </table:table-cell>
          <table:table-cell office:value-type="float" office:value="11.7916666666667">
            <text:p>11.7916666667</text:p>
          </table:table-cell>
          <table:table-cell office:value-type="float" office:value="7.43166150463962">
            <text:p>7.4316615046</text:p>
          </table:table-cell>
          <table:table-cell table:number-columns-repeated="3"/>
          <table:table-cell table:style-name="ce4" table:number-columns-repeated="2"/>
        </table:table-row>
        <table:table-row table:style-name="ro1">
          <table:table-cell office:value-type="float" office:value="2900">
            <text:p>2900</text:p>
          </table:table-cell>
          <table:table-cell office:value-type="float" office:value="28.9791666666667">
            <text:p>28.98</text:p>
          </table:table-cell>
          <table:table-cell office:value-type="float" office:value="26.017185165854">
            <text:p>26.02</text:p>
          </table:table-cell>
          <table:table-cell office:value-type="float" office:value="14">
            <text:p>14</text:p>
          </table:table-cell>
          <table:table-cell office:value-type="float" office:value="10.5075569397825">
            <text:p>10.5075569398</text:p>
          </table:table-cell>
          <table:table-cell table:number-columns-repeated="3"/>
          <table:table-cell table:style-name="ce4" table:number-columns-repeated="2"/>
        </table:table-row>
        <table:table-row table:style-name="ro1">
          <table:table-cell office:value-type="float" office:value="3000">
            <text:p>3000</text:p>
          </table:table-cell>
          <table:table-cell office:value-type="float" office:value="28.1041666666667">
            <text:p>28.10</text:p>
          </table:table-cell>
          <table:table-cell office:value-type="float" office:value="29.1470036602699">
            <text:p>29.15</text:p>
          </table:table-cell>
          <table:table-cell office:value-type="float" office:value="13.4791666666667">
            <text:p>13.4791666667</text:p>
          </table:table-cell>
          <table:table-cell office:value-type="float" office:value="9.49411836911283">
            <text:p>9.4941183691</text:p>
          </table:table-cell>
          <table:table-cell table:number-columns-repeated="3"/>
          <table:table-cell table:style-name="ce4" table:number-columns-repeated="2"/>
        </table:table-row>
        <table:table-row table:style-name="ro1">
          <table:table-cell office:value-type="float" office:value="3600">
            <text:p>3600</text:p>
          </table:table-cell>
          <table:table-cell office:value-type="float" office:value="53.4166666666667">
            <text:p>53.42</text:p>
          </table:table-cell>
          <table:table-cell office:value-type="float" office:value="62.1581084137219">
            <text:p>62.16</text:p>
          </table:table-cell>
          <table:table-cell office:value-type="float" office:value="21.4583333333333">
            <text:p>21.4583333333</text:p>
          </table:table-cell>
          <table:table-cell office:value-type="float" office:value="25.8313480717312">
            <text:p>25.8313480717</text:p>
          </table:table-cell>
          <table:table-cell table:number-columns-repeated="3"/>
          <table:table-cell table:style-name="ce4" table:number-columns-repeated="2"/>
        </table:table-row>
        <table:table-row table:style-name="ro1">
          <table:table-cell office:value-type="float" office:value="3800">
            <text:p>3800</text:p>
          </table:table-cell>
          <table:table-cell office:value-type="float" office:value="75.7083333333333">
            <text:p>75.71</text:p>
          </table:table-cell>
          <table:table-cell office:value-type="float" office:value="83.4155567416248">
            <text:p>83.42</text:p>
          </table:table-cell>
          <table:table-cell office:value-type="float" office:value="19.375">
            <text:p>19.375</text:p>
          </table:table-cell>
          <table:table-cell office:value-type="float" office:value="19.7385353448837">
            <text:p>19.7385353449</text:p>
          </table:table-cell>
          <table:table-cell table:number-columns-repeated="3"/>
          <table:table-cell table:style-name="ce4" table:number-columns-repeated="2"/>
        </table:table-row>
        <table:table-row table:style-name="ro1">
          <table:table-cell office:value-type="float" office:value="4400">
            <text:p>4400</text:p>
          </table:table-cell>
          <table:table-cell office:value-type="float" office:value="104.083333333333">
            <text:p>104.08</text:p>
          </table:table-cell>
          <table:table-cell office:value-type="float" office:value="133.084679210535">
            <text:p>133.08</text:p>
          </table:table-cell>
          <table:table-cell office:value-type="float" office:value="28.9583333333333">
            <text:p>28.9583333333</text:p>
          </table:table-cell>
          <table:table-cell office:value-type="float" office:value="35.9452042842703">
            <text:p>35.9452042843</text:p>
          </table:table-cell>
          <table:table-cell table:number-columns-repeated="3"/>
          <table:table-cell table:style-name="ce4" table:number-columns-repeated="2"/>
        </table:table-row>
        <table:table-row table:style-name="ro1">
          <table:table-cell office:value-type="float" office:value="4800">
            <text:p>4800</text:p>
          </table:table-cell>
          <table:table-cell office:value-type="float" office:value="183.708333333333">
            <text:p>183.71</text:p>
          </table:table-cell>
          <table:table-cell office:value-type="float" office:value="207.597281883045">
            <text:p>207.60</text:p>
          </table:table-cell>
          <table:table-cell office:value-type="float" office:value="51.7708333333333">
            <text:p>51.7708333333</text:p>
          </table:table-cell>
          <table:table-cell office:value-type="float" office:value="84.4550536949835">
            <text:p>84.455053695</text:p>
          </table:table-cell>
          <table:table-cell table:number-columns-repeated="3"/>
          <table:table-cell table:style-name="ce4" table:number-columns-repeated="2"/>
        </table:table-row>
        <table:table-row table:style-name="ro1">
          <table:table-cell office:value-type="float" office:value="5100">
            <text:p>5100</text:p>
          </table:table-cell>
          <table:table-cell table:style-name="Default" table:number-columns-repeated="2"/>
          <table:table-cell office:value-type="float" office:value="178.4375">
            <text:p>178.4375</text:p>
          </table:table-cell>
          <table:table-cell office:value-type="float" office:value="1368.85278606452">
            <text:p>1368.8527860645</text:p>
          </table:table-cell>
          <table:table-cell/>
          <table:table-cell table:style-name="Default" table:number-columns-repeated="2"/>
          <table:table-cell table:number-columns-repeated="2"/>
        </table:table-row>
        <table:table-row table:style-name="ro1">
          <table:table-cell table:style-name="Default" table:number-columns-repeated="3"/>
          <table:table-cell table:number-columns-repeated="3"/>
          <table:table-cell table:style-name="Default" table:number-columns-repeated="2"/>
          <table:table-cell table:number-columns-repeated="2"/>
        </table:table-row>
        <table:table-row table:style-name="ro1">
          <table:table-cell table:number-columns-repeated="3"/>
          <table:table-cell table:style-name="ce4" table:number-columns-repeated="3"/>
          <table:table-cell table:number-columns-repeated="2"/>
          <table:table-cell table:style-name="ce4" table:number-columns-repeated="2"/>
        </table:table-row>
        <table:table-row table:style-name="ro1" table:number-rows-repeated="8">
          <table:table-cell table:number-columns-repeated="2"/>
          <table:table-cell table:style-name="Default"/>
          <table:table-cell table:number-columns-repeated="5"/>
          <table:table-cell table:style-name="ce4" table:number-columns-repeated="2"/>
        </table:table-row>
        <table:table-row table:style-name="ro1">
          <table:table-cell table:number-columns-repeated="2"/>
          <table:table-cell table:style-name="Default"/>
          <table:table-cell table:number-columns-repeated="5"/>
          <table:table-cell table:style-name="ce4"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21P0" style:volatile="true">
      <number:currency-symbol number:language="es" number:country="AR">$</number:currency-symbol>
      <number:number number:decimal-places="2" number:min-integer-digits="1" number:grouping="true"/>
    </number:currency-style>
    <number:currency-style style:name="N121">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2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4">10/14/2012</text:date>, <text:time>19:49:1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4$Unix LibreOffice_project/340m1$Build-402</meta:generator>
    <dc:date>2012-10-14T19:49:14</dc:date>
    <meta:editing-duration>PT6H21M20S</meta:editing-duration>
    <meta:editing-cycles>222</meta:editing-cycles>
    <dc:creator>martin </dc:creator>
    <meta:document-statistic meta:table-count="7" meta:cell-count="1967" meta:object-count="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1"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523cm" svg:height="14.287cm" xlink:href=".." xlink:type="simple" chart:class="chart:scatter" chart:style-name="ch1">
        <chart:title svg:x="9.101cm" svg:y="0.421cm" chart:style-name="ch2">
          <text:p>STT - JBoss - Cluster</text:p>
        </chart:title>
        <chart:legend chart:legend-position="end" svg:x="15.834cm" svg:y="5.36cm" style:legend-expansion="high" chart:style-name="ch3"/>
        <chart:plot-area chart:style-name="ch4" table:cell-range-address="'resultados - jboss'.T5:'resultados - jboss'.Y12 'resultados - jboss'.U4:'resultados - jboss'.Y4" chart:data-source-has-labels="row" svg:x="0.9cm" svg:y="2.055cm" svg:width="14.034cm" svg:height="11.527cm">
          <chartooo:coordinate-region svg:x="1.707cm" svg:y="2.267cm" svg:width="12.855cm" svg:height="10.642cm"/>
          <chart:axis chart:dimension="x" chart:name="primary-x" chart:style-name="ch5"/>
          <chart:axis chart:dimension="y" chart:name="primary-y" chart:style-name="ch5">
            <chart:grid chart:style-name="ch6" chart:class="major"/>
          </chart:axis>
          <chart:series chart:style-name="ch7"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8" chart:values-cell-range-address="'resultados - jboss'.V5:'resultados - jboss'.V12" chart:label-cell-address="'resultados - jboss'.V4:'resultados - jboss'.V4" chart:class="chart:scatter">
            <chart:data-point chart:repeated="8"/>
          </chart:series>
          <chart:series chart:style-name="ch9" chart:values-cell-range-address="'resultados - jboss'.W5:'resultados - jboss'.W12" chart:label-cell-address="'resultados - jboss'.W4:'resultados - jboss'.W4" chart:class="chart:scatter">
            <chart:data-point chart:repeated="8"/>
          </chart:series>
          <chart:series chart:style-name="ch10" chart:values-cell-range-address="'resultados - jboss'.X5:'resultados - jboss'.X12" chart:label-cell-address="'resultados - jboss'.X4:'resultados - jboss'.X4" chart:class="chart:scatter">
            <chart:data-point chart:repeated="8"/>
          </chart:series>
          <chart:series chart:style-name="ch11" chart:values-cell-range-address="'resultados - jboss'.Y5:'resultados - jboss'.Y12" chart:label-cell-address="'resultados - jboss'.Y4:'resultados - jboss'.Y4"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9cm" svg:width="19.638cm" svg:height="14.7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16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35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chart-properties chart:solid-type="cuboid" chart:symbol-type="named-symbol" chart:symbol-name="diamond" chart:symbol-width="0.25cm" chart:symbol-height="0.25cm"/>
    </style:style>
    <style:style style:name="ch11"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2.745cm" svg:height="14.182cm" xlink:href=".." xlink:type="simple" chart:class="chart:scatter" chart:style-name="ch1">
        <chart:title svg:x="8.828cm" svg:y="0.419cm" chart:style-name="ch2">
          <text:p>STT - Terracotta - Cluster</text:p>
        </chart:title>
        <chart:legend chart:legend-position="end" svg:x="16.056cm" svg:y="5.308cm" style:legend-expansion="high" chart:style-name="ch3"/>
        <chart:plot-area chart:style-name="ch4" table:cell-range-address="'resultados - terracotta'.T5:'resultados - terracotta'.Y9 'resultados - terracotta'.U4:'resultados - terracotta'.Y4" chart:data-source-has-labels="row" svg:x="0.904cm" svg:y="2.047cm" svg:width="14.244cm" svg:height="11.432cm">
          <chartooo:coordinate-region svg:x="1.711cm" svg:y="2.259cm" svg:width="13.065cm" svg:height="10.5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3"/>
            <chart:data-point chart:style-name="ch10"/>
            <chart:data-point/>
          </chart:series>
          <chart:series chart:style-name="ch11" chart:values-cell-range-address="'resultados - terracotta'.W5:'resultados - terracotta'.W9" chart:label-cell-address="'resultados - terracotta'.W4:'resultados - terracotta'.W4" chart:class="chart:scatter">
            <chart:data-point chart:repeated="5"/>
          </chart:series>
          <chart:series chart:style-name="ch12" chart:values-cell-range-address="'resultados - terracotta'.X5:'resultados - terracotta'.X9" chart:label-cell-address="'resultados - terracotta'.X4:'resultados - terracotta'.X4" chart:class="chart:scatter">
            <chart:data-point chart:repeated="5"/>
          </chart:series>
          <chart:series chart:style-name="ch13" chart:values-cell-range-address="'resultados - terracotta'.Y5:'resultados - terracotta'.Y9" chart:label-cell-address="'resultados - terracotta'.Y4:'resultados - terracotta'.Y4"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20.436cm" xlink:href=".." xlink:type="simple" chart:class="chart:scatter" chart:style-name="ch1">
        <chart:title svg:x="13.348cm" svg:y="0.544cm" chart:style-name="ch2">
          <text:p>NST - Terracotta - Cluster</text:p>
        </chart:title>
        <chart:legend chart:legend-position="end" svg:x="23.613cm" svg:y="9.421cm" style:legend-expansion="high" chart:style-name="ch3"/>
        <chart:plot-area chart:style-name="ch4" table:cell-range-address="'resultados - terracotta'.N43:'resultados - terracotta'.Q50" chart:data-source-has-labels="row" svg:x="1.09cm" svg:y="2.547cm" svg:width="21.244cm" svg:height="17.061cm">
          <chartooo:coordinate-region svg:x="2.665cm" svg:y="2.747cm" svg:width="19.297cm" svg:height="16.214cm"/>
          <chart:axis chart:dimension="x" chart:name="primary-x" chart:style-name="ch5"/>
          <chart:axis chart:dimension="y" chart:name="primary-y" chart:style-name="ch6">
            <chart:grid chart:style-name="ch7" chart:class="major"/>
          </chart:axis>
          <chart:series chart:style-name="ch8"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9" chart:values-cell-range-address="'resultados - terracotta'.P44:'resultados - terracotta'.P50" chart:label-cell-address="'resultados - terracotta'.P43:'resultados - terracotta'.P43" chart:class="chart:scatter">
            <chart:data-point chart:repeated="7"/>
          </chart:series>
          <chart:series chart:style-name="ch10" chart:values-cell-range-address="'resultados - terracotta'.Q44:'resultados - terracotta'.Q50" chart:label-cell-address="'resultados - terracotta'.Q43:'resultados - terracotta'.Q43"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3.526cm" svg:height="14.192cm" xlink:href=".." xlink:type="simple" chart:class="chart:scatter" chart:style-name="ch1">
        <chart:title svg:x="9.193cm" svg:y="0.419cm" chart:style-name="ch2">
          <text:p>NST - Terracotta - Cluster</text:p>
        </chart:title>
        <chart:legend chart:legend-position="end" svg:x="15.144cm" svg:y="6.26cm" style:legend-expansion="high" chart:style-name="ch3"/>
        <chart:plot-area chart:style-name="ch4" table:cell-range-address="'resultados - terracotta'.N44:'resultados - terracotta'.Q50 'resultados - terracotta'.O43:'resultados - terracotta'.Q43" chart:data-source-has-labels="row" svg:x="0.92cm" svg:y="2.047cm" svg:width="13.284cm" svg:height="11.442cm">
          <chartooo:coordinate-region svg:x="1.912cm" svg:y="2.26cm" svg:width="11.92cm" svg:height="10.556cm"/>
          <chart:axis chart:dimension="x" chart:name="primary-x" chart:style-name="ch5"/>
          <chart:axis chart:dimension="y" chart:name="primary-y" chart:style-name="ch5">
            <chart:grid chart:style-name="ch6" chart:class="major"/>
          </chart:axis>
          <chart:series chart:style-name="ch7"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8" chart:values-cell-range-address="'resultados - terracotta'.P44:'resultados - terracotta'.P50" chart:label-cell-address="'resultados - terracotta'.P43:'resultados - terracotta'.P43" chart:class="chart:scatter">
            <chart:data-point chart:repeated="7"/>
          </chart:series>
          <chart:series chart:style-name="ch9" chart:values-cell-range-address="'resultados - terracotta'.Q44:'resultados - terracotta'.Q50" chart:label-cell-address="'resultados - terracotta'.Q43:'resultados - terracotta'.Q43"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91cm" svg:height="20.739cm" xlink:href=".." xlink:type="simple" chart:class="chart:scatter" chart:style-name="ch1">
        <chart:title svg:x="13.378cm" svg:y="0.55cm" chart:style-name="ch2">
          <text:p>ST - Terracotta - Cluster</text:p>
        </chart:title>
        <chart:legend chart:legend-position="end" svg:x="23.462cm" svg:y="9.572cm" style:legend-expansion="high" chart:style-name="ch3"/>
        <chart:plot-area chart:style-name="ch4" table:cell-range-address="'resultados - terracotta'.N29:'resultados - terracotta'.Q38" chart:data-source-has-labels="row" svg:x="1.085cm" svg:y="2.571cm" svg:width="21.107cm" svg:height="17.334cm">
          <chartooo:coordinate-region svg:x="2.368cm" svg:y="2.771cm" svg:width="19.452cm" svg:height="16.487cm"/>
          <chart:axis chart:dimension="x" chart:name="primary-x" chart:style-name="ch5"/>
          <chart:axis chart:dimension="y" chart:name="primary-y" chart:style-name="ch6">
            <chart:grid chart:style-name="ch7" chart:class="major"/>
          </chart:axis>
          <chart:series chart:style-name="ch8"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series chart:style-name="ch9" chart:values-cell-range-address="'resultados - terracotta'.P30:'resultados - terracotta'.P38" chart:label-cell-address="'resultados - terracotta'.P29:'resultados - terracotta'.P29" chart:class="chart:scatter">
            <chart:data-point chart:repeated="9"/>
          </chart:series>
          <chart:series chart:style-name="ch10" chart:values-cell-range-address="'resultados - terracotta'.Q30:'resultados - terracotta'.Q38" chart:label-cell-address="'resultados - terracotta'.Q29:'resultados - terracotta'.Q29"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0.711cm" svg:height="14.526cm" xlink:href=".." xlink:type="simple" chart:class="chart:scatter" chart:style-name="ch1">
        <chart:title svg:x="7.93cm" svg:y="0.426cm" chart:style-name="ch2">
          <text:p>ST - Terracotta - Cluster</text:p>
        </chart:title>
        <chart:legend chart:legend-position="end" svg:x="14.578cm" svg:y="6.215cm" style:legend-expansion="high" chart:style-name="ch3"/>
        <chart:plot-area chart:style-name="ch4" table:cell-range-address="'resultados - terracotta'.N30:'resultados - terracotta'.Q39 'resultados - terracotta'.O29:'resultados - terracotta'.Q29" chart:data-source-has-labels="row" svg:x="0.864cm" svg:y="2.075cm" svg:width="12.886cm" svg:height="11.741cm">
          <chartooo:coordinate-region svg:x="1.671cm" svg:y="2.287cm" svg:width="11.707cm" svg:height="10.856cm"/>
          <chart:axis chart:dimension="x" chart:name="primary-x" chart:style-name="ch5"/>
          <chart:axis chart:dimension="y" chart:name="primary-y" chart:style-name="ch5">
            <chart:grid chart:style-name="ch6" chart:class="major"/>
          </chart:axis>
          <chart:series chart:style-name="ch7" chart:values-cell-range-address="'resultados - terracotta'.O30:'resultados - terracotta'.O39" chart:label-cell-address="'resultados - terracotta'.O29:'resultados - terracotta'.O29" chart:class="chart:scatter">
            <chart:domain table:cell-range-address="'resultados - terracotta'.N30:'resultados - terracotta'.N39"/>
            <chart:data-point chart:repeated="10"/>
          </chart:series>
          <chart:series chart:style-name="ch8" chart:values-cell-range-address="'resultados - terracotta'.P30:'resultados - terracotta'.P39" chart:label-cell-address="'resultados - terracotta'.P29:'resultados - terracotta'.P29" chart:class="chart:scatter">
            <chart:data-point chart:repeated="10"/>
          </chart:series>
          <chart:series chart:style-name="ch9" chart:values-cell-range-address="'resultados - terracotta'.Q30:'resultados - terracotta'.Q39" chart:label-cell-address="'resultados - terracotta'.Q29:'resultados - terracotta'.Q29" chart:class="chart:scatter">
            <chart:data-point chart:repeated="1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9</svg:desc>
                </draw:g>
              </table:table-cell>
              <table:table-cell office:value-type="float" office:value="170.823235020143">
                <text:p>170.823235020143</text:p>
                <draw:g>
                  <svg:desc>'resultados - terracotta'.O30:'resultados - terracotta'.O39</svg:desc>
                </draw:g>
              </table:table-cell>
              <table:table-cell office:value-type="float" office:value="4.66666666666667">
                <text:p>4.66666666666667</text:p>
                <draw:g>
                  <svg:desc>'resultados - terracotta'.P30:'resultados - terracotta'.P39</svg:desc>
                </draw:g>
              </table:table-cell>
              <table:table-cell office:value-type="float" office:value="7.55735222309277">
                <text:p>7.55735222309277</text:p>
                <draw:g>
                  <svg:desc>'resultados - terracotta'.Q30:'resultados - terracotta'.Q39</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264cm" style:legend-expansion="high" chart:style-name="ch3"/>
        <chart:plot-area chart:style-name="ch4" table:cell-range-address="'resultados - jboss'.T5:'resultados - jboss'.T12 'resultados - jboss'.V4:'resultados - jboss'.Y12" chart:data-source-has-labels="row" svg:x="1.673cm" svg:y="2.403cm" svg:width="21.691cm" svg:height="14.864cm">
          <chartooo:coordinate-region svg:x="2.956cm" svg:y="2.603cm" svg:width="20.036cm" svg:height="14.017cm"/>
          <chart:axis chart:dimension="x" chart:name="primary-x" chart:style-name="ch5">
            <chart:title svg:x="10.886cm" svg:y="17.639cm" chart:style-name="ch6">
              <text:p>Cantidad de Usuarios</text:p>
            </chart:title>
          </chart:axis>
          <chart:axis chart:dimension="y" chart:name="primary-y" chart:style-name="ch7">
            <chart:title svg:x="0.451cm" svg:y="11.824cm" chart:style-name="ch8">
              <text:p>Tiempos de respuesta [ms]</text:p>
            </chart:title>
            <chart:grid chart:style-name="ch9" chart:class="major"/>
          </chart:axis>
          <chart:series chart:style-name="ch10" chart:values-cell-range-address="'resultados - jboss'.V5:'resultados - jboss'.V12" chart:label-cell-address="'resultados - jboss'.V4:'resultados - jboss'.V4" chart:class="chart:scatter">
            <chart:domain table:cell-range-address="'resultados - jboss'.T5:'resultados - jboss'.T12"/>
            <chart:data-point chart:repeated="8"/>
          </chart:series>
          <chart:series chart:style-name="ch11" chart:values-cell-range-address="'resultados - jboss'.W5:'resultados - jboss'.W12" chart:label-cell-address="'resultados - jboss'.W4:'resultados - jboss'.W4" chart:class="chart:scatter">
            <chart:data-point chart:repeated="8"/>
          </chart:series>
          <chart:series chart:style-name="ch12" chart:values-cell-range-address="'resultados - jboss'.X5:'resultados - jboss'.X12" chart:label-cell-address="'resultados - jboss'.X4:'resultados - jboss'.X4" chart:class="chart:scatter">
            <chart:data-point chart:repeated="8"/>
          </chart:series>
          <chart:series chart:style-name="ch13" chart:values-cell-range-address="'resultados - jboss'.Y5:'resultados - jboss'.Y12" chart:label-cell-address="'resultados - jboss'.Y4:'resultados - jboss'.Y4" chart:class="chart:scatter">
            <chart:data-point chart:repeated="8"/>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9.107cm" svg:y="9.011cm" style:legend-expansion="high" chart:style-name="ch3"/>
        <chart:plot-area chart:style-name="ch4" table:cell-range-address="'resultados - jboss'.T5:'resultados - jboss'.U12 'resultados - jboss'.U4:'resultados - jboss'.U4" chart:data-source-has-labels="row" svg:x="1.673cm" svg:y="2.403cm" svg:width="26.11cm" svg:height="14.864cm">
          <chartooo:coordinate-region svg:x="2.956cm" svg:y="2.603cm" svg:width="24.455cm" svg:height="14.017cm"/>
          <chart:axis chart:dimension="x" chart:name="primary-x" chart:style-name="ch5">
            <chart:title svg:x="13.096cm" svg:y="17.639cm" chart:style-name="ch6">
              <text:p>Cantidad de Usuarios</text:p>
            </chart:title>
          </chart:axis>
          <chart:axis chart:dimension="y" chart:name="primary-y" chart:style-name="ch7">
            <chart:title svg:x="0.451cm" svg:y="11.189cm" chart:style-name="ch8">
              <text:p>Pedidos/Segundo</text:p>
            </chart:title>
            <chart:grid chart:style-name="ch9" chart:class="major"/>
          </chart:axis>
          <chart:series chart:style-name="ch10" chart:values-cell-range-address="'resultados - jboss'.U5:'resultados - jboss'.U12" chart:label-cell-address="'resultados - jboss'.U4:'resultados - jboss'.U4" chart:class="chart:scatter">
            <chart:domain table:cell-range-address="'resultados - jboss'.T5:'resultados - jboss'.T12"/>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4:'resultados - jboss'.U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27.001cm" svg:y="5.477cm" style:legend-expansion="high" chart:style-name="ch3"/>
        <chart:plot-area chart:style-name="ch4" table:cell-range-address="'resultados - jboss'.T19:'resultados - jboss'.T27 'resultados - jboss'.V18:'resultados - jboss'.Y27" chart:data-source-has-labels="row" svg:x="1.158cm" svg:y="1.955cm" svg:width="24.427cm" svg:height="9.85cm">
          <chartooo:coordinate-region svg:x="2.441cm" svg:y="2.154cm" svg:width="22.772cm" svg:height="9.004cm"/>
          <chart:axis chart:dimension="x" chart:name="primary-x" chart:style-name="ch5">
            <chart:title svg:x="11.739cm" svg:y="12.065cm" chart:style-name="ch6">
              <text:p>Cantidad de Usuarios</text:p>
            </chart:title>
          </chart:axis>
          <chart:axis chart:dimension="y" chart:name="primary-y" chart:style-name="ch7">
            <chart:grid chart:style-name="ch8" chart:class="major"/>
          </chart:axis>
          <chart:series chart:style-name="ch9" chart:values-cell-range-address="'resultados - jboss'.V19:'resultados - jboss'.V27" chart:label-cell-address="'resultados - jboss'.V18:'resultados - jboss'.V18" chart:class="chart:scatter">
            <chart:domain table:cell-range-address="'resultados - jboss'.T19:'resultados - jboss'.T27"/>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27.001cm" svg:y="5.228cm" style:legend-expansion="high" chart:style-name="ch3"/>
        <chart:plot-area chart:style-name="ch4" table:cell-range-address="'resultados - jboss'.T19:'resultados - jboss'.Y27 'resultados - jboss'.U18:'resultados - jboss'.Y18" chart:data-source-has-labels="row" svg:x="1.158cm" svg:y="1.955cm" svg:width="24.427cm" svg:height="9.85cm">
          <chartooo:coordinate-region svg:x="2.441cm" svg:y="2.154cm" svg:width="22.772cm" svg:height="9.004cm"/>
          <chart:axis chart:dimension="x" chart:name="primary-x" chart:style-name="ch5">
            <chart:title svg:x="11.739cm" svg:y="12.065cm" chart:style-name="ch6">
              <text:p>Cantidad de Usuarios</text:p>
            </chart:title>
          </chart:axis>
          <chart:axis chart:dimension="y" chart:name="primary-y" chart:style-name="ch7">
            <chart:grid chart:style-name="ch8" chart:class="major"/>
          </chart:axis>
          <chart:series chart:style-name="ch9"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10" chart:values-cell-range-address="'resultados - jboss'.V19:'resultados - jboss'.V27" chart:label-cell-address="'resultados - jboss'.V18:'resultados - jboss'.V18" chart:class="chart:scatter">
            <chart:data-point chart:repeated="9"/>
          </chart:series>
          <chart:series chart:style-name="ch11" chart:values-cell-range-address="'resultados - jboss'.W19:'resultados - jboss'.W27" chart:label-cell-address="'resultados - jboss'.W18:'resultados - jboss'.W18" chart:class="chart:scatter">
            <chart:data-point chart:repeated="9"/>
          </chart:series>
          <chart:series chart:style-name="ch12" chart:values-cell-range-address="'resultados - jboss'.X19:'resultados - jboss'.X27" chart:label-cell-address="'resultados - jboss'.X18:'resultados - jboss'.X18" chart:class="chart:scatter">
            <chart:data-point chart:repeated="9"/>
          </chart:series>
          <chart:series chart:style-name="ch13" chart:values-cell-range-address="'resultados - jboss'.Y19:'resultados - jboss'.Y27" chart:label-cell-address="'resultados - jboss'.Y18:'resultados - jboss'.Y18" chart:class="chart:scatter">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495cm" style:legend-expansion="high" chart:style-name="ch3"/>
        <chart:plot-area chart:style-name="ch4" table:cell-range-address="'resultados - jboss'.N33:'resultados - jboss'.N40 'resultados - jboss'.P32:'resultados - jboss'.Q40" chart:data-source-has-labels="row" svg:x="1.702cm" svg:y="2.039cm" svg:width="23.169cm" svg:height="10.785cm">
          <chartooo:coordinate-region svg:x="2.985cm" svg:y="2.238cm" svg:width="21.514cm" svg:height="9.939cm"/>
          <chart:axis chart:dimension="x" chart:name="primary-x" chart:style-name="ch5">
            <chart:title svg:x="11.654cm" svg:y="13.105cm" chart:style-name="ch6">
              <text:p>Cantidad de Usuarios</text:p>
            </chart:title>
          </chart:axis>
          <chart:axis chart:dimension="y" chart:name="primary-y" chart:style-name="ch7">
            <chart:title svg:x="0.451cm" svg:y="9.42cm" chart:style-name="ch8">
              <text:p>Tiempos de respuesta [ms]</text:p>
            </chart:title>
            <chart:grid chart:style-name="ch9" chart:class="major"/>
          </chart:axis>
          <chart:series chart:style-name="ch10" chart:values-cell-range-address="'resultados - jboss'.P33:'resultados - jboss'.P40" chart:label-cell-address="'resultados - jboss'.P32:'resultados - jboss'.P32" chart:class="chart:scatter">
            <chart:domain table:cell-range-address="'resultados - jboss'.N33:'resultados - jboss'.N40"/>
            <chart:data-point chart:repeated="8"/>
          </chart:series>
          <chart:series chart:style-name="ch11" chart:values-cell-range-address="'resultados - jboss'.Q33:'resultados - jboss'.Q40" chart:label-cell-address="'resultados - jboss'.Q32:'resultados - jboss'.Q32"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6cm" svg:y="5.614cm" style:legend-expansion="high" chart:style-name="ch3"/>
        <chart:plot-area chart:style-name="ch4" table:cell-range-address="'resultados - jboss'.N45:'resultados - jboss'.N51 'resultados - jboss'.P44:'resultados - jboss'.Q51" chart:data-source-has-labels="row" svg:x="1.71cm" svg:y="1.899cm" svg:width="23.452cm" svg:height="9.199cm">
          <chartooo:coordinate-region svg:x="2.994cm" svg:y="2.098cm" svg:width="21.796cm" svg:height="8.353cm"/>
          <chart:axis chart:dimension="x" chart:name="primary-x" chart:style-name="ch5">
            <chart:title svg:x="11.804cm" svg:y="11.344cm" chart:style-name="ch6">
              <text:p>Cantidad de Usuarios</text:p>
            </chart:title>
          </chart:axis>
          <chart:axis chart:dimension="y" chart:name="primary-y" chart:style-name="ch7">
            <chart:title svg:x="0.451cm" svg:y="8.487cm" chart:style-name="ch8">
              <text:p>Tiempos de respuesta [ms]</text:p>
            </chart:title>
            <chart:grid chart:style-name="ch9" chart:class="major"/>
          </chart:axis>
          <chart:series chart:style-name="ch10" chart:values-cell-range-address="'resultados - jboss'.P45:'resultados - jboss'.P51" chart:label-cell-address="'resultados - jboss'.P44:'resultados - jboss'.P44" chart:class="chart:scatter">
            <chart:domain table:cell-range-address="'resultados - jboss'.N45:'resultados - jboss'.N51"/>
            <chart:data-point chart:repeated="7"/>
          </chart:series>
          <chart:series chart:style-name="ch11" chart:values-cell-range-address="'resultados - jboss'.Q45:'resultados - jboss'.Q51" chart:label-cell-address="'resultados - jboss'.Q44:'resultados - jboss'.Q44"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31.42cm" svg:y="6.224cm" style:legend-expansion="high" chart:style-name="ch3"/>
        <chart:plot-area chart:style-name="ch4" table:cell-range-address="'resultados - jboss'.T19:'resultados - jboss'.U27 'resultados - jboss'.U18:'resultados - jboss'.U18" chart:data-source-has-labels="row" svg:x="1.719cm" svg:y="1.955cm" svg:width="28.285cm" svg:height="9.85cm">
          <chartooo:coordinate-region svg:x="3.002cm" svg:y="2.154cm" svg:width="26.631cm" svg:height="9.004cm"/>
          <chart:axis chart:dimension="x" chart:name="primary-x" chart:style-name="ch5">
            <chart:title svg:x="14.229cm" svg:y="12.065cm" chart:style-name="ch6">
              <text:p>Cantidad de Usuarios</text:p>
            </chart:title>
          </chart:axis>
          <chart:axis chart:dimension="y" chart:name="primary-y" chart:style-name="ch7">
            <chart:title svg:x="0.451cm" svg:y="8.234cm" chart:style-name="ch8">
              <text:p>Pedidos/Segundo</text:p>
            </chart:title>
            <chart:grid chart:style-name="ch9" chart:class="major"/>
          </chart:axis>
          <chart:series chart:style-name="ch10" chart:values-cell-range-address="'resultados - jboss'.U19:'resultados - jboss'.U27" chart:label-cell-address="'resultados - jboss'.U18:'resultados - jboss'.U18" chart:class="chart:scatter">
            <chart:domain table:cell-range-address="'resultados - jboss'.T19:'resultados - jboss'.T27"/>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18:'resultados - jboss'.U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30.566cm" svg:y="6.744cm" style:legend-expansion="high" chart:style-name="ch3"/>
        <chart:plot-area chart:style-name="ch4" table:cell-range-address="'resultados - jboss'.N33:'resultados - jboss'.O40 'resultados - jboss'.O32:'resultados - jboss'.O32" chart:data-source-has-labels="row" svg:x="1.702cm" svg:y="2.039cm" svg:width="27.482cm" svg:height="10.785cm">
          <chartooo:coordinate-region svg:x="2.985cm" svg:y="2.238cm" svg:width="25.828cm" svg:height="9.939cm"/>
          <chart:axis chart:dimension="x" chart:name="primary-x" chart:style-name="ch5">
            <chart:title svg:x="13.811cm" svg:y="13.105cm" chart:style-name="ch6">
              <text:p>Cantidad de Usuarios</text:p>
            </chart:title>
          </chart:axis>
          <chart:axis chart:dimension="y" chart:name="primary-y" chart:style-name="ch7">
            <chart:title svg:x="0.451cm" svg:y="8.785cm" chart:style-name="ch8">
              <text:p>Pedidos/Segundo</text:p>
            </chart:title>
            <chart:grid chart:style-name="ch9" chart:class="major"/>
          </chart:axis>
          <chart:series chart:style-name="ch10" chart:values-cell-range-address="'resultados - jboss'.O33:'resultados - jboss'.O40" chart:label-cell-address="'resultados - jboss'.O32:'resultados - jboss'.O32" chart:class="chart:scatter">
            <chart:domain table:cell-range-address="'resultados - jboss'.N33:'resultados - jboss'.N40"/>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32:'resultados - jboss'.O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30.979cm" svg:y="5.863cm" style:legend-expansion="high" chart:style-name="ch3"/>
        <chart:plot-area chart:style-name="ch4" table:cell-range-address="'resultados - jboss'.N45:'resultados - jboss'.O51 'resultados - jboss'.O44:'resultados - jboss'.O44" chart:data-source-has-labels="row" svg:x="1.71cm" svg:y="1.899cm" svg:width="27.871cm" svg:height="9.199cm">
          <chartooo:coordinate-region svg:x="2.994cm" svg:y="2.098cm" svg:width="26.216cm" svg:height="8.353cm"/>
          <chart:axis chart:dimension="x" chart:name="primary-x" chart:style-name="ch5">
            <chart:title svg:x="14.013cm" svg:y="11.344cm" chart:style-name="ch6">
              <text:p>Cantidad de Usuarios</text:p>
            </chart:title>
          </chart:axis>
          <chart:axis chart:dimension="y" chart:name="primary-y" chart:style-name="ch7">
            <chart:title svg:x="0.451cm" svg:y="7.852cm" chart:style-name="ch8">
              <text:p>Pedidos/Segundo</text:p>
            </chart:title>
            <chart:grid chart:style-name="ch9" chart:class="major"/>
          </chart:axis>
          <chart:series chart:style-name="ch10" chart:values-cell-range-address="'resultados - jboss'.O45:'resultados - jboss'.O51" chart:label-cell-address="'resultados - jboss'.O44:'resultados - jboss'.O44" chart:class="chart:scatter">
            <chart:domain table:cell-range-address="'resultados - jboss'.N45:'resultados - jboss'.N51"/>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44:'resultados - jboss'.O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358cm" style:legend-expansion="high" chart:style-name="ch3"/>
        <chart:plot-area chart:style-name="ch4" table:cell-range-address="'resultados - terracotta'.T5:'resultados - terracotta'.T9 'resultados - terracotta'.V4:'resultados - terracotta'.Y9" chart:data-source-has-labels="row" svg:x="1.653cm" svg:y="2.419cm" svg:width="20.732cm" svg:height="15.033cm">
          <chartooo:coordinate-region svg:x="2.936cm" svg:y="2.619cm" svg:width="19.077cm" svg:height="14.186cm"/>
          <chart:axis chart:dimension="x" chart:name="primary-x" chart:style-name="ch5">
            <chart:title svg:x="10.387cm" svg:y="17.828cm" chart:style-name="ch6">
              <text:p>Cantidad de Usuarios</text:p>
            </chart:title>
          </chart:axis>
          <chart:axis chart:dimension="y" chart:name="primary-y" chart:style-name="ch7">
            <chart:title svg:x="0.451cm" svg:y="11.924cm" chart:style-name="ch8">
              <text:p>Tiempos de respuesta [ms]</text:p>
            </chart:title>
            <chart:grid chart:style-name="ch9" chart:class="major"/>
          </chart:axis>
          <chart:series chart:style-name="ch10" chart:values-cell-range-address="'resultados - terracotta'.V5:'resultados - terracotta'.V9" chart:label-cell-address="'resultados - terracotta'.V4:'resultados - terracotta'.V4" chart:class="chart:scatter">
            <chart:domain table:cell-range-address="'resultados - terracotta'.T5:'resultados - terracotta'.T9"/>
            <chart:data-point chart:repeated="5"/>
          </chart:series>
          <chart:series chart:style-name="ch11" chart:values-cell-range-address="'resultados - terracotta'.W5:'resultados - terracotta'.W9" chart:label-cell-address="'resultados - terracotta'.W4:'resultados - terracotta'.W4" chart:class="chart:scatter">
            <chart:data-point chart:repeated="5"/>
          </chart:series>
          <chart:series chart:style-name="ch12" chart:values-cell-range-address="'resultados - terracotta'.X5:'resultados - terracotta'.X9" chart:label-cell-address="'resultados - terracotta'.X4:'resultados - terracotta'.X4" chart:class="chart:scatter">
            <chart:data-point chart:repeated="5"/>
          </chart:series>
          <chart:series chart:style-name="ch13" chart:values-cell-range-address="'resultados - terracotta'.Y5:'resultados - terracotta'.Y9" chart:label-cell-address="'resultados - terracotta'.Y4:'resultados - terracotta'.Y4"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9.038cm" style:legend-expansion="high" chart:style-name="ch3"/>
        <chart:plot-area chart:style-name="ch4" table:cell-range-address="'resultados - terracotta'.T15:'resultados - terracotta'.T24 'resultados - terracotta'.V14:'resultados - terracotta'.Y24" chart:data-source-has-labels="row" svg:x="1.652cm" svg:y="2.527cm" svg:width="20.708cm" svg:height="16.258cm">
          <chartooo:coordinate-region svg:x="3.226cm" svg:y="2.726cm" svg:width="18.762cm" svg:height="15.412cm"/>
          <chart:axis chart:dimension="x" chart:name="primary-x" chart:style-name="ch5">
            <chart:title svg:x="10.374cm" svg:y="19.188cm" chart:style-name="ch6">
              <text:p>Cantidad de Usuarios</text:p>
            </chart:title>
          </chart:axis>
          <chart:axis chart:dimension="y" chart:name="primary-y" chart:style-name="ch7">
            <chart:title svg:x="0.451cm" svg:y="12.645cm" chart:style-name="ch8">
              <text:p>Tiempos de respuesta [ms]</text:p>
            </chart:title>
            <chart:grid chart:style-name="ch9" chart:class="major"/>
          </chart:axis>
          <chart:series chart:style-name="ch10" chart:values-cell-range-address="'resultados - terracotta'.V15:'resultados - terracotta'.V24" chart:label-cell-address="'resultados - terracotta'.V14:'resultados - terracotta'.V14" chart:class="chart:scatter">
            <chart:domain table:cell-range-address="'resultados - terracotta'.T15:'resultados - terracotta'.T24"/>
            <chart:data-point chart:repeated="10"/>
          </chart:series>
          <chart:series chart:style-name="ch11" chart:values-cell-range-address="'resultados - terracotta'.W15:'resultados - terracotta'.W24" chart:label-cell-address="'resultados - terracotta'.W14:'resultados - terracotta'.W14" chart:class="chart:scatter">
            <chart:data-point chart:repeated="10"/>
          </chart:series>
          <chart:series chart:style-name="ch12" chart:values-cell-range-address="'resultados - terracotta'.X15:'resultados - terracotta'.X24" chart:label-cell-address="'resultados - terracotta'.X14:'resultados - terracotta'.X14" chart:class="chart:scatter">
            <chart:data-point chart:repeated="10"/>
          </chart:series>
          <chart:series chart:style-name="ch13" chart:values-cell-range-address="'resultados - terracotta'.Y15:'resultados - terracotta'.Y24" chart:label-cell-address="'resultados - terracotta'.Y14:'resultados - terracotta'.Y14"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1.232cm" svg:height="19.622cm" xlink:href=".." xlink:type="simple" chart:class="chart:scatter" chart:style-name="ch1">
        <chart:title svg:x="12.94cm" svg:y="0.528cm" chart:style-name="ch2">
          <text:p>NST - Terracotta - Cluster</text:p>
        </chart:title>
        <chart:legend chart:legend-position="end" svg:x="22.797cm" svg:y="9.263cm" style:legend-expansion="high" chart:style-name="ch3"/>
        <chart:plot-area chart:style-name="ch4" table:cell-range-address="'resultados - terracotta'.N44:'resultados - terracotta'.N50 'resultados - terracotta'.P43:'resultados - terracotta'.Q50" chart:data-source-has-labels="row" svg:x="1.635cm" svg:y="2.483cm" svg:width="19.914cm" svg:height="15.766cm">
          <chartooo:coordinate-region svg:x="3.21cm" svg:y="2.682cm" svg:width="17.967cm" svg:height="14.92cm"/>
          <chart:axis chart:dimension="x" chart:name="primary-x" chart:style-name="ch5">
            <chart:title svg:x="9.96cm" svg:y="18.641cm" chart:style-name="ch6">
              <text:p>Cantidad de Usuarios</text:p>
            </chart:title>
          </chart:axis>
          <chart:axis chart:dimension="y" chart:name="primary-y" chart:style-name="ch7">
            <chart:title svg:x="0.451cm" svg:y="12.355cm" chart:style-name="ch8">
              <text:p>Tiempos de respuesta [ms]</text:p>
            </chart:title>
            <chart:grid chart:style-name="ch9" chart:class="major"/>
          </chart:axis>
          <chart:series chart:style-name="ch10" chart:values-cell-range-address="'resultados - terracotta'.P44:'resultados - terracotta'.P50" chart:label-cell-address="'resultados - terracotta'.P43:'resultados - terracotta'.P43" chart:class="chart:scatter">
            <chart:domain table:cell-range-address="'resultados - terracotta'.N44:'resultados - terracotta'.N50"/>
            <chart:data-point chart:repeated="7"/>
          </chart:series>
          <chart:series chart:style-name="ch11" chart:values-cell-range-address="'resultados - terracotta'.Q44:'resultados - terracotta'.Q50" chart:label-cell-address="'resultados - terracotta'.Q43:'resultados - terracotta'.Q43"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822cm" svg:height="19.415cm" xlink:href=".." xlink:type="simple" chart:class="chart:scatter" chart:style-name="ch1">
        <chart:title svg:x="12.894cm" svg:y="0.524cm" chart:style-name="ch2">
          <text:p>ST - Terracotta - Cluster</text:p>
        </chart:title>
        <chart:legend chart:legend-position="end" svg:x="22.493cm" svg:y="9.159cm" style:legend-expansion="high" chart:style-name="ch3"/>
        <chart:plot-area chart:style-name="ch4" table:cell-range-address="'resultados - terracotta'.N30:'resultados - terracotta'.N38 'resultados - terracotta'.P29:'resultados - terracotta'.Q38" chart:data-source-has-labels="row" svg:x="1.627cm" svg:y="2.467cm" svg:width="19.634cm" svg:height="15.579cm">
          <chartooo:coordinate-region svg:x="2.91cm" svg:y="2.666cm" svg:width="17.979cm" svg:height="14.733cm"/>
          <chart:axis chart:dimension="x" chart:name="primary-x" chart:style-name="ch5">
            <chart:title svg:x="9.812cm" svg:y="18.434cm" chart:style-name="ch6">
              <text:p>Cantidad de Usuarios</text:p>
            </chart:title>
          </chart:axis>
          <chart:axis chart:dimension="y" chart:name="primary-y" chart:style-name="ch7">
            <chart:title svg:x="0.451cm" svg:y="12.245cm" chart:style-name="ch8">
              <text:p>Tiempos de respuesta [ms]</text:p>
            </chart:title>
            <chart:grid chart:style-name="ch9" chart:class="major"/>
          </chart:axis>
          <chart:series chart:style-name="ch10" chart:values-cell-range-address="'resultados - terracotta'.P30:'resultados - terracotta'.P38" chart:label-cell-address="'resultados - terracotta'.P29:'resultados - terracotta'.P29" chart:class="chart:scatter">
            <chart:domain table:cell-range-address="'resultados - terracotta'.N30:'resultados - terracotta'.N38"/>
            <chart:data-point chart:repeated="9"/>
          </chart:series>
          <chart:series chart:style-name="ch11" chart:values-cell-range-address="'resultados - terracotta'.Q30:'resultados - terracotta'.Q38" chart:label-cell-address="'resultados - terracotta'.Q29:'resultados - terracotta'.Q29" chart:class="chart:scatte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129cm" svg:height="17.165cm" xlink:href=".." xlink:type="simple" chart:class="chart:scatter" chart:style-name="ch1">
        <chart:title svg:x="12.914cm" svg:y="0.479cm" chart:style-name="ch2">
          <text:p>STT - Terracotta - Cluster</text:p>
        </chart:title>
        <chart:legend chart:legend-position="end" svg:x="27.113cm" svg:y="8.283cm" style:legend-expansion="high" chart:style-name="ch3"/>
        <chart:plot-area chart:style-name="ch4" table:cell-range-address="'resultados - terracotta'.T5:'resultados - terracotta'.U9 'resultados - terracotta'.U4:'resultados - terracotta'.U4" chart:data-source-has-labels="row" svg:x="1.633cm" svg:y="2.287cm" svg:width="24.236cm" svg:height="13.554cm">
          <chartooo:coordinate-region svg:x="2.916cm" svg:y="2.487cm" svg:width="22.581cm" svg:height="12.707cm"/>
          <chart:axis chart:dimension="x" chart:name="primary-x" chart:style-name="ch5">
            <chart:title svg:x="12.119cm" svg:y="16.184cm" chart:style-name="ch6">
              <text:p>Cantidad de Usuarios</text:p>
            </chart:title>
          </chart:axis>
          <chart:axis chart:dimension="y" chart:name="primary-y" chart:style-name="ch7">
            <chart:title svg:x="0.451cm" svg:y="10.418cm" chart:style-name="ch8">
              <text:p>Pedidos/Segundo</text:p>
            </chart:title>
            <chart:grid chart:style-name="ch9" chart:class="major"/>
          </chart:axis>
          <chart:series chart:style-name="ch10"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4:'resultados - terracotta'.U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0.785cm">
          <chartooo:coordinate-region svg:x="2.424cm" svg:y="2.238cm" svg:width="22.075cm" svg:height="9.939cm"/>
          <chart:axis chart:dimension="x" chart:name="primary-x" chart:style-name="ch5">
            <chart:title svg:x="11.374cm" svg:y="13.105cm" chart:style-name="ch6">
              <text:p>Cantidad de Usuarios</text:p>
            </chart:title>
          </chart:axis>
          <chart:axis chart:dimension="y" chart:name="primary-y" chart:style-name="ch7">
            <chart:grid chart:style-name="ch8" chart:class="major"/>
          </chart:axis>
          <chart:series chart:style-name="ch9"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10" chart:values-cell-range-address="'resultados - jboss'.P33:'resultados - jboss'.P40" chart:label-cell-address="'resultados - jboss'.P32:'resultados - jboss'.P32" chart:class="chart:scatter">
            <chart:data-point chart:repeated="8"/>
          </chart:series>
          <chart:series chart:style-name="ch11" chart:values-cell-range-address="'resultados - jboss'.Q33:'resultados - jboss'.Q40" chart:label-cell-address="'resultados - jboss'.Q32:'resultados - jboss'.Q32"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0.889cm" svg:height="18.27cm" xlink:href=".." xlink:type="simple" chart:class="chart:scatter" chart:style-name="ch1">
        <chart:title svg:x="12.953cm" svg:y="0.501cm" chart:style-name="ch2">
          <text:p>LT - Terracotta - Cluster</text:p>
        </chart:title>
        <chart:legend chart:legend-position="end" svg:x="26.873cm" svg:y="8.836cm" style:legend-expansion="high" chart:style-name="ch3"/>
        <chart:plot-area chart:style-name="ch4" table:cell-range-address="'resultados - terracotta'.T15:'resultados - terracotta'.U24 'resultados - terracotta'.U14:'resultados - terracotta'.U14" chart:data-source-has-labels="row" svg:x="1.628cm" svg:y="2.375cm" svg:width="24.011cm" svg:height="14.549cm">
          <chartooo:coordinate-region svg:x="2.911cm" svg:y="2.575cm" svg:width="22.356cm" svg:height="13.702cm"/>
          <chart:axis chart:dimension="x" chart:name="primary-x" chart:style-name="ch5">
            <chart:title svg:x="12.001cm" svg:y="17.289cm" chart:style-name="ch6">
              <text:p>Cantidad de Usuarios</text:p>
            </chart:title>
          </chart:axis>
          <chart:axis chart:dimension="y" chart:name="primary-y" chart:style-name="ch7">
            <chart:title svg:x="0.451cm" svg:y="11.003cm" chart:style-name="ch8">
              <text:p>Pedidos/Segundo</text:p>
            </chart:title>
            <chart:grid chart:style-name="ch9" chart:class="major"/>
          </chart:axis>
          <chart:series chart:style-name="ch10"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14:'resultados - terracotta'.U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11cm" svg:height="18.827cm" xlink:href=".." xlink:type="simple" chart:class="chart:scatter" chart:style-name="ch1">
        <chart:title svg:x="13.179cm" svg:y="0.512cm" chart:style-name="ch2">
          <text:p>NST - Terracotta - Cluster</text:p>
        </chart:title>
        <chart:legend chart:legend-position="end" svg:x="27.695cm" svg:y="9.114cm" style:legend-expansion="high" chart:style-name="ch3"/>
        <chart:plot-area chart:style-name="ch4" table:cell-range-address="'resultados - terracotta'.N44:'resultados - terracotta'.O50 'resultados - terracotta'.O43:'resultados - terracotta'.O43" chart:data-source-has-labels="row" svg:x="1.645cm" svg:y="2.419cm" svg:width="24.782cm" svg:height="15.051cm">
          <chartooo:coordinate-region svg:x="2.929cm" svg:y="2.618cm" svg:width="23.126cm" svg:height="14.205cm"/>
          <chart:axis chart:dimension="x" chart:name="primary-x" chart:style-name="ch5">
            <chart:title svg:x="12.404cm" svg:y="17.846cm" chart:style-name="ch6">
              <text:p>Cantidad de Usuarios</text:p>
            </chart:title>
          </chart:axis>
          <chart:axis chart:dimension="y" chart:name="primary-y" chart:style-name="ch7">
            <chart:title svg:x="0.451cm" svg:y="11.298cm" chart:style-name="ch8">
              <text:p>Pedidos/Segundo</text:p>
            </chart:title>
            <chart:grid chart:style-name="ch9" chart:class="major"/>
          </chart:axis>
          <chart:series chart:style-name="ch10"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43:'resultados - terracotta'.O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0.959cm" svg:height="19.346cm" xlink:href=".." xlink:type="simple" chart:class="chart:scatter" chart:style-name="ch1">
        <chart:title svg:x="12.962cm" svg:y="0.522cm" chart:style-name="ch2">
          <text:p>ST - Terracotta - Cluster</text:p>
        </chart:title>
        <chart:legend chart:legend-position="end" svg:x="26.943cm" svg:y="9.374cm" style:legend-expansion="high" chart:style-name="ch3"/>
        <chart:plot-area chart:style-name="ch4" table:cell-range-address="'resultados - terracotta'.N30:'resultados - terracotta'.O38 'resultados - terracotta'.O29:'resultados - terracotta'.O29" chart:data-source-has-labels="row" svg:x="1.63cm" svg:y="2.459cm" svg:width="24.075cm" svg:height="15.52cm">
          <chartooo:coordinate-region svg:x="2.913cm" svg:y="2.658cm" svg:width="22.42cm" svg:height="14.674cm"/>
          <chart:axis chart:dimension="x" chart:name="primary-x" chart:style-name="ch5">
            <chart:title svg:x="12.035cm" svg:y="18.365cm" chart:style-name="ch6">
              <text:p>Cantidad de Usuarios</text:p>
            </chart:title>
          </chart:axis>
          <chart:axis chart:dimension="y" chart:name="primary-y" chart:style-name="ch7">
            <chart:title svg:x="0.451cm" svg:y="11.573cm" chart:style-name="ch8">
              <text:p>Pedidos/Segundo</text:p>
            </chart:title>
            <chart:grid chart:style-name="ch9" chart:class="major"/>
          </chart:axis>
          <chart:series chart:style-name="ch10"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29:'resultados - terracotta'.O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411cm" svg:height="11.593cm" xlink:href=".." xlink:type="simple" chart:class="chart:line" chart:style-name="ch1">
        <chart:title svg:x="8.449cm" svg:y="0.367cm" chart:style-name="ch2">
          <text:p>Comparativa Rendimientos</text:p>
        </chart:title>
        <chart:legend chart:legend-position="end" svg:x="16.728cm" svg:y="5.248cm" style:legend-expansion="high" chart:style-name="ch3"/>
        <chart:plot-area chart:style-name="ch4" table:cell-range-address="comparativas.A1:comparativas.C11" chart:data-source-has-labels="both" svg:x="1.459cm" svg:y="1.839cm" svg:width="14.373cm" svg:height="8.542cm">
          <chartooo:coordinate-region svg:x="2.742cm" svg:y="2.039cm" svg:width="12.718cm" svg:height="7.695cm"/>
          <chart:axis chart:dimension="x" chart:name="primary-x" chart:style-name="ch5" chartooo:axis-type="auto">
            <chartooo:date-scale/>
            <chart:title svg:x="7.013cm" svg:y="10.612cm" chart:style-name="ch6">
              <text:p>Cantidad de Usuarios</text:p>
            </chart:title>
            <chart:categories table:cell-range-address="comparativas.A2:comparativas.A11"/>
          </chart:axis>
          <chart:axis chart:dimension="y" chart:name="primary-y" chart:style-name="ch7">
            <chart:title svg:x="0.451cm" svg:y="7.464cm" chart:style-name="ch8">
              <text:p>Pedidos/Segundo</text:p>
            </chart:title>
            <chart:grid chart:style-name="ch9" chart:class="major"/>
          </chart:axis>
          <chart:series chart:style-name="ch10" chart:values-cell-range-address="comparativas.B2:comparativas.B11" chart:label-cell-address="comparativas.B1:comparativas.B1" chart:class="chart:line">
            <chart:data-point chart:repeated="10"/>
          </chart:series>
          <chart:series chart:style-name="ch11" chart:values-cell-range-address="comparativas.C2:comparativas.C11" chart:label-cell-address="comparativas.C1:comparativas.C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endimiento total JBoss</text:p>
                <draw:g>
                  <svg:desc>comparativas.B1:comparativas.B1</svg:desc>
                </draw:g>
              </table:table-cell>
              <table:table-cell office:value-type="string">
                <text:p>Rendimiento total Terracotta</text:p>
                <draw:g>
                  <svg:desc>comparativas.C1:comparativas.C1</svg:desc>
                </draw:g>
              </table:table-cell>
            </table:table-row>
          </table:table-header-rows>
          <table:table-rows>
            <table:table-row>
              <table:table-cell office:value-type="float" office:value="900">
                <text:p>900</text:p>
                <draw:g>
                  <svg:desc>comparativas.A2:comparativas.A11</svg:desc>
                </draw:g>
              </table:table-cell>
              <table:table-cell office:value-type="float" office:value="114.882771393489">
                <text:p>114.882771393489</text:p>
                <draw:g>
                  <svg:desc>comparativas.B2:comparativas.B11</svg:desc>
                </draw:g>
              </table:table-cell>
              <table:table-cell office:value-type="float" office:value="116.139451678205">
                <text:p>116.139451678205</text:p>
                <draw:g>
                  <svg:desc>comparativas.C2:comparativas.C11</svg:desc>
                </draw:g>
              </table:table-cell>
            </table:table-row>
            <table:table-row>
              <table:table-cell office:value-type="float" office:value="2000">
                <text:p>2000</text:p>
              </table:table-cell>
              <table:table-cell office:value-type="float" office:value="256.820175648127">
                <text:p>256.820175648127</text:p>
              </table:table-cell>
              <table:table-cell office:value-type="float" office:value="245.139590095616">
                <text:p>245.139590095616</text:p>
              </table:table-cell>
            </table:table-row>
            <table:table-row>
              <table:table-cell office:value-type="float" office:value="2600">
                <text:p>2600</text:p>
              </table:table-cell>
              <table:table-cell office:value-type="float" office:value="321.408064282349">
                <text:p>321.408064282349</text:p>
              </table:table-cell>
              <table:table-cell office:value-type="float" office:value="328.256222262653">
                <text:p>328.256222262653</text:p>
              </table:table-cell>
            </table:table-row>
            <table:table-row>
              <table:table-cell office:value-type="float" office:value="2900">
                <text:p>2900</text:p>
              </table:table-cell>
              <table:table-cell office:value-type="float" office:value="363.998587536302">
                <text:p>363.998587536302</text:p>
              </table:table-cell>
              <table:table-cell office:value-type="float" office:value="367.433610341067">
                <text:p>367.433610341067</text:p>
              </table:table-cell>
            </table:table-row>
            <table:table-row>
              <table:table-cell office:value-type="float" office:value="3000">
                <text:p>3000</text:p>
              </table:table-cell>
              <table:table-cell office:value-type="float" office:value="377.907756563821">
                <text:p>377.907756563821</text:p>
              </table:table-cell>
              <table:table-cell office:value-type="float" office:value="377.576510069502">
                <text:p>377.576510069502</text:p>
              </table:table-cell>
            </table:table-row>
            <table:table-row>
              <table:table-cell office:value-type="float" office:value="3600">
                <text:p>3600</text:p>
              </table:table-cell>
              <table:table-cell office:value-type="float" office:value="454.703083779169">
                <text:p>454.703083779169</text:p>
              </table:table-cell>
              <table:table-cell office:value-type="float" office:value="431.323921573207">
                <text:p>431.323921573207</text:p>
              </table:table-cell>
            </table:table-row>
            <table:table-row>
              <table:table-cell office:value-type="float" office:value="3800">
                <text:p>3800</text:p>
              </table:table-cell>
              <table:table-cell office:value-type="float" office:value="506.016629773172">
                <text:p>506.016629773172</text:p>
              </table:table-cell>
              <table:table-cell office:value-type="float" office:value="481.334682920739">
                <text:p>481.334682920739</text:p>
              </table:table-cell>
            </table:table-row>
            <table:table-row>
              <table:table-cell office:value-type="float" office:value="4400">
                <text:p>4400</text:p>
              </table:table-cell>
              <table:table-cell office:value-type="float" office:value="543.976359322441">
                <text:p>543.976359322441</text:p>
              </table:table-cell>
              <table:table-cell office:value-type="float" office:value="552.010044613471">
                <text:p>552.010044613471</text:p>
              </table:table-cell>
            </table:table-row>
            <table:table-row>
              <table:table-cell office:value-type="float" office:value="4800">
                <text:p>4800</text:p>
              </table:table-cell>
              <table:table-cell office:value-type="float" office:value="602.430514523417">
                <text:p>602.430514523417</text:p>
              </table:table-cell>
              <table:table-cell office:value-type="float" office:value="592.64926282317">
                <text:p>592.64926282317</text:p>
              </table:table-cell>
            </table:table-row>
            <table:table-row>
              <table:table-cell office:value-type="float" office:value="5100">
                <text:p>5100</text:p>
              </table:table-cell>
              <table:table-cell office:value-type="float" office:value="NaN">
                <text:p>NaN</text:p>
              </table:table-cell>
              <table:table-cell office:value-type="float" office:value="598.796309555378">
                <text:p>598.796309555378</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2.567cm" svg:height="11.751cm" xlink:href=".." xlink:type="simple" chart:class="chart:line" chart:style-name="ch1">
        <chart:title svg:x="7.601cm" svg:y="0.371cm" chart:style-name="ch2">
          <text:p>Comparativa Tiempos de Respuesta</text:p>
        </chart:title>
        <chart:legend chart:legend-position="end" svg:x="15.667cm" svg:y="4.829cm" style:legend-expansion="high" chart:style-name="ch3"/>
        <chart:plot-area chart:style-name="ch4" table:cell-range-address="comparativas.A26:comparativas.E36" chart:data-source-has-labels="both" svg:x="1.462cm" svg:y="1.855cm" svg:width="13.303cm" svg:height="8.68cm">
          <chartooo:coordinate-region svg:x="2.269cm" svg:y="2.055cm" svg:width="12.124cm" svg:height="7.833cm"/>
          <chart:axis chart:dimension="x" chart:name="primary-x" chart:style-name="ch5" chartooo:axis-type="auto">
            <chartooo:date-scale/>
            <chart:title svg:x="6.508cm" svg:y="10.77cm" chart:style-name="ch6">
              <text:p>Cantidad de usuarios</text:p>
            </chart:title>
            <chart:categories table:cell-range-address="comparativas.A27:comparativas.A36"/>
          </chart:axis>
          <chart:axis chart:dimension="y" chart:name="primary-y" chart:style-name="ch7">
            <chart:title svg:x="0.451cm" svg:y="8.104cm" chart:style-name="ch8">
              <text:p>Tiempo de respuesta [ms]</text:p>
            </chart:title>
            <chart:grid chart:style-name="ch9" chart:class="major"/>
          </chart:axis>
          <chart:series chart:style-name="ch10" chart:values-cell-range-address="comparativas.B27:comparativas.B36" chart:label-cell-address="comparativas.B26:comparativas.B26" chart:class="chart:line">
            <chart:data-point chart:repeated="10"/>
          </chart:series>
          <chart:series chart:style-name="ch11" chart:values-cell-range-address="comparativas.C27:comparativas.C36" chart:label-cell-address="comparativas.C26:comparativas.C26" chart:class="chart:line">
            <chart:data-point chart:repeated="10"/>
          </chart:series>
          <chart:series chart:style-name="ch12" chart:values-cell-range-address="comparativas.D27:comparativas.D36" chart:label-cell-address="comparativas.D26:comparativas.D26" chart:class="chart:line">
            <chart:data-point chart:repeated="10"/>
          </chart:series>
          <chart:series chart:style-name="ch13" chart:values-cell-range-address="comparativas.E27:comparativas.E36" chart:label-cell-address="comparativas.E26:comparativas.E26" chart:class="chart:line">
            <chart:data-point chart:repeated="10"/>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Media total JBoss</text:p>
                <draw:g>
                  <svg:desc>comparativas.B26:comparativas.B26</svg:desc>
                </draw:g>
              </table:table-cell>
              <table:table-cell office:value-type="string">
                <text:p>Desviación estándar total Jboss</text:p>
                <draw:g>
                  <svg:desc>comparativas.C26:comparativas.C26</svg:desc>
                </draw:g>
              </table:table-cell>
              <table:table-cell office:value-type="string">
                <text:p>Media total Terracotta</text:p>
                <draw:g>
                  <svg:desc>comparativas.D26:comparativas.D26</svg:desc>
                </draw:g>
              </table:table-cell>
              <table:table-cell office:value-type="string">
                <text:p>Desviación estándar total Terracotta</text:p>
                <draw:g>
                  <svg:desc>comparativas.E26:comparativas.E26</svg:desc>
                </draw:g>
              </table:table-cell>
            </table:table-row>
          </table:table-header-rows>
          <table:table-rows>
            <table:table-row>
              <table:table-cell office:value-type="float" office:value="900">
                <text:p>900</text:p>
                <draw:g>
                  <svg:desc>comparativas.A27:comparativas.A36</svg:desc>
                </draw:g>
              </table:table-cell>
              <table:table-cell office:value-type="float" office:value="13.25">
                <text:p>13.25</text:p>
                <draw:g>
                  <svg:desc>comparativas.B27:comparativas.B36</svg:desc>
                </draw:g>
              </table:table-cell>
              <table:table-cell office:value-type="float" office:value="5.50749133417037">
                <text:p>5.50749133417037</text:p>
                <draw:g>
                  <svg:desc>comparativas.C27:comparativas.C36</svg:desc>
                </draw:g>
              </table:table-cell>
              <table:table-cell office:value-type="float" office:value="10.1458333333333">
                <text:p>10.1458333333333</text:p>
                <draw:g>
                  <svg:desc>comparativas.D27:comparativas.D36</svg:desc>
                </draw:g>
              </table:table-cell>
              <table:table-cell office:value-type="float" office:value="14.2702959746184">
                <text:p>14.2702959746184</text:p>
                <draw:g>
                  <svg:desc>comparativas.E27:comparativas.E36</svg:desc>
                </draw:g>
              </table:table-cell>
            </table:table-row>
            <table:table-row>
              <table:table-cell office:value-type="float" office:value="2000">
                <text:p>2000</text:p>
              </table:table-cell>
              <table:table-cell office:value-type="float" office:value="20.2291666666667">
                <text:p>20.2291666666667</text:p>
              </table:table-cell>
              <table:table-cell office:value-type="float" office:value="16.4753941341012">
                <text:p>16.4753941341012</text:p>
              </table:table-cell>
              <table:table-cell office:value-type="float" office:value="13.3333333333333">
                <text:p>13.3333333333333</text:p>
              </table:table-cell>
              <table:table-cell office:value-type="float" office:value="19.2304356536404">
                <text:p>19.2304356536404</text:p>
              </table:table-cell>
            </table:table-row>
            <table:table-row>
              <table:table-cell office:value-type="float" office:value="2600">
                <text:p>2600</text:p>
              </table:table-cell>
              <table:table-cell office:value-type="float" office:value="24.6041666666667">
                <text:p>24.6041666666667</text:p>
              </table:table-cell>
              <table:table-cell office:value-type="float" office:value="23.9381871154602">
                <text:p>23.9381871154602</text:p>
              </table:table-cell>
              <table:table-cell office:value-type="float" office:value="11.7916666666667">
                <text:p>11.7916666666667</text:p>
              </table:table-cell>
              <table:table-cell office:value-type="float" office:value="7.43166150463962">
                <text:p>7.43166150463962</text:p>
              </table:table-cell>
            </table:table-row>
            <table:table-row>
              <table:table-cell office:value-type="float" office:value="2900">
                <text:p>2900</text:p>
              </table:table-cell>
              <table:table-cell office:value-type="float" office:value="28.9791666666667">
                <text:p>28.9791666666667</text:p>
              </table:table-cell>
              <table:table-cell office:value-type="float" office:value="26.017185165854">
                <text:p>26.017185165854</text:p>
              </table:table-cell>
              <table:table-cell office:value-type="float" office:value="14">
                <text:p>14</text:p>
              </table:table-cell>
              <table:table-cell office:value-type="float" office:value="10.5075569397825">
                <text:p>10.5075569397825</text:p>
              </table:table-cell>
            </table:table-row>
            <table:table-row>
              <table:table-cell office:value-type="float" office:value="3000">
                <text:p>3000</text:p>
              </table:table-cell>
              <table:table-cell office:value-type="float" office:value="28.1041666666667">
                <text:p>28.1041666666667</text:p>
              </table:table-cell>
              <table:table-cell office:value-type="float" office:value="29.1470036602699">
                <text:p>29.1470036602699</text:p>
              </table:table-cell>
              <table:table-cell office:value-type="float" office:value="13.4791666666667">
                <text:p>13.4791666666667</text:p>
              </table:table-cell>
              <table:table-cell office:value-type="float" office:value="9.49411836911283">
                <text:p>9.49411836911283</text:p>
              </table:table-cell>
            </table:table-row>
            <table:table-row>
              <table:table-cell office:value-type="float" office:value="3600">
                <text:p>3600</text:p>
              </table:table-cell>
              <table:table-cell office:value-type="float" office:value="53.4166666666667">
                <text:p>53.4166666666667</text:p>
              </table:table-cell>
              <table:table-cell office:value-type="float" office:value="62.1581084137219">
                <text:p>62.1581084137219</text:p>
              </table:table-cell>
              <table:table-cell office:value-type="float" office:value="21.4583333333333">
                <text:p>21.4583333333333</text:p>
              </table:table-cell>
              <table:table-cell office:value-type="float" office:value="25.8313480717312">
                <text:p>25.8313480717312</text:p>
              </table:table-cell>
            </table:table-row>
            <table:table-row>
              <table:table-cell office:value-type="float" office:value="3800">
                <text:p>3800</text:p>
              </table:table-cell>
              <table:table-cell office:value-type="float" office:value="75.7083333333333">
                <text:p>75.7083333333333</text:p>
              </table:table-cell>
              <table:table-cell office:value-type="float" office:value="83.4155567416248">
                <text:p>83.4155567416248</text:p>
              </table:table-cell>
              <table:table-cell office:value-type="float" office:value="19.375">
                <text:p>19.375</text:p>
              </table:table-cell>
              <table:table-cell office:value-type="float" office:value="19.7385353448837">
                <text:p>19.7385353448837</text:p>
              </table:table-cell>
            </table:table-row>
            <table:table-row>
              <table:table-cell office:value-type="float" office:value="4400">
                <text:p>4400</text:p>
              </table:table-cell>
              <table:table-cell office:value-type="float" office:value="104.083333333333">
                <text:p>104.083333333333</text:p>
              </table:table-cell>
              <table:table-cell office:value-type="float" office:value="133.084679210535">
                <text:p>133.084679210535</text:p>
              </table:table-cell>
              <table:table-cell office:value-type="float" office:value="28.9583333333333">
                <text:p>28.9583333333333</text:p>
              </table:table-cell>
              <table:table-cell office:value-type="float" office:value="35.9452042842703">
                <text:p>35.9452042842703</text:p>
              </table:table-cell>
            </table:table-row>
            <table:table-row>
              <table:table-cell office:value-type="float" office:value="4800">
                <text:p>4800</text:p>
              </table:table-cell>
              <table:table-cell office:value-type="float" office:value="183.708333333333">
                <text:p>183.708333333333</text:p>
              </table:table-cell>
              <table:table-cell office:value-type="float" office:value="207.597281883045">
                <text:p>207.597281883045</text:p>
              </table:table-cell>
              <table:table-cell office:value-type="float" office:value="51.7708333333333">
                <text:p>51.7708333333333</text:p>
              </table:table-cell>
              <table:table-cell office:value-type="float" office:value="84.4550536949835">
                <text:p>84.4550536949835</text:p>
              </table:table-cell>
            </table:table-row>
            <table:table-row>
              <table:table-cell office:value-type="float" office:value="5100">
                <text:p>5100</text:p>
              </table:table-cell>
              <table:table-cell office:value-type="float" office:value="NaN">
                <text:p>NaN</text:p>
              </table:table-cell>
              <table:table-cell office:value-type="float" office:value="NaN">
                <text:p>NaN</text:p>
              </table:table-cell>
              <table:table-cell office:value-type="float" office:value="178.4375">
                <text:p>178.4375</text:p>
              </table:table-cell>
              <table:table-cell office:value-type="float" office:value="1368.85278606452">
                <text:p>1368.85278606452</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6cm" svg:y="5.365cm" style:legend-expansion="high" chart:style-name="ch3"/>
        <chart:plot-area chart:style-name="ch4" table:cell-range-address="'resultados - jboss'.N45:'resultados - jboss'.Q51 'resultados - jboss'.O44:'resultados - jboss'.Q44" chart:data-source-has-labels="row" svg:x="1.149cm" svg:y="1.899cm" svg:width="24.013cm" svg:height="9.199cm">
          <chartooo:coordinate-region svg:x="2.432cm" svg:y="2.098cm" svg:width="22.358cm" svg:height="8.353cm"/>
          <chart:axis chart:dimension="x" chart:name="primary-x" chart:style-name="ch5">
            <chart:title svg:x="11.523cm" svg:y="11.344cm" chart:style-name="ch6">
              <text:p>Cantidad de Usuarios</text:p>
            </chart:title>
          </chart:axis>
          <chart:axis chart:dimension="y" chart:name="primary-y" chart:style-name="ch7">
            <chart:grid chart:style-name="ch8" chart:class="major"/>
          </chart:axis>
          <chart:series chart:style-name="ch9"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10" chart:values-cell-range-address="'resultados - jboss'.P45:'resultados - jboss'.P51" chart:label-cell-address="'resultados - jboss'.P44:'resultados - jboss'.P44" chart:class="chart:scatter">
            <chart:data-point chart:repeated="7"/>
          </chart:series>
          <chart:series chart:style-name="ch11" chart:values-cell-range-address="'resultados - jboss'.Q45:'resultados - jboss'.Q51" chart:label-cell-address="'resultados - jboss'.Q44:'resultados - jboss'.Q44"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4.725cm" svg:height="14.445cm" xlink:href=".." xlink:type="simple" chart:class="chart:scatter" chart:style-name="ch1">
        <chart:title svg:x="10.321cm" svg:y="0.424cm" chart:style-name="ch2">
          <text:p>ST - JBoss - Cluster</text:p>
        </chart:title>
        <chart:legend chart:legend-position="end" svg:x="16.449cm" svg:y="6.386cm" style:legend-expansion="high" chart:style-name="ch3"/>
        <chart:plot-area chart:style-name="ch4" table:cell-range-address="'resultados - jboss'.N33:'resultados - jboss'.Q40 'resultados - jboss'.O32:'resultados - jboss'.Q32" chart:data-source-has-labels="row" svg:x="0.944cm" svg:y="2.067cm" svg:width="14.517cm" svg:height="11.67cm">
          <chartooo:coordinate-region svg:x="1.751cm" svg:y="2.28cm" svg:width="13.338cm" svg:height="10.784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4:'resultados - terracotta'.Y24" chart:data-source-has-labels="row" svg:x="1.091cm" svg:y="2.527cm" svg:width="21.269cm" svg:height="16.819cm">
          <chartooo:coordinate-region svg:x="2.665cm" svg:y="2.727cm" svg:width="19.323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chart-properties chart:solid-type="cuboid" chart:symbol-type="named-symbol" chart:symbol-name="diamond" chart:symbol-width="0.25cm" chart:symbol-height="0.25cm"/>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23cm" svg:height="14.202cm" xlink:href=".." xlink:type="simple" chart:class="chart:scatter" chart:style-name="ch1">
        <chart:title svg:x="9.246cm" svg:y="0.42cm" chart:style-name="ch2">
          <text:p>LT - JBoss - Cluster</text:p>
        </chart:title>
        <chart:legend chart:legend-position="end" svg:x="15.834cm" svg:y="5.318cm" style:legend-expansion="high" chart:style-name="ch3"/>
        <chart:plot-area chart:style-name="ch4" table:cell-range-address="'resultados - jboss'.T19:'resultados - jboss'.Y27 'resultados - jboss'.U18:'resultados - jboss'.Y18" chart:data-source-has-labels="row" svg:x="0.743cm" svg:y="1.708cm" svg:width="15.652cm" svg:height="12.128cm">
          <chartooo:coordinate-region svg:x="1.55cm" svg:y="1.921cm" svg:width="14.473cm" svg:height="11.242cm"/>
          <chart:axis chart:dimension="x" chart:name="primary-x" chart:style-name="ch5"/>
          <chart:axis chart:dimension="y" chart:name="primary-y" chart:style-name="ch5">
            <chart:grid chart:style-name="ch6" chart:class="major"/>
          </chart:axis>
          <chart:series chart:style-name="ch7"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8" chart:values-cell-range-address="'resultados - jboss'.V19:'resultados - jboss'.V27" chart:label-cell-address="'resultados - jboss'.V18:'resultados - jboss'.V18" chart:class="chart:scatter">
            <chart:data-point chart:repeated="7"/>
            <chart:data-point chart:style-name="ch9"/>
            <chart:data-point/>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718cm" svg:height="14.302cm" xlink:href=".." xlink:type="simple" chart:class="chart:scatter" chart:style-name="ch1">
        <chart:title svg:x="8.961cm" svg:y="0.422cm" chart:style-name="ch2">
          <text:p>LT - Terracotta - Cluster</text:p>
        </chart:title>
        <chart:legend chart:legend-position="end" svg:x="16.029cm" svg:y="5.368cm" style:legend-expansion="high" chart:style-name="ch3"/>
        <chart:plot-area chart:style-name="ch4" table:cell-range-address="'resultados - terracotta'.T15:'resultados - terracotta'.Y24 'resultados - terracotta'.U14:'resultados - terracotta'.Y14" chart:data-source-has-labels="row" svg:x="0.904cm" svg:y="2.059cm" svg:width="14.217cm" svg:height="11.537cm">
          <chartooo:coordinate-region svg:x="1.711cm" svg:y="2.271cm" svg:width="13.038cm" svg:height="10.65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12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34cm" svg:height="14.485cm" xlink:href=".." xlink:type="simple" chart:class="chart:scatter" chart:style-name="ch1">
        <chart:title svg:x="9.13cm" svg:y="0.425cm" chart:style-name="ch2">
          <text:p>NST - JBoss - Cluster</text:p>
        </chart:title>
        <chart:legend chart:legend-position="end" svg:x="15.945cm" svg:y="6.194cm" style:legend-expansion="high" chart:style-name="ch3"/>
        <chart:plot-area chart:style-name="ch4" table:cell-range-address="'resultados - jboss'.N45:'resultados - jboss'.Q51 'resultados - jboss'.O44:'resultados - jboss'.Q44" chart:data-source-has-labels="row" svg:x="0.902cm" svg:y="2.071cm" svg:width="14.139cm" svg:height="11.705cm">
          <chartooo:coordinate-region svg:x="1.894cm" svg:y="2.283cm" svg:width="12.775cm" svg:height="10.82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